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20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>
      <style:table-cell-properties fo:border-bottom="none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4" style:family="table-cell" style:parent-style-name="Pivot_20_Table_20_Value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Pivot_20_Table_20_Corner" style:data-style-name="N134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Pivot_20_Table_20_Category" style:data-style-name="N134">
      <style:table-cell-properties fo:border-bottom="0.99pt solid #000000" fo:border-left="none" fo:border-right="2.01pt solid #000000" fo:border-top="none"/>
    </style:style>
    <style:style style:name="ce45" style:family="table-cell" style:parent-style-name="Pivot_20_Table_20_Value" style:data-style-name="N134">
      <style:table-cell-properties fo:border-bottom="none" fo:border-left="none" fo:border-right="2.01pt solid #000000" fo:border-top="0.99pt solid #000000"/>
    </style:style>
    <style:style style:name="ce46" style:family="table-cell" style:parent-style-name="Pivot_20_Table_20_Value" style:data-style-name="N134">
      <style:table-cell-properties fo:border-bottom="none" fo:border-left="none" fo:border-right="2.01pt solid #000000" fo:border-top="none"/>
    </style:style>
    <style:style style:name="ce47" style:family="table-cell" style:parent-style-name="Pivot_20_Table_20_Value" style:data-style-name="N134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Result" style:data-style-name="N134">
      <style:table-cell-properties fo:border-bottom="2.01pt solid #000000" fo:border-left="none" fo:border-right="2.01pt solid #000000" fo:border-top="0.99pt solid #000000"/>
    </style:style>
    <style:style style:name="ce49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avgDiff</text:p>
          </table:table-cell>
          <table:table-cell office:value-type="string" calcext:value-type="string">
            <text:p>avgTime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23076923076923" calcext:value-type="float">
            <text:p>5.23076923076923</text:p>
          </table:table-cell>
          <table:table-cell office:value-type="float" office:value="0.0000463248" calcext:value-type="float">
            <text:p>0.000046324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39901477832512" calcext:value-type="float">
            <text:p>3.39901477832512</text:p>
          </table:table-cell>
          <table:table-cell office:value-type="float" office:value="0.0000199063" calcext:value-type="float">
            <text:p>0.0000199063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88275160962386" calcext:value-type="float">
            <text:p>1.88275160962386</text:p>
          </table:table-cell>
          <table:table-cell office:value-type="float" office:value="0.0000057221" calcext:value-type="float">
            <text:p>0.0000057221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9.1209677419355" calcext:value-type="float">
            <text:p>19.1209677419355</text:p>
          </table:table-cell>
          <table:table-cell office:value-type="float" office:value="0.000373385" calcext:value-type="float">
            <text:p>0.000373385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761904761905" calcext:value-type="float">
            <text:p>22.4761904761905</text:p>
          </table:table-cell>
          <table:table-cell office:value-type="float" office:value="0.0004063038" calcext:value-type="float">
            <text:p>0.000406303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479276" calcext:value-type="float">
            <text:p>0.000047927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5466666666667" calcext:value-type="float">
            <text:p>4.15466666666667</text:p>
          </table:table-cell>
          <table:table-cell office:value-type="float" office:value="0.0000204177" calcext:value-type="float">
            <text:p>0.0000204177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285338015803" calcext:value-type="float">
            <text:p>2.25285338015803</text:p>
          </table:table-cell>
          <table:table-cell office:value-type="float" office:value="0.0000063714" calcext:value-type="float">
            <text:p>0.0000063714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2991452991453" calcext:value-type="float">
            <text:p>5.2991452991453</text:p>
          </table:table-cell>
          <table:table-cell office:value-type="float" office:value="0.0000531007" calcext:value-type="float">
            <text:p>0.000053100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45320197044335" calcext:value-type="float">
            <text:p>3.45320197044335</text:p>
          </table:table-cell>
          <table:table-cell office:value-type="float" office:value="0.0000217537" calcext:value-type="float">
            <text:p>0.000021753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90308370044053" calcext:value-type="float">
            <text:p>1.90308370044053</text:p>
          </table:table-cell>
          <table:table-cell office:value-type="float" office:value="0.0000064267" calcext:value-type="float">
            <text:p>0.000006426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9.2096774193548" calcext:value-type="float">
            <text:p>19.2096774193548</text:p>
          </table:table-cell>
          <table:table-cell office:value-type="float" office:value="0.0004504926" calcext:value-type="float">
            <text:p>0.0004504926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0.0004974754" calcext:value-type="float">
            <text:p>0.0004974754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4285714285714" calcext:value-type="float">
            <text:p>6.84285714285714</text:p>
          </table:table-cell>
          <table:table-cell office:value-type="float" office:value="0.0000582569" calcext:value-type="float">
            <text:p>0.0000582569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4533333333333" calcext:value-type="float">
            <text:p>4.24533333333333</text:p>
          </table:table-cell>
          <table:table-cell office:value-type="float" office:value="0.0000239897" calcext:value-type="float">
            <text:p>0.000023989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9323968393327" calcext:value-type="float">
            <text:p>2.29323968393327</text:p>
          </table:table-cell>
          <table:table-cell office:value-type="float" office:value="0.0000074574" calcext:value-type="float">
            <text:p>0.000007457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28205128205128" calcext:value-type="float">
            <text:p>5.28205128205128</text:p>
          </table:table-cell>
          <table:table-cell office:value-type="float" office:value="0.000058642" calcext:value-type="float">
            <text:p>0.000058642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43349753694581" calcext:value-type="float">
            <text:p>3.43349753694581</text:p>
          </table:table-cell>
          <table:table-cell office:value-type="float" office:value="0.0000243103" calcext:value-type="float">
            <text:p>0.0000243103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89562860047442" calcext:value-type="float">
            <text:p>1.89562860047442</text:p>
          </table:table-cell>
          <table:table-cell office:value-type="float" office:value="0.0000069761" calcext:value-type="float">
            <text:p>0.0000069761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761904761905" calcext:value-type="float">
            <text:p>22.4761904761905</text:p>
          </table:table-cell>
          <table:table-cell office:value-type="float" office:value="0.0005288005" calcext:value-type="float">
            <text:p>0.000528800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637645" calcext:value-type="float">
            <text:p>0.000063764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275387767047" calcext:value-type="float">
            <text:p>2.27275387767047</text:p>
          </table:table-cell>
          <table:table-cell office:value-type="float" office:value="0.0000078501" calcext:value-type="float">
            <text:p>0.0000078501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28205128205128" calcext:value-type="float">
            <text:p>5.28205128205128</text:p>
          </table:table-cell>
          <table:table-cell office:value-type="float" office:value="0.0000639297" calcext:value-type="float">
            <text:p>0.0000639297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44334975369458" calcext:value-type="float">
            <text:p>3.44334975369458</text:p>
          </table:table-cell>
          <table:table-cell office:value-type="float" office:value="0.0000255211" calcext:value-type="float">
            <text:p>0.0000255211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90376143680108" calcext:value-type="float">
            <text:p>1.90376143680108</text:p>
          </table:table-cell>
          <table:table-cell office:value-type="float" office:value="0.0000073977" calcext:value-type="float">
            <text:p>0.0000073977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1111111111111" calcext:value-type="float">
            <text:p>23.1111111111111</text:p>
          </table:table-cell>
          <table:table-cell office:value-type="float" office:value="0.000582876" calcext:value-type="float">
            <text:p>0.00058287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0.0000702099" calcext:value-type="float">
            <text:p>0.0000702099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680128767925" calcext:value-type="float">
            <text:p>2.28680128767925</text:p>
          </table:table-cell>
          <table:table-cell office:value-type="float" office:value="0.0000087011" calcext:value-type="float">
            <text:p>0.0000087011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0.0000925874" calcext:value-type="float">
            <text:p>0.000092587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3.89655172413793" calcext:value-type="float">
            <text:p>3.89655172413793</text:p>
          </table:table-cell>
          <table:table-cell office:value-type="float" office:value="0.0000348049" calcext:value-type="float">
            <text:p>0.0000348049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04608607251779" calcext:value-type="float">
            <text:p>2.04608607251779</text:p>
          </table:table-cell>
          <table:table-cell office:value-type="float" office:value="0.0000093895" calcext:value-type="float">
            <text:p>0.0000093895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031746031746" calcext:value-type="float">
            <text:p>22.6031746031746</text:p>
          </table:table-cell>
          <table:table-cell office:value-type="float" office:value="0.0008336063" calcext:value-type="float">
            <text:p>0.0008336063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0.0001062891" calcext:value-type="float">
            <text:p>0.0001062891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39244951712" calcext:value-type="float">
            <text:p>2.2739244951712</text:p>
          </table:table-cell>
          <table:table-cell office:value-type="float" office:value="0.0000111363" calcext:value-type="float">
            <text:p>0.0000111363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0.0000716072" calcext:value-type="float">
            <text:p>0.000071607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3.89162561576355" calcext:value-type="float">
            <text:p>3.89162561576355</text:p>
          </table:table-cell>
          <table:table-cell office:value-type="float" office:value="0.0000288632" calcext:value-type="float">
            <text:p>0.000028863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04676380887835" calcext:value-type="float">
            <text:p>2.04676380887835</text:p>
          </table:table-cell>
          <table:table-cell office:value-type="float" office:value="0.0000083225" calcext:value-type="float">
            <text:p>0.0000083225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349206349206" calcext:value-type="float">
            <text:p>22.6349206349206</text:p>
          </table:table-cell>
          <table:table-cell office:value-type="float" office:value="0.0006603781" calcext:value-type="float">
            <text:p>0.0006603781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827378" calcext:value-type="float">
            <text:p>0.000082737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39244951712" calcext:value-type="float">
            <text:p>2.2739244951712</text:p>
          </table:table-cell>
          <table:table-cell office:value-type="float" office:value="0.0000097739" calcext:value-type="float">
            <text:p>0.0000097739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random_terms_large</text:p>
          </table:table-cell>
          <table:table-cell office:value-type="float" office:value="6.35897435897436" calcext:value-type="float">
            <text:p>6.35897435897436</text:p>
          </table:table-cell>
          <table:table-cell office:value-type="float" office:value="0.0001217861" calcext:value-type="float">
            <text:p>0.0001217861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random_terms_medium</text:p>
          </table:table-cell>
          <table:table-cell office:value-type="float" office:value="3.87684729064039" calcext:value-type="float">
            <text:p>3.87684729064039</text:p>
          </table:table-cell>
          <table:table-cell office:value-type="float" office:value="0.0000451302" calcext:value-type="float">
            <text:p>0.0000451302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random_terms_small</text:p>
          </table:table-cell>
          <table:table-cell office:value-type="float" office:value="2.04201965435446" calcext:value-type="float">
            <text:p>2.04201965435446</text:p>
          </table:table-cell>
          <table:table-cell office:value-type="float" office:value="0.0000115478" calcext:value-type="float">
            <text:p>0.0000115478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11470655" calcext:value-type="float">
            <text:p>0.0011470655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1378025" calcext:value-type="float">
            <text:p>0.0001378025</text:p>
          </table:table-cell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3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982733391864" calcext:value-type="float">
            <text:p>2.26982733391864</text:p>
          </table:table-cell>
          <table:table-cell office:value-type="float" office:value="0.0000128798" calcext:value-type="float">
            <text:p>0.0000128798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random_terms_large</text:p>
          </table:table-cell>
          <table:table-cell office:value-type="float" office:value="6.35897435897436" calcext:value-type="float">
            <text:p>6.35897435897436</text:p>
          </table:table-cell>
          <table:table-cell office:value-type="float" office:value="0.0001478374" calcext:value-type="float">
            <text:p>0.0001478374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random_terms_medium</text:p>
          </table:table-cell>
          <table:table-cell office:value-type="float" office:value="3.87192118226601" calcext:value-type="float">
            <text:p>3.87192118226601</text:p>
          </table:table-cell>
          <table:table-cell office:value-type="float" office:value="0.0000542551" calcext:value-type="float">
            <text:p>0.0000542551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random_terms_small</text:p>
          </table:table-cell>
          <table:table-cell office:value-type="float" office:value="2.04201965435446" calcext:value-type="float">
            <text:p>2.04201965435446</text:p>
          </table:table-cell>
          <table:table-cell office:value-type="float" office:value="0.000013372" calcext:value-type="float">
            <text:p>0.000013372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14100209" calcext:value-type="float">
            <text:p>0.0014100209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1712963" calcext:value-type="float">
            <text:p>0.0001712963</text:p>
          </table:table-cell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5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924202516828" calcext:value-type="float">
            <text:p>2.26924202516828</text:p>
          </table:table-cell>
          <table:table-cell office:value-type="float" office:value="0.0000153329" calcext:value-type="float">
            <text:p>0.0000153329</text:p>
          </table:table-cell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random_terms_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random_terms_medium</text:p>
          </table:table-cell>
          <table:table-cell office:value-type="float" office:value="3.87684729064039" calcext:value-type="float">
            <text:p>3.87684729064039</text:p>
          </table:table-cell>
          <table:table-cell office:value-type="float" office:value="0.0000677226" calcext:value-type="float">
            <text:p>0.0000677226</text:p>
          </table:table-cell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random_terms_small</text:p>
          </table:table-cell>
          <table:table-cell office:value-type="float" office:value="2.04201965435446" calcext:value-type="float">
            <text:p>2.04201965435446</text:p>
          </table:table-cell>
          <table:table-cell office:value-type="float" office:value="0.000016289" calcext:value-type="float">
            <text:p>0.000016289</text:p>
          </table:table-cell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396825396825" calcext:value-type="float">
            <text:p>22.5396825396825</text:p>
          </table:table-cell>
          <table:table-cell office:value-type="float" office:value="0.0017614113" calcext:value-type="float">
            <text:p>0.0017614113</text:p>
          </table:table-cell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2167067" calcext:value-type="float">
            <text:p>0.0002167067</text:p>
          </table:table-cell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7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982733391864" calcext:value-type="float">
            <text:p>2.26982733391864</text:p>
          </table:table-cell>
          <table:table-cell office:value-type="float" office:value="0.0000184806" calcext:value-type="float">
            <text:p>0.0000184806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medium</text:p>
          </table:table-cell>
          <table:table-cell office:value-type="float" office:value="3.87684729064039" calcext:value-type="float">
            <text:p>3.87684729064039</text:p>
          </table:table-cell>
          <table:table-cell office:value-type="float" office:value="0.0000782545" calcext:value-type="float">
            <text:p>0.0000782545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04201965435446" calcext:value-type="float">
            <text:p>2.04201965435446</text:p>
          </table:table-cell>
          <table:table-cell office:value-type="float" office:value="0.0000184059" calcext:value-type="float">
            <text:p>0.0000184059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20598603" calcext:value-type="float">
            <text:p>0.0020598603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254749" calcext:value-type="float">
            <text:p>0.000254749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982733391864" calcext:value-type="float">
            <text:p>2.26982733391864</text:p>
          </table:table-cell>
          <table:table-cell office:value-type="float" office:value="0.0000208198" calcext:value-type="float">
            <text:p>0.0000208198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0.0000297555" calcext:value-type="float">
            <text:p>0.0000297555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medium</text:p>
          </table:table-cell>
          <table:table-cell office:value-type="float" office:value="3.42364532019704" calcext:value-type="float">
            <text:p>3.42364532019704</text:p>
          </table:table-cell>
          <table:table-cell office:value-type="float" office:value="0.0000133648" calcext:value-type="float">
            <text:p>0.0000133648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small</text:p>
          </table:table-cell>
          <table:table-cell office:value-type="float" office:value="1.87665198237885" calcext:value-type="float">
            <text:p>1.87665198237885</text:p>
          </table:table-cell>
          <table:table-cell office:value-type="float" office:value="0.0000042165" calcext:value-type="float">
            <text:p>0.0000042165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huge</text:p>
          </table:table-cell>
          <table:table-cell office:value-type="float" office:value="19.0645161290323" calcext:value-type="float">
            <text:p>19.0645161290323</text:p>
          </table:table-cell>
          <table:table-cell office:value-type="float" office:value="0.000250961" calcext:value-type="float">
            <text:p>0.000250961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126984126984" calcext:value-type="float">
            <text:p>22.4126984126984</text:p>
          </table:table-cell>
          <table:table-cell office:value-type="float" office:value="0.0002651173" calcext:value-type="float">
            <text:p>0.0002651173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5" calcext:value-type="float">
            <text:p>6.65</text:p>
          </table:table-cell>
          <table:table-cell office:value-type="float" office:value="0.0000313133" calcext:value-type="float">
            <text:p>0.0000313133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1466666666667" calcext:value-type="float">
            <text:p>4.11466666666667</text:p>
          </table:table-cell>
          <table:table-cell office:value-type="float" office:value="0.0000146948" calcext:value-type="float">
            <text:p>0.0000146948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11969563945" calcext:value-type="float">
            <text:p>2.2311969563945</text:p>
          </table:table-cell>
          <table:table-cell office:value-type="float" office:value="0.0000047961" calcext:value-type="float">
            <text:p>0.0000047961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0.0000358079" calcext:value-type="float">
            <text:p>0.0000358079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medium</text:p>
          </table:table-cell>
          <table:table-cell office:value-type="float" office:value="3.39901477832512" calcext:value-type="float">
            <text:p>3.39901477832512</text:p>
          </table:table-cell>
          <table:table-cell office:value-type="float" office:value="0.0000162637" calcext:value-type="float">
            <text:p>0.0000162637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small</text:p>
          </table:table-cell>
          <table:table-cell office:value-type="float" office:value="1.87665198237885" calcext:value-type="float">
            <text:p>1.87665198237885</text:p>
          </table:table-cell>
          <table:table-cell office:value-type="float" office:value="0.0000050505" calcext:value-type="float">
            <text:p>0.0000050505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huge</text:p>
          </table:table-cell>
          <table:table-cell office:value-type="float" office:value="19.0967741935484" calcext:value-type="float">
            <text:p>19.0967741935484</text:p>
          </table:table-cell>
          <table:table-cell office:value-type="float" office:value="0.0003063441" calcext:value-type="float">
            <text:p>0.0003063441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126984126984" calcext:value-type="float">
            <text:p>22.4126984126984</text:p>
          </table:table-cell>
          <table:table-cell office:value-type="float" office:value="0.0003202228" calcext:value-type="float">
            <text:p>0.0003202228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" calcext:value-type="float">
            <text:p>6.7</text:p>
          </table:table-cell>
          <table:table-cell office:value-type="float" office:value="0.0000377889" calcext:value-type="float">
            <text:p>0.0000377889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4133333333333" calcext:value-type="float">
            <text:p>4.14133333333333</text:p>
          </table:table-cell>
          <table:table-cell office:value-type="float" office:value="0.0000175243" calcext:value-type="float">
            <text:p>0.0000175243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705004389816" calcext:value-type="float">
            <text:p>2.23705004389816</text:p>
          </table:table-cell>
          <table:table-cell office:value-type="float" office:value="0.0000057318" calcext:value-type="float">
            <text:p>0.0000057318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large</text:p>
          </table:table-cell>
          <table:table-cell office:value-type="float" office:value="5.23076923076923" calcext:value-type="float">
            <text:p>5.23076923076923</text:p>
          </table:table-cell>
          <table:table-cell office:value-type="float" office:value="0.0000511112" calcext:value-type="float">
            <text:p>0.0000511112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medium</text:p>
          </table:table-cell>
          <table:table-cell office:value-type="float" office:value="3.40886699507389" calcext:value-type="float">
            <text:p>3.40886699507389</text:p>
          </table:table-cell>
          <table:table-cell office:value-type="float" office:value="0.0000220572" calcext:value-type="float">
            <text:p>0.0000220572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small</text:p>
          </table:table-cell>
          <table:table-cell office:value-type="float" office:value="1.88478481870552" calcext:value-type="float">
            <text:p>1.88478481870552</text:p>
          </table:table-cell>
          <table:table-cell office:value-type="float" office:value="0.0000065794" calcext:value-type="float">
            <text:p>0.0000065794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huge</text:p>
          </table:table-cell>
          <table:table-cell office:value-type="float" office:value="19.1854838709677" calcext:value-type="float">
            <text:p>19.1854838709677</text:p>
          </table:table-cell>
          <table:table-cell office:value-type="float" office:value="0.0004296785" calcext:value-type="float">
            <text:p>0.0004296785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126984126984" calcext:value-type="float">
            <text:p>22.4126984126984</text:p>
          </table:table-cell>
          <table:table-cell office:value-type="float" office:value="0.0004384987" calcext:value-type="float">
            <text:p>0.0004384987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4285714285714" calcext:value-type="float">
            <text:p>6.74285714285714</text:p>
          </table:table-cell>
          <table:table-cell office:value-type="float" office:value="0.0000552048" calcext:value-type="float">
            <text:p>0.0000552048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6533333333333" calcext:value-type="float">
            <text:p>4.16533333333333</text:p>
          </table:table-cell>
          <table:table-cell office:value-type="float" office:value="0.0000241725" calcext:value-type="float">
            <text:p>0.0000241725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99268364062" calcext:value-type="float">
            <text:p>2.2499268364062</text:p>
          </table:table-cell>
          <table:table-cell office:value-type="float" office:value="0.0000074581" calcext:value-type="float">
            <text:p>0.0000074581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0.0001796813" calcext:value-type="float">
            <text:p>0.0001796813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medium</text:p>
          </table:table-cell>
          <table:table-cell office:value-type="float" office:value="3.87192118226601" calcext:value-type="float">
            <text:p>3.87192118226601</text:p>
          </table:table-cell>
          <table:table-cell office:value-type="float" office:value="0.0000646212" calcext:value-type="float">
            <text:p>0.0000646212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small</text:p>
          </table:table-cell>
          <table:table-cell office:value-type="float" office:value="2.04201965435446" calcext:value-type="float">
            <text:p>2.04201965435446</text:p>
          </table:table-cell>
          <table:table-cell office:value-type="float" office:value="0.0000161076" calcext:value-type="float">
            <text:p>0.0000161076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16691374" calcext:value-type="float">
            <text:p>0.0016691374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2046571" calcext:value-type="float">
            <text:p>0.0002046571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924202516828" calcext:value-type="float">
            <text:p>2.26924202516828</text:p>
          </table:table-cell>
          <table:table-cell office:value-type="float" office:value="0.0000182067" calcext:value-type="float">
            <text:p>0.0000182067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4.85470085470085" calcext:value-type="float">
            <text:p>4.85470085470085</text:p>
          </table:table-cell>
          <table:table-cell office:value-type="float" office:value="0.0000423654" calcext:value-type="float">
            <text:p>0.0000423654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27093596059113" calcext:value-type="float">
            <text:p>3.27093596059113</text:p>
          </table:table-cell>
          <table:table-cell office:value-type="float" office:value="0.0000175771" calcext:value-type="float">
            <text:p>0.0000175771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74313791934937" calcext:value-type="float">
            <text:p>1.74313791934937</text:p>
          </table:table-cell>
          <table:table-cell office:value-type="float" office:value="0.0000052644" calcext:value-type="float">
            <text:p>0.0000052644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3225806451613" calcext:value-type="float">
            <text:p>18.3225806451613</text:p>
          </table:table-cell>
          <table:table-cell office:value-type="float" office:value="0.0003658411" calcext:value-type="float">
            <text:p>0.0003658411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2857142857143" calcext:value-type="float">
            <text:p>22.2857142857143</text:p>
          </table:table-cell>
          <table:table-cell office:value-type="float" office:value="0.0003912245" calcext:value-type="float">
            <text:p>0.0003912245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714285714286" calcext:value-type="float">
            <text:p>6.75714285714286</text:p>
          </table:table-cell>
          <table:table-cell office:value-type="float" office:value="0.0000461027" calcext:value-type="float">
            <text:p>0.0000461027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3866666666667" calcext:value-type="float">
            <text:p>4.13866666666667</text:p>
          </table:table-cell>
          <table:table-cell office:value-type="float" office:value="0.0000196618" calcext:value-type="float">
            <text:p>0.0000196618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412350014633" calcext:value-type="float">
            <text:p>2.23412350014633</text:p>
          </table:table-cell>
          <table:table-cell office:value-type="float" office:value="0.000006121" calcext:value-type="float">
            <text:p>0.00000612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4.92307692307692" calcext:value-type="float">
            <text:p>4.92307692307692</text:p>
          </table:table-cell>
          <table:table-cell office:value-type="float" office:value="0.000050364" calcext:value-type="float">
            <text:p>0.000050364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29556650246305" calcext:value-type="float">
            <text:p>3.29556650246305</text:p>
          </table:table-cell>
          <table:table-cell office:value-type="float" office:value="0.0000204988" calcext:value-type="float">
            <text:p>0.0000204988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76075906472382" calcext:value-type="float">
            <text:p>1.76075906472382</text:p>
          </table:table-cell>
          <table:table-cell office:value-type="float" office:value="0.000005979" calcext:value-type="float">
            <text:p>0.000005979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8.3790322580645" calcext:value-type="float">
            <text:p>18.3790322580645</text:p>
          </table:table-cell>
          <table:table-cell office:value-type="float" office:value="0.0004281045" calcext:value-type="float">
            <text:p>0.0004281045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492063492063" calcext:value-type="float">
            <text:p>22.3492063492063</text:p>
          </table:table-cell>
          <table:table-cell office:value-type="float" office:value="0.000466033" calcext:value-type="float">
            <text:p>0.000466033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714285714286" calcext:value-type="float">
            <text:p>6.75714285714286</text:p>
          </table:table-cell>
          <table:table-cell office:value-type="float" office:value="0.0000547921" calcext:value-type="float">
            <text:p>0.000054792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0533333333333" calcext:value-type="float">
            <text:p>4.20533333333333</text:p>
          </table:table-cell>
          <table:table-cell office:value-type="float" office:value="0.0000226809" calcext:value-type="float">
            <text:p>0.0000226809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460930640913" calcext:value-type="float">
            <text:p>2.25460930640913</text:p>
          </table:table-cell>
          <table:table-cell office:value-type="float" office:value="0.0000068985" calcext:value-type="float">
            <text:p>0.0000068985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4.88888888888889" calcext:value-type="float">
            <text:p>4.88888888888889</text:p>
          </table:table-cell>
          <table:table-cell office:value-type="float" office:value="0.0000576958" calcext:value-type="float">
            <text:p>0.0000576958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29556650246305" calcext:value-type="float">
            <text:p>3.29556650246305</text:p>
          </table:table-cell>
          <table:table-cell office:value-type="float" office:value="0.0000226362" calcext:value-type="float">
            <text:p>0.0000226362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75330396475771" calcext:value-type="float">
            <text:p>1.75330396475771</text:p>
          </table:table-cell>
          <table:table-cell office:value-type="float" office:value="0.0000066318" calcext:value-type="float">
            <text:p>0.0000066318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396825396825" calcext:value-type="float">
            <text:p>22.5396825396825</text:p>
          </table:table-cell>
          <table:table-cell office:value-type="float" office:value="0.000518286" calcext:value-type="float">
            <text:p>0.000518286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620413" calcext:value-type="float">
            <text:p>0.0000620413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460930640913" calcext:value-type="float">
            <text:p>2.25460930640913</text:p>
          </table:table-cell>
          <table:table-cell office:value-type="float" office:value="0.0000076589" calcext:value-type="float">
            <text:p>0.0000076589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4.92307692307692" calcext:value-type="float">
            <text:p>4.92307692307692</text:p>
          </table:table-cell>
          <table:table-cell office:value-type="float" office:value="0.0000629534" calcext:value-type="float">
            <text:p>0.0000629534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35960591133005" calcext:value-type="float">
            <text:p>3.35960591133005</text:p>
          </table:table-cell>
          <table:table-cell office:value-type="float" office:value="0.0000244667" calcext:value-type="float">
            <text:p>0.0000244667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77431379193494" calcext:value-type="float">
            <text:p>1.77431379193494</text:p>
          </table:table-cell>
          <table:table-cell office:value-type="float" office:value="0.0000070915" calcext:value-type="float">
            <text:p>0.0000070915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952380952381" calcext:value-type="float">
            <text:p>22.952380952381</text:p>
          </table:table-cell>
          <table:table-cell office:value-type="float" office:value="0.0005553814" calcext:value-type="float">
            <text:p>0.0005553814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9" calcext:value-type="float">
            <text:p>6.9</text:p>
          </table:table-cell>
          <table:table-cell office:value-type="float" office:value="0.0000670236" calcext:value-type="float">
            <text:p>0.0000670236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914252268071" calcext:value-type="float">
            <text:p>2.28914252268071</text:p>
          </table:table-cell>
          <table:table-cell office:value-type="float" office:value="0.0000081351" calcext:value-type="float">
            <text:p>0.0000081351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4.90598290598291" calcext:value-type="float">
            <text:p>4.90598290598291</text:p>
          </table:table-cell>
          <table:table-cell office:value-type="float" office:value="0.0000798083" calcext:value-type="float">
            <text:p>0.0000798083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3.35467980295567" calcext:value-type="float">
            <text:p>3.35467980295567</text:p>
          </table:table-cell>
          <table:table-cell office:value-type="float" office:value="0.0000290229" calcext:value-type="float">
            <text:p>0.0000290229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76211453744493" calcext:value-type="float">
            <text:p>1.76211453744493</text:p>
          </table:table-cell>
          <table:table-cell office:value-type="float" office:value="0.0000080034" calcext:value-type="float">
            <text:p>0.0000080034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492063492063" calcext:value-type="float">
            <text:p>22.3492063492063</text:p>
          </table:table-cell>
          <table:table-cell office:value-type="float" office:value="0.0006518358" calcext:value-type="float">
            <text:p>0.0006518358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809095" calcext:value-type="float">
            <text:p>0.0000809095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875621890547" calcext:value-type="float">
            <text:p>2.24875621890547</text:p>
          </table:table-cell>
          <table:table-cell office:value-type="float" office:value="0.0000092484" calcext:value-type="float">
            <text:p>0.0000092484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4.90598290598291" calcext:value-type="float">
            <text:p>4.90598290598291</text:p>
          </table:table-cell>
          <table:table-cell office:value-type="float" office:value="0.0001002715" calcext:value-type="float">
            <text:p>0.0001002715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3.35960591133005" calcext:value-type="float">
            <text:p>3.35960591133005</text:p>
          </table:table-cell>
          <table:table-cell office:value-type="float" office:value="0.0000351608" calcext:value-type="float">
            <text:p>0.0000351608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76211453744493" calcext:value-type="float">
            <text:p>1.76211453744493</text:p>
          </table:table-cell>
          <table:table-cell office:value-type="float" office:value="0.0000092085" calcext:value-type="float">
            <text:p>0.0000092085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492063492063" calcext:value-type="float">
            <text:p>22.3492063492063</text:p>
          </table:table-cell>
          <table:table-cell office:value-type="float" office:value="0.0007990143" calcext:value-type="float">
            <text:p>0.0007990143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7857142857143" calcext:value-type="float">
            <text:p>6.77857142857143</text:p>
          </table:table-cell>
          <table:table-cell office:value-type="float" office:value="0.0001010215" calcext:value-type="float">
            <text:p>0.0001010215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934152765584" calcext:value-type="float">
            <text:p>2.24934152765584</text:p>
          </table:table-cell>
          <table:table-cell office:value-type="float" office:value="0.0000104452" calcext:value-type="float">
            <text:p>0.0000104452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random_terms_large</text:p>
          </table:table-cell>
          <table:table-cell office:value-type="float" office:value="4.82051282051282" calcext:value-type="float">
            <text:p>4.82051282051282</text:p>
          </table:table-cell>
          <table:table-cell office:value-type="float" office:value="0.0000268916" calcext:value-type="float">
            <text:p>0.0000268916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random_terms_medium</text:p>
          </table:table-cell>
          <table:table-cell office:value-type="float" office:value="3.29064039408867" calcext:value-type="float">
            <text:p>3.29064039408867</text:p>
          </table:table-cell>
          <table:table-cell office:value-type="float" office:value="0.0000117663" calcext:value-type="float">
            <text:p>0.0000117663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random_terms_small</text:p>
          </table:table-cell>
          <table:table-cell office:value-type="float" office:value="1.73432734666215" calcext:value-type="float">
            <text:p>1.73432734666215</text:p>
          </table:table-cell>
          <table:table-cell office:value-type="float" office:value="0.000003746" calcext:value-type="float">
            <text:p>0.000003746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random_terms_huge</text:p>
          </table:table-cell>
          <table:table-cell office:value-type="float" office:value="18.258064516129" calcext:value-type="float">
            <text:p>18.258064516129</text:p>
          </table:table-cell>
          <table:table-cell office:value-type="float" office:value="0.0002253737" calcext:value-type="float">
            <text:p>0.0002253737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no_div_random_terms_huge</text:p>
          </table:table-cell>
          <table:table-cell office:value-type="float" office:value="22.1587301587302" calcext:value-type="float">
            <text:p>22.1587301587302</text:p>
          </table:table-cell>
          <table:table-cell office:value-type="float" office:value="0.0002375491" calcext:value-type="float">
            <text:p>0.0002375491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3571428571429" calcext:value-type="float">
            <text:p>6.63571428571429</text:p>
          </table:table-cell>
          <table:table-cell office:value-type="float" office:value="0.0000283554" calcext:value-type="float">
            <text:p>0.0000283554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9333333333333" calcext:value-type="float">
            <text:p>4.09333333333333</text:p>
          </table:table-cell>
          <table:table-cell office:value-type="float" office:value="0.0000134144" calcext:value-type="float">
            <text:p>0.0000134144</text:p>
          </table:table-cell>
        </table:table-row>
        <table:table-row table:style-name="ro1">
          <table:table-cell office:value-type="string" calcext:value-type="string">
            <text:p>math_no_diff_int_no_div_KBC_max_term_size_3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0602868012877" calcext:value-type="float">
            <text:p>2.20602868012877</text:p>
          </table:table-cell>
          <table:table-cell office:value-type="float" office:value="0.0000044327" calcext:value-type="float">
            <text:p>0.0000044327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random_terms_large</text:p>
          </table:table-cell>
          <table:table-cell office:value-type="float" office:value="4.83760683760684" calcext:value-type="float">
            <text:p>4.83760683760684</text:p>
          </table:table-cell>
          <table:table-cell office:value-type="float" office:value="0.0000501449" calcext:value-type="float">
            <text:p>0.0000501449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random_terms_medium</text:p>
          </table:table-cell>
          <table:table-cell office:value-type="float" office:value="3.27586206896552" calcext:value-type="float">
            <text:p>3.27586206896552</text:p>
          </table:table-cell>
          <table:table-cell office:value-type="float" office:value="0.0000209244" calcext:value-type="float">
            <text:p>0.0000209244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random_terms_small</text:p>
          </table:table-cell>
          <table:table-cell office:value-type="float" office:value="1.74246018298882" calcext:value-type="float">
            <text:p>1.74246018298882</text:p>
          </table:table-cell>
          <table:table-cell office:value-type="float" office:value="0.0000061892" calcext:value-type="float">
            <text:p>0.0000061892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random_terms_huge</text:p>
          </table:table-cell>
          <table:table-cell office:value-type="float" office:value="18.3870967741935" calcext:value-type="float">
            <text:p>18.3870967741935</text:p>
          </table:table-cell>
          <table:table-cell office:value-type="float" office:value="0.0004068759" calcext:value-type="float">
            <text:p>0.0004068759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no_div_random_terms_huge</text:p>
          </table:table-cell>
          <table:table-cell office:value-type="float" office:value="22.1587301587302" calcext:value-type="float">
            <text:p>22.1587301587302</text:p>
          </table:table-cell>
          <table:table-cell office:value-type="float" office:value="0.0004163668" calcext:value-type="float">
            <text:p>0.0004163668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2857142857143" calcext:value-type="float">
            <text:p>6.72857142857143</text:p>
          </table:table-cell>
          <table:table-cell office:value-type="float" office:value="0.0000526146" calcext:value-type="float">
            <text:p>0.0000526146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44" calcext:value-type="float">
            <text:p>4.144</text:p>
          </table:table-cell>
          <table:table-cell office:value-type="float" office:value="0.0000228619" calcext:value-type="float">
            <text:p>0.0000228619</text:p>
          </table:table-cell>
        </table:table-row>
        <table:table-row table:style-name="ro1">
          <table:table-cell office:value-type="string" calcext:value-type="string">
            <text:p>math_no_diff_int_no_div_KBC_max_term_size_6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2475856014047" calcext:value-type="float">
            <text:p>2.22475856014047</text:p>
          </table:table-cell>
          <table:table-cell office:value-type="float" office:value="0.000007099" calcext:value-type="float">
            <text:p>0.000007099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random_terms_large</text:p>
          </table:table-cell>
          <table:table-cell office:value-type="float" office:value="4.82051282051282" calcext:value-type="float">
            <text:p>4.82051282051282</text:p>
          </table:table-cell>
          <table:table-cell office:value-type="float" office:value="0.000033496" calcext:value-type="float">
            <text:p>0.000033496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random_terms_medium</text:p>
          </table:table-cell>
          <table:table-cell office:value-type="float" office:value="3.26600985221675" calcext:value-type="float">
            <text:p>3.26600985221675</text:p>
          </table:table-cell>
          <table:table-cell office:value-type="float" office:value="0.000014859" calcext:value-type="float">
            <text:p>0.000014859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random_terms_small</text:p>
          </table:table-cell>
          <table:table-cell office:value-type="float" office:value="1.73432734666215" calcext:value-type="float">
            <text:p>1.73432734666215</text:p>
          </table:table-cell>
          <table:table-cell office:value-type="float" office:value="0.000004582" calcext:value-type="float">
            <text:p>0.000004582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random_terms_huge</text:p>
          </table:table-cell>
          <table:table-cell office:value-type="float" office:value="18.3064516129032" calcext:value-type="float">
            <text:p>18.3064516129032</text:p>
          </table:table-cell>
          <table:table-cell office:value-type="float" office:value="0.0002829976" calcext:value-type="float">
            <text:p>0.0002829976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no_div_random_terms_huge</text:p>
          </table:table-cell>
          <table:table-cell office:value-type="float" office:value="22.1587301587302" calcext:value-type="float">
            <text:p>22.1587301587302</text:p>
          </table:table-cell>
          <table:table-cell office:value-type="float" office:value="0.0002956858" calcext:value-type="float">
            <text:p>0.0002956858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8571428571429" calcext:value-type="float">
            <text:p>6.68571428571429</text:p>
          </table:table-cell>
          <table:table-cell office:value-type="float" office:value="0.0000348725" calcext:value-type="float">
            <text:p>0.0000348725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2" calcext:value-type="float">
            <text:p>4.12</text:p>
          </table:table-cell>
          <table:table-cell office:value-type="float" office:value="0.0000163231" calcext:value-type="float">
            <text:p>0.0000163231</text:p>
          </table:table-cell>
        </table:table-row>
        <table:table-row table:style-name="ro1">
          <table:table-cell office:value-type="string" calcext:value-type="string">
            <text:p>math_no_diff_int_no_div_KBC_max_term_size_4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1188176763243" calcext:value-type="float">
            <text:p>2.21188176763243</text:p>
          </table:table-cell>
          <table:table-cell office:value-type="float" office:value="0.00000537" calcext:value-type="float">
            <text:p>0.00000537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random_terms_large</text:p>
          </table:table-cell>
          <table:table-cell office:value-type="float" office:value="4.92307692307692" calcext:value-type="float">
            <text:p>4.92307692307692</text:p>
          </table:table-cell>
          <table:table-cell office:value-type="float" office:value="0.0002059881" calcext:value-type="float">
            <text:p>0.0002059881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random_terms_medium</text:p>
          </table:table-cell>
          <table:table-cell office:value-type="float" office:value="3.33990147783251" calcext:value-type="float">
            <text:p>3.33990147783251</text:p>
          </table:table-cell>
          <table:table-cell office:value-type="float" office:value="0.0000684753" calcext:value-type="float">
            <text:p>0.0000684753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random_terms_small</text:p>
          </table:table-cell>
          <table:table-cell office:value-type="float" office:value="1.7580481192816" calcext:value-type="float">
            <text:p>1.7580481192816</text:p>
          </table:table-cell>
          <table:table-cell office:value-type="float" office:value="0.0000164801" calcext:value-type="float">
            <text:p>0.0000164801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no_div_random_terms_huge</text:p>
          </table:table-cell>
          <table:table-cell office:value-type="float" office:value="22.2539682539683" calcext:value-type="float">
            <text:p>22.2539682539683</text:p>
          </table:table-cell>
          <table:table-cell office:value-type="float" office:value="0.001627952" calcext:value-type="float">
            <text:p>0.001627952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2008349" calcext:value-type="float">
            <text:p>0.0002008349</text:p>
          </table:table-cell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term_size_8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407374890255" calcext:value-type="float">
            <text:p>2.24407374890255</text:p>
          </table:table-cell>
          <table:table-cell office:value-type="float" office:value="0.0000178936" calcext:value-type="float">
            <text:p>0.0000178936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43589743589744" calcext:value-type="float">
            <text:p>5.43589743589744</text:p>
          </table:table-cell>
          <table:table-cell office:value-type="float" office:value="0.0000333333" calcext:value-type="float">
            <text:p>0.0000333333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50246305418719" calcext:value-type="float">
            <text:p>3.50246305418719</text:p>
          </table:table-cell>
          <table:table-cell office:value-type="float" office:value="0.0000157009" calcext:value-type="float">
            <text:p>0.0000157009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90105049135886" calcext:value-type="float">
            <text:p>1.90105049135886</text:p>
          </table:table-cell>
          <table:table-cell office:value-type="float" office:value="0.0000045112" calcext:value-type="float">
            <text:p>0.000004511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9.8387096774194" calcext:value-type="float">
            <text:p>19.8387096774194</text:p>
          </table:table-cell>
          <table:table-cell office:value-type="float" office:value="0.0003045506" calcext:value-type="float">
            <text:p>0.0003045506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1.8095238095238" calcext:value-type="float">
            <text:p>21.8095238095238</text:p>
          </table:table-cell>
          <table:table-cell office:value-type="float" office:value="0.0003017297" calcext:value-type="float">
            <text:p>0.0003017297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41428571428572" calcext:value-type="float">
            <text:p>6.41428571428572</text:p>
          </table:table-cell>
          <table:table-cell office:value-type="float" office:value="0.0000359322" calcext:value-type="float">
            <text:p>0.000035932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3.896" calcext:value-type="float">
            <text:p>3.896</text:p>
          </table:table-cell>
          <table:table-cell office:value-type="float" office:value="0.0000162795" calcext:value-type="float">
            <text:p>0.0000162795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1164764413228" calcext:value-type="float">
            <text:p>2.1164764413228</text:p>
          </table:table-cell>
          <table:table-cell office:value-type="float" office:value="0.0000050341" calcext:value-type="float">
            <text:p>0.0000050341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0.0000356035" calcext:value-type="float">
            <text:p>0.000035603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63546798029557" calcext:value-type="float">
            <text:p>3.63546798029557</text:p>
          </table:table-cell>
          <table:table-cell office:value-type="float" office:value="0.0000171393" calcext:value-type="float">
            <text:p>0.0000171393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97221280921721" calcext:value-type="float">
            <text:p>1.97221280921721</text:p>
          </table:table-cell>
          <table:table-cell office:value-type="float" office:value="0.0000050652" calcext:value-type="float">
            <text:p>0.0000050652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20.6854838709677" calcext:value-type="float">
            <text:p>20.6854838709677</text:p>
          </table:table-cell>
          <table:table-cell office:value-type="float" office:value="0.0003385271" calcext:value-type="float">
            <text:p>0.0003385271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8888888888889" calcext:value-type="float">
            <text:p>22.8888888888889</text:p>
          </table:table-cell>
          <table:table-cell office:value-type="float" office:value="0.0003623205" calcext:value-type="float">
            <text:p>0.000362320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5714285714286" calcext:value-type="float">
            <text:p>6.65714285714286</text:p>
          </table:table-cell>
          <table:table-cell office:value-type="float" office:value="0.0000408765" calcext:value-type="float">
            <text:p>0.000040876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3333333333333" calcext:value-type="float">
            <text:p>4.13333333333333</text:p>
          </table:table-cell>
          <table:table-cell office:value-type="float" office:value="0.0000175786" calcext:value-type="float">
            <text:p>0.0000175786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2358794263974" calcext:value-type="float">
            <text:p>2.22358794263974</text:p>
          </table:table-cell>
          <table:table-cell office:value-type="float" office:value="0.0000056204" calcext:value-type="float">
            <text:p>0.000005620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0.0000397637" calcext:value-type="float">
            <text:p>0.0000397637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63546798029557" calcext:value-type="float">
            <text:p>3.63546798029557</text:p>
          </table:table-cell>
          <table:table-cell office:value-type="float" office:value="0.0000189098" calcext:value-type="float">
            <text:p>0.000018909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98034564554388" calcext:value-type="float">
            <text:p>1.98034564554388</text:p>
          </table:table-cell>
          <table:table-cell office:value-type="float" office:value="0.000005626" calcext:value-type="float">
            <text:p>0.000005626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20.7016129032258" calcext:value-type="float">
            <text:p>20.7016129032258</text:p>
          </table:table-cell>
          <table:table-cell office:value-type="float" office:value="0.000374127" calcext:value-type="float">
            <text:p>0.000374127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952380952381" calcext:value-type="float">
            <text:p>22.952380952381</text:p>
          </table:table-cell>
          <table:table-cell office:value-type="float" office:value="0.000356946" calcext:value-type="float">
            <text:p>0.000356946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5714285714286" calcext:value-type="float">
            <text:p>6.65714285714286</text:p>
          </table:table-cell>
          <table:table-cell office:value-type="float" office:value="0.0000453661" calcext:value-type="float">
            <text:p>0.0000453661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5733333333333" calcext:value-type="float">
            <text:p>4.15733333333333</text:p>
          </table:table-cell>
          <table:table-cell office:value-type="float" office:value="0.0000196296" calcext:value-type="float">
            <text:p>0.0000196296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29528826456" calcext:value-type="float">
            <text:p>2.2329528826456</text:p>
          </table:table-cell>
          <table:table-cell office:value-type="float" office:value="0.0000061943" calcext:value-type="float">
            <text:p>0.0000061943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7948717948718" calcext:value-type="float">
            <text:p>5.7948717948718</text:p>
          </table:table-cell>
          <table:table-cell office:value-type="float" office:value="0.0000411026" calcext:value-type="float">
            <text:p>0.000041102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72413793103448" calcext:value-type="float">
            <text:p>3.72413793103448</text:p>
          </table:table-cell>
          <table:table-cell office:value-type="float" office:value="0.0000193905" calcext:value-type="float">
            <text:p>0.0000193905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02846492714334" calcext:value-type="float">
            <text:p>2.02846492714334</text:p>
          </table:table-cell>
          <table:table-cell office:value-type="float" office:value="0.0000057319" calcext:value-type="float">
            <text:p>0.0000057319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20.9032258064516" calcext:value-type="float">
            <text:p>20.9032258064516</text:p>
          </table:table-cell>
          <table:table-cell office:value-type="float" office:value="0.0003916391" calcext:value-type="float">
            <text:p>0.0003916391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984126984127" calcext:value-type="float">
            <text:p>22.984126984127</text:p>
          </table:table-cell>
          <table:table-cell office:value-type="float" office:value="0.0003759257" calcext:value-type="float">
            <text:p>0.0003759257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0714285714286" calcext:value-type="float">
            <text:p>6.80714285714286</text:p>
          </table:table-cell>
          <table:table-cell office:value-type="float" office:value="0.0000463653" calcext:value-type="float">
            <text:p>0.0000463653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24" calcext:value-type="float">
            <text:p>4.224</text:p>
          </table:table-cell>
          <table:table-cell office:value-type="float" office:value="0.0000200256" calcext:value-type="float">
            <text:p>0.000020025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0260462393913" calcext:value-type="float">
            <text:p>2.30260462393913</text:p>
          </table:table-cell>
          <table:table-cell office:value-type="float" office:value="0.0000062893" calcext:value-type="float">
            <text:p>0.0000062893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98290598290598" calcext:value-type="float">
            <text:p>5.98290598290598</text:p>
          </table:table-cell>
          <table:table-cell office:value-type="float" office:value="0.0000487759" calcext:value-type="float">
            <text:p>0.0000487759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3.8423645320197" calcext:value-type="float">
            <text:p>3.8423645320197</text:p>
          </table:table-cell>
          <table:table-cell office:value-type="float" office:value="0.0000221312" calcext:value-type="float">
            <text:p>0.000022131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06641816333446" calcext:value-type="float">
            <text:p>2.06641816333446</text:p>
          </table:table-cell>
          <table:table-cell office:value-type="float" office:value="0.0000065177" calcext:value-type="float">
            <text:p>0.0000065177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21.2258064516129" calcext:value-type="float">
            <text:p>21.2258064516129</text:p>
          </table:table-cell>
          <table:table-cell office:value-type="float" office:value="0.0004536798" calcext:value-type="float">
            <text:p>0.0004536798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6190476190476" calcext:value-type="float">
            <text:p>23.6190476190476</text:p>
          </table:table-cell>
          <table:table-cell office:value-type="float" office:value="0.0004404138" calcext:value-type="float">
            <text:p>0.0004404138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0714285714286" calcext:value-type="float">
            <text:p>7.00714285714286</text:p>
          </table:table-cell>
          <table:table-cell office:value-type="float" office:value="0.0000542684" calcext:value-type="float">
            <text:p>0.000054268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32" calcext:value-type="float">
            <text:p>4.432</text:p>
          </table:table-cell>
          <table:table-cell office:value-type="float" office:value="0.0000231546" calcext:value-type="float">
            <text:p>0.000023154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6406204272754" calcext:value-type="float">
            <text:p>2.36406204272754</text:p>
          </table:table-cell>
          <table:table-cell office:value-type="float" office:value="0.000007211" calcext:value-type="float">
            <text:p>0.000007211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75213675213675" calcext:value-type="float">
            <text:p>6.75213675213675</text:p>
          </table:table-cell>
          <table:table-cell office:value-type="float" office:value="0.0000606513" calcext:value-type="float">
            <text:p>0.0000606513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4.15270935960591" calcext:value-type="float">
            <text:p>4.15270935960591</text:p>
          </table:table-cell>
          <table:table-cell office:value-type="float" office:value="0.0000270159" calcext:value-type="float">
            <text:p>0.0000270159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15655709928838" calcext:value-type="float">
            <text:p>2.15655709928838</text:p>
          </table:table-cell>
          <table:table-cell office:value-type="float" office:value="0.0000077145" calcext:value-type="float">
            <text:p>0.000007714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22.758064516129" calcext:value-type="float">
            <text:p>22.758064516129</text:p>
          </table:table-cell>
          <table:table-cell office:value-type="float" office:value="0.000541965" calcext:value-type="float">
            <text:p>0.00054196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1111111111111" calcext:value-type="float">
            <text:p>23.1111111111111</text:p>
          </table:table-cell>
          <table:table-cell office:value-type="float" office:value="0.0005731996" calcext:value-type="float">
            <text:p>0.0005731996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2857142857143" calcext:value-type="float">
            <text:p>6.82857142857143</text:p>
          </table:table-cell>
          <table:table-cell office:value-type="float" office:value="0.0000711421" calcext:value-type="float">
            <text:p>0.0000711421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6666666666667" calcext:value-type="float">
            <text:p>4.26666666666667</text:p>
          </table:table-cell>
          <table:table-cell office:value-type="float" office:value="0.0000302982" calcext:value-type="float">
            <text:p>0.000030298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9031314018145" calcext:value-type="float">
            <text:p>2.29031314018145</text:p>
          </table:table-cell>
          <table:table-cell office:value-type="float" office:value="0.0000089327" calcext:value-type="float">
            <text:p>0.0000089327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6.8034188034188" calcext:value-type="float">
            <text:p>6.8034188034188</text:p>
          </table:table-cell>
          <table:table-cell office:value-type="float" office:value="0.0000909988" calcext:value-type="float">
            <text:p>0.0000909988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medium</text:p>
          </table:table-cell>
          <table:table-cell office:value-type="float" office:value="4.14778325123153" calcext:value-type="float">
            <text:p>4.14778325123153</text:p>
          </table:table-cell>
          <table:table-cell office:value-type="float" office:value="0.0000399652" calcext:value-type="float">
            <text:p>0.0000399652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15520162656727" calcext:value-type="float">
            <text:p>2.15520162656727</text:p>
          </table:table-cell>
          <table:table-cell office:value-type="float" office:value="0.000010444" calcext:value-type="float">
            <text:p>0.000010444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22.6612903225806" calcext:value-type="float">
            <text:p>22.6612903225806</text:p>
          </table:table-cell>
          <table:table-cell office:value-type="float" office:value="0.0008392578" calcext:value-type="float">
            <text:p>0.0008392578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015873015873" calcext:value-type="float">
            <text:p>23.015873015873</text:p>
          </table:table-cell>
          <table:table-cell office:value-type="float" office:value="0.0009364559" calcext:value-type="float">
            <text:p>0.0009364559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1428571428571" calcext:value-type="float">
            <text:p>6.81428571428571</text:p>
          </table:table-cell>
          <table:table-cell office:value-type="float" office:value="0.0001131795" calcext:value-type="float">
            <text:p>0.0001131795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6933333333333" calcext:value-type="float">
            <text:p>4.26933333333333</text:p>
          </table:table-cell>
          <table:table-cell office:value-type="float" office:value="0.0000451417" calcext:value-type="float">
            <text:p>0.0000451417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621597892889" calcext:value-type="float">
            <text:p>2.28621597892889</text:p>
          </table:table-cell>
          <table:table-cell office:value-type="float" office:value="0.0000127534" calcext:value-type="float">
            <text:p>0.0000127534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6.82051282051282" calcext:value-type="float">
            <text:p>6.82051282051282</text:p>
          </table:table-cell>
          <table:table-cell office:value-type="float" office:value="0.0001289681" calcext:value-type="float">
            <text:p>0.0001289681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medium</text:p>
          </table:table-cell>
          <table:table-cell office:value-type="float" office:value="4.17241379310345" calcext:value-type="float">
            <text:p>4.17241379310345</text:p>
          </table:table-cell>
          <table:table-cell office:value-type="float" office:value="0.0000537256" calcext:value-type="float">
            <text:p>0.0000537256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1592680447306" calcext:value-type="float">
            <text:p>2.1592680447306</text:p>
          </table:table-cell>
          <table:table-cell office:value-type="float" office:value="0.000013203" calcext:value-type="float">
            <text:p>0.00001320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22.8467741935484" calcext:value-type="float">
            <text:p>22.8467741935484</text:p>
          </table:table-cell>
          <table:table-cell office:value-type="float" office:value="0.0011884781" calcext:value-type="float">
            <text:p>0.0011884781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015873015873" calcext:value-type="float">
            <text:p>23.015873015873</text:p>
          </table:table-cell>
          <table:table-cell office:value-type="float" office:value="0.0013351366" calcext:value-type="float">
            <text:p>0.0013351366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1428571428571" calcext:value-type="float">
            <text:p>6.81428571428571</text:p>
          </table:table-cell>
          <table:table-cell office:value-type="float" office:value="0.0001636519" calcext:value-type="float">
            <text:p>0.0001636519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6933333333333" calcext:value-type="float">
            <text:p>4.26933333333333</text:p>
          </table:table-cell>
          <table:table-cell office:value-type="float" office:value="0.0000610123" calcext:value-type="float">
            <text:p>0.000061012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797190517998" calcext:value-type="float">
            <text:p>2.28797190517998</text:p>
          </table:table-cell>
          <table:table-cell office:value-type="float" office:value="0.0000151018" calcext:value-type="float">
            <text:p>0.0000151018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random_terms_large</text:p>
          </table:table-cell>
          <table:table-cell office:value-type="float" office:value="5.43589743589744" calcext:value-type="float">
            <text:p>5.43589743589744</text:p>
          </table:table-cell>
          <table:table-cell office:value-type="float" office:value="0.0000302387" calcext:value-type="float">
            <text:p>0.0000302387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random_terms_medium</text:p>
          </table:table-cell>
          <table:table-cell office:value-type="float" office:value="3.51231527093596" calcext:value-type="float">
            <text:p>3.51231527093596</text:p>
          </table:table-cell>
          <table:table-cell office:value-type="float" office:value="0.0000147348" calcext:value-type="float">
            <text:p>0.0000147348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random_terms_small</text:p>
          </table:table-cell>
          <table:table-cell office:value-type="float" office:value="1.90172822771942" calcext:value-type="float">
            <text:p>1.90172822771942</text:p>
          </table:table-cell>
          <table:table-cell office:value-type="float" office:value="0.0000044017" calcext:value-type="float">
            <text:p>0.0000044017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random_terms_huge</text:p>
          </table:table-cell>
          <table:table-cell office:value-type="float" office:value="19.8870967741935" calcext:value-type="float">
            <text:p>19.8870967741935</text:p>
          </table:table-cell>
          <table:table-cell office:value-type="float" office:value="0.0002955509" calcext:value-type="float">
            <text:p>0.0002955509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no_div_random_terms_huge</text:p>
          </table:table-cell>
          <table:table-cell office:value-type="float" office:value="21.8095238095238" calcext:value-type="float">
            <text:p>21.8095238095238</text:p>
          </table:table-cell>
          <table:table-cell office:value-type="float" office:value="0.0002670967" calcext:value-type="float">
            <text:p>0.0002670967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no_div_random_terms_large</text:p>
          </table:table-cell>
          <table:table-cell office:value-type="float" office:value="6.42142857142857" calcext:value-type="float">
            <text:p>6.42142857142857</text:p>
          </table:table-cell>
          <table:table-cell office:value-type="float" office:value="0.0000330179" calcext:value-type="float">
            <text:p>0.0000330179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no_div_random_terms_medium</text:p>
          </table:table-cell>
          <table:table-cell office:value-type="float" office:value="3.94666666666667" calcext:value-type="float">
            <text:p>3.94666666666667</text:p>
          </table:table-cell>
          <table:table-cell office:value-type="float" office:value="0.0000150502" calcext:value-type="float">
            <text:p>0.0000150502</text:p>
          </table:table-cell>
        </table:table-row>
        <table:table-row table:style-name="ro1">
          <table:table-cell office:value-type="string" calcext:value-type="string">
            <text:p>math_no_diff_int_sep_div_KBC_max_term_size_3</text:p>
          </table:table-cell>
          <table:table-cell office:value-type="string" calcext:value-type="string">
            <text:p>no_div_random_terms_small</text:p>
          </table:table-cell>
          <table:table-cell office:value-type="float" office:value="2.12467076382792" calcext:value-type="float">
            <text:p>2.12467076382792</text:p>
          </table:table-cell>
          <table:table-cell office:value-type="float" office:value="0.0000047893" calcext:value-type="float">
            <text:p>0.0000047893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random_terms_large</text:p>
          </table:table-cell>
          <table:table-cell office:value-type="float" office:value="5.43589743589744" calcext:value-type="float">
            <text:p>5.43589743589744</text:p>
          </table:table-cell>
          <table:table-cell office:value-type="float" office:value="0.0000317567" calcext:value-type="float">
            <text:p>0.0000317567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random_terms_medium</text:p>
          </table:table-cell>
          <table:table-cell office:value-type="float" office:value="3.51231527093596" calcext:value-type="float">
            <text:p>3.51231527093596</text:p>
          </table:table-cell>
          <table:table-cell office:value-type="float" office:value="0.0000154449" calcext:value-type="float">
            <text:p>0.0000154449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random_terms_small</text:p>
          </table:table-cell>
          <table:table-cell office:value-type="float" office:value="1.90172822771942" calcext:value-type="float">
            <text:p>1.90172822771942</text:p>
          </table:table-cell>
          <table:table-cell office:value-type="float" office:value="0.0000046297" calcext:value-type="float">
            <text:p>0.0000046297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random_terms_huge</text:p>
          </table:table-cell>
          <table:table-cell office:value-type="float" office:value="19.8870967741935" calcext:value-type="float">
            <text:p>19.8870967741935</text:p>
          </table:table-cell>
          <table:table-cell office:value-type="float" office:value="0.0003085157" calcext:value-type="float">
            <text:p>0.0003085157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no_div_random_terms_huge</text:p>
          </table:table-cell>
          <table:table-cell office:value-type="float" office:value="21.8095238095238" calcext:value-type="float">
            <text:p>21.8095238095238</text:p>
          </table:table-cell>
          <table:table-cell office:value-type="float" office:value="0.0002853546" calcext:value-type="float">
            <text:p>0.0002853546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no_div_random_terms_large</text:p>
          </table:table-cell>
          <table:table-cell office:value-type="float" office:value="6.42142857142857" calcext:value-type="float">
            <text:p>6.42142857142857</text:p>
          </table:table-cell>
          <table:table-cell office:value-type="float" office:value="0.0000355176" calcext:value-type="float">
            <text:p>0.0000355176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no_div_random_terms_medium</text:p>
          </table:table-cell>
          <table:table-cell office:value-type="float" office:value="3.94666666666667" calcext:value-type="float">
            <text:p>3.94666666666667</text:p>
          </table:table-cell>
          <table:table-cell office:value-type="float" office:value="0.0000158874" calcext:value-type="float">
            <text:p>0.0000158874</text:p>
          </table:table-cell>
        </table:table-row>
        <table:table-row table:style-name="ro1">
          <table:table-cell office:value-type="string" calcext:value-type="string">
            <text:p>math_no_diff_int_sep_div_KBC_max_term_size_4</text:p>
          </table:table-cell>
          <table:table-cell office:value-type="string" calcext:value-type="string">
            <text:p>no_div_random_terms_small</text:p>
          </table:table-cell>
          <table:table-cell office:value-type="float" office:value="2.12467076382792" calcext:value-type="float">
            <text:p>2.12467076382792</text:p>
          </table:table-cell>
          <table:table-cell office:value-type="float" office:value="0.0000050699" calcext:value-type="float">
            <text:p>0.0000050699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random_terms_large</text:p>
          </table:table-cell>
          <table:table-cell office:value-type="float" office:value="5.62393162393162" calcext:value-type="float">
            <text:p>5.62393162393162</text:p>
          </table:table-cell>
          <table:table-cell office:value-type="float" office:value="0.0000416204" calcext:value-type="float">
            <text:p>0.0000416204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random_terms_medium</text:p>
          </table:table-cell>
          <table:table-cell office:value-type="float" office:value="3.60098522167488" calcext:value-type="float">
            <text:p>3.60098522167488</text:p>
          </table:table-cell>
          <table:table-cell office:value-type="float" office:value="0.0000198867" calcext:value-type="float">
            <text:p>0.0000198867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random_terms_small</text:p>
          </table:table-cell>
          <table:table-cell office:value-type="float" office:value="1.9464588275161" calcext:value-type="float">
            <text:p>1.9464588275161</text:p>
          </table:table-cell>
          <table:table-cell office:value-type="float" office:value="0.0000059118" calcext:value-type="float">
            <text:p>0.0000059118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random_terms_huge</text:p>
          </table:table-cell>
          <table:table-cell office:value-type="float" office:value="20.3870967741935" calcext:value-type="float">
            <text:p>20.3870967741935</text:p>
          </table:table-cell>
          <table:table-cell office:value-type="float" office:value="0.0003905943" calcext:value-type="float">
            <text:p>0.0003905943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349206349206" calcext:value-type="float">
            <text:p>22.6349206349206</text:p>
          </table:table-cell>
          <table:table-cell office:value-type="float" office:value="0.0003720074" calcext:value-type="float">
            <text:p>0.0003720074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no_div_random_terms_large</text:p>
          </table:table-cell>
          <table:table-cell office:value-type="float" office:value="6.57142857142857" calcext:value-type="float">
            <text:p>6.57142857142857</text:p>
          </table:table-cell>
          <table:table-cell office:value-type="float" office:value="0.0000478313" calcext:value-type="float">
            <text:p>0.0000478313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5333333333333" calcext:value-type="float">
            <text:p>4.05333333333333</text:p>
          </table:table-cell>
          <table:table-cell office:value-type="float" office:value="0.0000208177" calcext:value-type="float">
            <text:p>0.0000208177</text:p>
          </table:table-cell>
        </table:table-row>
        <table:table-row table:style-name="ro1">
          <table:table-cell office:value-type="string" calcext:value-type="string">
            <text:p>math_no_diff_int_sep_div_KBC_max_term_size_6</text:p>
          </table:table-cell>
          <table:table-cell office:value-type="string" calcext:value-type="string">
            <text:p>no_div_random_terms_small</text:p>
          </table:table-cell>
          <table:table-cell office:value-type="float" office:value="2.1867134913667" calcext:value-type="float">
            <text:p>2.1867134913667</text:p>
          </table:table-cell>
          <table:table-cell office:value-type="float" office:value="0.0000065332" calcext:value-type="float">
            <text:p>0.0000065332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random_terms_large</text:p>
          </table:table-cell>
          <table:table-cell office:value-type="float" office:value="6.76923076923077" calcext:value-type="float">
            <text:p>6.76923076923077</text:p>
          </table:table-cell>
          <table:table-cell office:value-type="float" office:value="0.000076602" calcext:value-type="float">
            <text:p>0.000076602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random_terms_medium</text:p>
          </table:table-cell>
          <table:table-cell office:value-type="float" office:value="4.13300492610837" calcext:value-type="float">
            <text:p>4.13300492610837</text:p>
          </table:table-cell>
          <table:table-cell office:value-type="float" office:value="0.0000339887" calcext:value-type="float">
            <text:p>0.0000339887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random_terms_small</text:p>
          </table:table-cell>
          <table:table-cell office:value-type="float" office:value="2.15384615384615" calcext:value-type="float">
            <text:p>2.15384615384615</text:p>
          </table:table-cell>
          <table:table-cell office:value-type="float" office:value="0.000009316" calcext:value-type="float">
            <text:p>0.000009316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random_terms_huge</text:p>
          </table:table-cell>
          <table:table-cell office:value-type="float" office:value="22.6370967741935" calcext:value-type="float">
            <text:p>22.6370967741935</text:p>
          </table:table-cell>
          <table:table-cell office:value-type="float" office:value="0.0006945318" calcext:value-type="float">
            <text:p>0.0006945318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no_div_random_terms_huge</text:p>
          </table:table-cell>
          <table:table-cell office:value-type="float" office:value="23.015873015873" calcext:value-type="float">
            <text:p>23.015873015873</text:p>
          </table:table-cell>
          <table:table-cell office:value-type="float" office:value="0.000766315" calcext:value-type="float">
            <text:p>0.000766315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1428571428571" calcext:value-type="float">
            <text:p>6.81428571428571</text:p>
          </table:table-cell>
          <table:table-cell office:value-type="float" office:value="0.0000918969" calcext:value-type="float">
            <text:p>0.0000918969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6133333333333" calcext:value-type="float">
            <text:p>4.26133333333333</text:p>
          </table:table-cell>
          <table:table-cell office:value-type="float" office:value="0.0000378813" calcext:value-type="float">
            <text:p>0.0000378813</text:p>
          </table:table-cell>
        </table:table-row>
        <table:table-row table:style-name="ro1">
          <table:table-cell office:value-type="string" calcext:value-type="string">
            <text:p>math_no_diff_int_sep_div_KBC_max_term_size_8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328943517706" calcext:value-type="float">
            <text:p>2.28328943517706</text:p>
          </table:table-cell>
          <table:table-cell office:value-type="float" office:value="0.0000107306" calcext:value-type="float">
            <text:p>0.000010730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3076923076923" calcext:value-type="float">
            <text:p>5.23076923076923</text:p>
          </table:table-cell>
          <table:table-cell office:value-type="float" office:value="0.0000447281" calcext:value-type="float">
            <text:p>0.000044728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8916256157635" calcext:value-type="float">
            <text:p>3.38916256157635</text:p>
          </table:table-cell>
          <table:table-cell office:value-type="float" office:value="0.0000193096" calcext:value-type="float">
            <text:p>0.000019309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88004066418163" calcext:value-type="float">
            <text:p>1.88004066418163</text:p>
          </table:table-cell>
          <table:table-cell office:value-type="float" office:value="0.0000057528" calcext:value-type="float">
            <text:p>0.000005752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9.1209677419355" calcext:value-type="float">
            <text:p>19.1209677419355</text:p>
          </table:table-cell>
          <table:table-cell office:value-type="float" office:value="0.0004131681" calcext:value-type="float">
            <text:p>0.000413168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714285714286" calcext:value-type="float">
            <text:p>22.5714285714286</text:p>
          </table:table-cell>
          <table:table-cell office:value-type="float" office:value="0.0004481303" calcext:value-type="float">
            <text:p>0.0004481303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516215" calcext:value-type="float">
            <text:p>0.0000516215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4933333333333" calcext:value-type="float">
            <text:p>4.14933333333333</text:p>
          </table:table-cell>
          <table:table-cell office:value-type="float" office:value="0.0000215541" calcext:value-type="float">
            <text:p>0.000021554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109745390694" calcext:value-type="float">
            <text:p>2.25109745390694</text:p>
          </table:table-cell>
          <table:table-cell office:value-type="float" office:value="0.0000066115" calcext:value-type="float">
            <text:p>0.0000066115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991452991453" calcext:value-type="float">
            <text:p>5.2991452991453</text:p>
          </table:table-cell>
          <table:table-cell office:value-type="float" office:value="0.0000550148" calcext:value-type="float">
            <text:p>0.000055014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44334975369458" calcext:value-type="float">
            <text:p>3.44334975369458</text:p>
          </table:table-cell>
          <table:table-cell office:value-type="float" office:value="0.0000225409" calcext:value-type="float">
            <text:p>0.000022540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90037275499831" calcext:value-type="float">
            <text:p>1.90037275499831</text:p>
          </table:table-cell>
          <table:table-cell office:value-type="float" office:value="0.0000066036" calcext:value-type="float">
            <text:p>0.0000066036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9.2096774193548" calcext:value-type="float">
            <text:p>19.2096774193548</text:p>
          </table:table-cell>
          <table:table-cell office:value-type="float" office:value="0.0004971437" calcext:value-type="float">
            <text:p>0.0004971437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984126984127" calcext:value-type="float">
            <text:p>22.6984126984127</text:p>
          </table:table-cell>
          <table:table-cell office:value-type="float" office:value="0.0005383082" calcext:value-type="float">
            <text:p>0.0005383082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4285714285714" calcext:value-type="float">
            <text:p>6.84285714285714</text:p>
          </table:table-cell>
          <table:table-cell office:value-type="float" office:value="0.0000621949" calcext:value-type="float">
            <text:p>0.000062194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24" calcext:value-type="float">
            <text:p>4.24</text:p>
          </table:table-cell>
          <table:table-cell office:value-type="float" office:value="0.0000251228" calcext:value-type="float">
            <text:p>0.000025122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9148375768218" calcext:value-type="float">
            <text:p>2.29148375768218</text:p>
          </table:table-cell>
          <table:table-cell office:value-type="float" office:value="0.0000074913" calcext:value-type="float">
            <text:p>0.000007491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8205128205128" calcext:value-type="float">
            <text:p>5.28205128205128</text:p>
          </table:table-cell>
          <table:table-cell office:value-type="float" office:value="0.0000589034" calcext:value-type="float">
            <text:p>0.0000589034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42364532019704" calcext:value-type="float">
            <text:p>3.42364532019704</text:p>
          </table:table-cell>
          <table:table-cell office:value-type="float" office:value="0.0000245499" calcext:value-type="float">
            <text:p>0.0000245499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89291765503219" calcext:value-type="float">
            <text:p>1.89291765503219</text:p>
          </table:table-cell>
          <table:table-cell office:value-type="float" office:value="0.0000070457" calcext:value-type="float">
            <text:p>0.0000070457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714285714286" calcext:value-type="float">
            <text:p>22.5714285714286</text:p>
          </table:table-cell>
          <table:table-cell office:value-type="float" office:value="0.0005693373" calcext:value-type="float">
            <text:p>0.000569337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668029" calcext:value-type="float">
            <text:p>0.0000668029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099795141937" calcext:value-type="float">
            <text:p>2.27099795141937</text:p>
          </table:table-cell>
          <table:table-cell office:value-type="float" office:value="0.0000080945" calcext:value-type="float">
            <text:p>0.0000080945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8205128205128" calcext:value-type="float">
            <text:p>5.28205128205128</text:p>
          </table:table-cell>
          <table:table-cell office:value-type="float" office:value="0.0000659648" calcext:value-type="float">
            <text:p>0.000065964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43349753694581" calcext:value-type="float">
            <text:p>3.43349753694581</text:p>
          </table:table-cell>
          <table:table-cell office:value-type="float" office:value="0.0000263089" calcext:value-type="float">
            <text:p>0.0000263089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90105049135886" calcext:value-type="float">
            <text:p>1.90105049135886</text:p>
          </table:table-cell>
          <table:table-cell office:value-type="float" office:value="0.0000076429" calcext:value-type="float">
            <text:p>0.0000076429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3.2063492063492" calcext:value-type="float">
            <text:p>23.2063492063492</text:p>
          </table:table-cell>
          <table:table-cell office:value-type="float" office:value="0.0006278758" calcext:value-type="float">
            <text:p>0.000627875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0.0000744423" calcext:value-type="float">
            <text:p>0.000074442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504536142815" calcext:value-type="float">
            <text:p>2.28504536142815</text:p>
          </table:table-cell>
          <table:table-cell office:value-type="float" office:value="0.0000087698" calcext:value-type="float">
            <text:p>0.0000087698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0.0000715019" calcext:value-type="float">
            <text:p>0.0000715019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88177339901478" calcext:value-type="float">
            <text:p>3.88177339901478</text:p>
          </table:table-cell>
          <table:table-cell office:value-type="float" office:value="0.0000288833" calcext:value-type="float">
            <text:p>0.0000288833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04405286343612" calcext:value-type="float">
            <text:p>2.04405286343612</text:p>
          </table:table-cell>
          <table:table-cell office:value-type="float" office:value="0.0000082306" calcext:value-type="float">
            <text:p>0.000008230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349206349206" calcext:value-type="float">
            <text:p>22.6349206349206</text:p>
          </table:table-cell>
          <table:table-cell office:value-type="float" office:value="0.0006931674" calcext:value-type="float">
            <text:p>0.0006931674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830826" calcext:value-type="float">
            <text:p>0.000083082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216856892011" calcext:value-type="float">
            <text:p>2.27216856892011</text:p>
          </table:table-cell>
          <table:table-cell office:value-type="float" office:value="0.0000096427" calcext:value-type="float">
            <text:p>0.0000096427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0.0000910834" calcext:value-type="float">
            <text:p>0.000091083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88669950738916" calcext:value-type="float">
            <text:p>3.88669950738916</text:p>
          </table:table-cell>
          <table:table-cell office:value-type="float" office:value="0.0000344839" calcext:value-type="float">
            <text:p>0.0000344839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04337512707557" calcext:value-type="float">
            <text:p>2.04337512707557</text:p>
          </table:table-cell>
          <table:table-cell office:value-type="float" office:value="0.0000093642" calcext:value-type="float">
            <text:p>0.0000093642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031746031746" calcext:value-type="float">
            <text:p>22.6031746031746</text:p>
          </table:table-cell>
          <table:table-cell office:value-type="float" office:value="0.0008780565" calcext:value-type="float">
            <text:p>0.0008780565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0.0001058198" calcext:value-type="float">
            <text:p>0.0001058198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7216856892011" calcext:value-type="float">
            <text:p>2.27216856892011</text:p>
          </table:table-cell>
          <table:table-cell office:value-type="float" office:value="0.0000109674" calcext:value-type="float">
            <text:p>0.0000109674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0.0000334109" calcext:value-type="float">
            <text:p>0.0000334109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41379310344828" calcext:value-type="float">
            <text:p>3.41379310344828</text:p>
          </table:table-cell>
          <table:table-cell office:value-type="float" office:value="0.0000142359" calcext:value-type="float">
            <text:p>0.0000142359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87394103693663" calcext:value-type="float">
            <text:p>1.87394103693663</text:p>
          </table:table-cell>
          <table:table-cell office:value-type="float" office:value="0.0000044574" calcext:value-type="float">
            <text:p>0.0000044574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random_terms_huge</text:p>
          </table:table-cell>
          <table:table-cell office:value-type="float" office:value="19.0645161290323" calcext:value-type="float">
            <text:p>19.0645161290323</text:p>
          </table:table-cell>
          <table:table-cell office:value-type="float" office:value="0.000298454" calcext:value-type="float">
            <text:p>0.000298454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444444444444" calcext:value-type="float">
            <text:p>22.4444444444444</text:p>
          </table:table-cell>
          <table:table-cell office:value-type="float" office:value="0.0003176878" calcext:value-type="float">
            <text:p>0.0003176878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5" calcext:value-type="float">
            <text:p>6.65</text:p>
          </table:table-cell>
          <table:table-cell office:value-type="float" office:value="0.0000362382" calcext:value-type="float">
            <text:p>0.0000362382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0933333333333" calcext:value-type="float">
            <text:p>4.10933333333333</text:p>
          </table:table-cell>
          <table:table-cell office:value-type="float" office:value="0.0000161376" calcext:value-type="float">
            <text:p>0.0000161376</text:p>
          </table:table-cell>
        </table:table-row>
        <table:table-row table:style-name="ro1">
          <table:table-cell office:value-type="string" calcext:value-type="string">
            <text:p>math_no_diff_int_KBC_max_term_size_3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294410301434" calcext:value-type="float">
            <text:p>2.2294410301434</text:p>
          </table:table-cell>
          <table:table-cell office:value-type="float" office:value="0.0000050664" calcext:value-type="float">
            <text:p>0.0000050664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0.0000392871" calcext:value-type="float">
            <text:p>0.0000392871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8916256157635" calcext:value-type="float">
            <text:p>3.38916256157635</text:p>
          </table:table-cell>
          <table:table-cell office:value-type="float" office:value="0.0000172245" calcext:value-type="float">
            <text:p>0.0000172245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87529650965774" calcext:value-type="float">
            <text:p>1.87529650965774</text:p>
          </table:table-cell>
          <table:table-cell office:value-type="float" office:value="0.0000052904" calcext:value-type="float">
            <text:p>0.0000052904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random_terms_huge</text:p>
          </table:table-cell>
          <table:table-cell office:value-type="float" office:value="19.0967741935484" calcext:value-type="float">
            <text:p>19.0967741935484</text:p>
          </table:table-cell>
          <table:table-cell office:value-type="float" office:value="0.0003613962" calcext:value-type="float">
            <text:p>0.0003613962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444444444444" calcext:value-type="float">
            <text:p>22.4444444444444</text:p>
          </table:table-cell>
          <table:table-cell office:value-type="float" office:value="0.000386569" calcext:value-type="float">
            <text:p>0.000386569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" calcext:value-type="float">
            <text:p>6.7</text:p>
          </table:table-cell>
          <table:table-cell office:value-type="float" office:value="0.0000431728" calcext:value-type="float">
            <text:p>0.0000431728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36" calcext:value-type="float">
            <text:p>4.136</text:p>
          </table:table-cell>
          <table:table-cell office:value-type="float" office:value="0.0000190273" calcext:value-type="float">
            <text:p>0.0000190273</text:p>
          </table:table-cell>
        </table:table-row>
        <table:table-row table:style-name="ro1">
          <table:table-cell office:value-type="string" calcext:value-type="string">
            <text:p>math_no_diff_int_KBC_max_term_size_4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646473514779" calcext:value-type="float">
            <text:p>2.23646473514779</text:p>
          </table:table-cell>
          <table:table-cell office:value-type="float" office:value="0.0000059801" calcext:value-type="float">
            <text:p>0.0000059801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3076923076923" calcext:value-type="float">
            <text:p>5.23076923076923</text:p>
          </table:table-cell>
          <table:table-cell office:value-type="float" office:value="0.0000536708" calcext:value-type="float">
            <text:p>0.0000536708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9901477832512" calcext:value-type="float">
            <text:p>3.39901477832512</text:p>
          </table:table-cell>
          <table:table-cell office:value-type="float" office:value="0.0000229152" calcext:value-type="float">
            <text:p>0.0000229152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88342934598441" calcext:value-type="float">
            <text:p>1.88342934598441</text:p>
          </table:table-cell>
          <table:table-cell office:value-type="float" office:value="0.0000067632" calcext:value-type="float">
            <text:p>0.0000067632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random_terms_huge</text:p>
          </table:table-cell>
          <table:table-cell office:value-type="float" office:value="19.1854838709677" calcext:value-type="float">
            <text:p>19.1854838709677</text:p>
          </table:table-cell>
          <table:table-cell office:value-type="float" office:value="0.0004589845" calcext:value-type="float">
            <text:p>0.0004589845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04682437" calcext:value-type="float">
            <text:p>0.0004682437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4285714285714" calcext:value-type="float">
            <text:p>6.74285714285714</text:p>
          </table:table-cell>
          <table:table-cell office:value-type="float" office:value="0.0000588877" calcext:value-type="float">
            <text:p>0.0000588877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6" calcext:value-type="float">
            <text:p>4.16</text:p>
          </table:table-cell>
          <table:table-cell office:value-type="float" office:value="0.0000251686" calcext:value-type="float">
            <text:p>0.0000251686</text:p>
          </table:table-cell>
        </table:table-row>
        <table:table-row table:style-name="ro1">
          <table:table-cell office:value-type="string" calcext:value-type="string">
            <text:p>math_no_diff_int_KBC_max_term_size_6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99268364062" calcext:value-type="float">
            <text:p>2.2499268364062</text:p>
          </table:table-cell>
          <table:table-cell office:value-type="float" office:value="0.0000076714" calcext:value-type="float">
            <text:p>0.0000076714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0.0001830112" calcext:value-type="float">
            <text:p>0.0001830112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86206896551724" calcext:value-type="float">
            <text:p>3.86206896551724</text:p>
          </table:table-cell>
          <table:table-cell office:value-type="float" office:value="0.000065585" calcext:value-type="float">
            <text:p>0.000065585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03727549983057" calcext:value-type="float">
            <text:p>2.03727549983057</text:p>
          </table:table-cell>
          <table:table-cell office:value-type="float" office:value="0.0000163358" calcext:value-type="float">
            <text:p>0.0000163358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5079365079365" calcext:value-type="float">
            <text:p>22.5079365079365</text:p>
          </table:table-cell>
          <table:table-cell office:value-type="float" office:value="0.0017737765" calcext:value-type="float">
            <text:p>0.0017737765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2092621" calcext:value-type="float">
            <text:p>0.0002092621</text:p>
          </table:table-cell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6748609891718" calcext:value-type="float">
            <text:p>2.26748609891718</text:p>
          </table:table-cell>
          <table:table-cell office:value-type="float" office:value="0.0000185055" calcext:value-type="float">
            <text:p>0.0000185055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2051282051282" calcext:value-type="float">
            <text:p>4.82051282051282</text:p>
          </table:table-cell>
          <table:table-cell office:value-type="float" office:value="0.0000444901" calcext:value-type="float">
            <text:p>0.0000444901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6108374384236" calcext:value-type="float">
            <text:p>3.26108374384236</text:p>
          </table:table-cell>
          <table:table-cell office:value-type="float" office:value="0.0000185173" calcext:value-type="float">
            <text:p>0.0000185173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4042697390715" calcext:value-type="float">
            <text:p>1.74042697390715</text:p>
          </table:table-cell>
          <table:table-cell office:value-type="float" office:value="0.0000054416" calcext:value-type="float">
            <text:p>0.0000054416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3225806451613" calcext:value-type="float">
            <text:p>18.3225806451613</text:p>
          </table:table-cell>
          <table:table-cell office:value-type="float" office:value="0.0004023167" calcext:value-type="float">
            <text:p>0.0004023167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809523809524" calcext:value-type="float">
            <text:p>22.3809523809524</text:p>
          </table:table-cell>
          <table:table-cell office:value-type="float" office:value="0.0004297367" calcext:value-type="float">
            <text:p>0.0004297367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714285714286" calcext:value-type="float">
            <text:p>6.75714285714286</text:p>
          </table:table-cell>
          <table:table-cell office:value-type="float" office:value="0.0000498242" calcext:value-type="float">
            <text:p>0.0000498242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3066666666667" calcext:value-type="float">
            <text:p>4.13066666666667</text:p>
          </table:table-cell>
          <table:table-cell office:value-type="float" office:value="0.0000207785" calcext:value-type="float">
            <text:p>0.0000207785</text:p>
          </table:table-cell>
        </table:table-row>
        <table:table-row table:style-name="ro1">
          <table:table-cell office:value-type="string" calcext:value-type="string">
            <text:p>math_no_diff_int_no_div_KBC_max_rules_4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3236757389523" calcext:value-type="float">
            <text:p>2.23236757389523</text:p>
          </table:table-cell>
          <table:table-cell office:value-type="float" office:value="0.0000063737" calcext:value-type="float">
            <text:p>0.0000063737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8888888888889" calcext:value-type="float">
            <text:p>4.88888888888889</text:p>
          </table:table-cell>
          <table:table-cell office:value-type="float" office:value="0.0000532357" calcext:value-type="float">
            <text:p>0.0000532357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000021388" calcext:value-type="float">
            <text:p>0.000021388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580481192816" calcext:value-type="float">
            <text:p>1.7580481192816</text:p>
          </table:table-cell>
          <table:table-cell office:value-type="float" office:value="0.0000061755" calcext:value-type="float">
            <text:p>0.0000061755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3790322580645" calcext:value-type="float">
            <text:p>18.3790322580645</text:p>
          </table:table-cell>
          <table:table-cell office:value-type="float" office:value="0.0004742237" calcext:value-type="float">
            <text:p>0.0004742237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4444444444444" calcext:value-type="float">
            <text:p>22.4444444444444</text:p>
          </table:table-cell>
          <table:table-cell office:value-type="float" office:value="0.0005040134" calcext:value-type="float">
            <text:p>0.0005040134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714285714286" calcext:value-type="float">
            <text:p>6.75714285714286</text:p>
          </table:table-cell>
          <table:table-cell office:value-type="float" office:value="0.0000591013" calcext:value-type="float">
            <text:p>0.0000591013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9733333333333" calcext:value-type="float">
            <text:p>4.19733333333333</text:p>
          </table:table-cell>
          <table:table-cell office:value-type="float" office:value="0.0000243421" calcext:value-type="float">
            <text:p>0.0000243421</text:p>
          </table:table-cell>
        </table:table-row>
        <table:table-row table:style-name="ro1">
          <table:table-cell office:value-type="string" calcext:value-type="string">
            <text:p>math_no_diff_int_no_div_KBC_max_rules_6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285338015803" calcext:value-type="float">
            <text:p>2.25285338015803</text:p>
          </table:table-cell>
          <table:table-cell office:value-type="float" office:value="0.0000071441" calcext:value-type="float">
            <text:p>0.0000071441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5470085470085" calcext:value-type="float">
            <text:p>4.85470085470085</text:p>
          </table:table-cell>
          <table:table-cell office:value-type="float" office:value="0.0000602688" calcext:value-type="float">
            <text:p>0.0000602688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0000234872" calcext:value-type="float">
            <text:p>0.0000234872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5059301931549" calcext:value-type="float">
            <text:p>1.75059301931549</text:p>
          </table:table-cell>
          <table:table-cell office:value-type="float" office:value="0.0000068092" calcext:value-type="float">
            <text:p>0.0000068092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349206349206" calcext:value-type="float">
            <text:p>22.6349206349206</text:p>
          </table:table-cell>
          <table:table-cell office:value-type="float" office:value="0.0005630797" calcext:value-type="float">
            <text:p>0.0005630797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6428571428571" calcext:value-type="float">
            <text:p>6.76428571428571</text:p>
          </table:table-cell>
          <table:table-cell office:value-type="float" office:value="0.0000658455" calcext:value-type="float">
            <text:p>0.0000658455</text:p>
          </table:table-cell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5285338015803" calcext:value-type="float">
            <text:p>2.25285338015803</text:p>
          </table:table-cell>
          <table:table-cell office:value-type="float" office:value="0.0000079128" calcext:value-type="float">
            <text:p>0.0000079128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8888888888889" calcext:value-type="float">
            <text:p>4.88888888888889</text:p>
          </table:table-cell>
          <table:table-cell office:value-type="float" office:value="0.000065815" calcext:value-type="float">
            <text:p>0.000065815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4975369458128" calcext:value-type="float">
            <text:p>3.34975369458128</text:p>
          </table:table-cell>
          <table:table-cell office:value-type="float" office:value="0.0000253288" calcext:value-type="float">
            <text:p>0.0000253288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7160284649271" calcext:value-type="float">
            <text:p>1.77160284649271</text:p>
          </table:table-cell>
          <table:table-cell office:value-type="float" office:value="0.0000072565" calcext:value-type="float">
            <text:p>0.0000072565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3.047619047619" calcext:value-type="float">
            <text:p>23.047619047619</text:p>
          </table:table-cell>
          <table:table-cell office:value-type="float" office:value="0.0006006052" calcext:value-type="float">
            <text:p>0.0006006052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9" calcext:value-type="float">
            <text:p>6.9</text:p>
          </table:table-cell>
          <table:table-cell office:value-type="float" office:value="0.0000714564" calcext:value-type="float">
            <text:p>0.0000714564</text:p>
          </table:table-cell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8738659642962" calcext:value-type="float">
            <text:p>2.28738659642962</text:p>
          </table:table-cell>
          <table:table-cell office:value-type="float" office:value="0.0000084051" calcext:value-type="float">
            <text:p>0.0000084051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7179487179487" calcext:value-type="float">
            <text:p>4.87179487179487</text:p>
          </table:table-cell>
          <table:table-cell office:value-type="float" office:value="0.0000826907" calcext:value-type="float">
            <text:p>0.0000826907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448275862069" calcext:value-type="float">
            <text:p>3.3448275862069</text:p>
          </table:table-cell>
          <table:table-cell office:value-type="float" office:value="0.000030405" calcext:value-type="float">
            <text:p>0.000030405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5940359200271" calcext:value-type="float">
            <text:p>1.75940359200271</text:p>
          </table:table-cell>
          <table:table-cell office:value-type="float" office:value="0.0000084592" calcext:value-type="float">
            <text:p>0.0000084592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492063492063" calcext:value-type="float">
            <text:p>22.3492063492063</text:p>
          </table:table-cell>
          <table:table-cell office:value-type="float" office:value="0.000703151" calcext:value-type="float">
            <text:p>0.000703151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843913" calcext:value-type="float">
            <text:p>0.0000843913</text:p>
          </table:table-cell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700029265438" calcext:value-type="float">
            <text:p>2.24700029265438</text:p>
          </table:table-cell>
          <table:table-cell office:value-type="float" office:value="0.0000095313" calcext:value-type="float">
            <text:p>0.0000095313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7179487179487" calcext:value-type="float">
            <text:p>4.87179487179487</text:p>
          </table:table-cell>
          <table:table-cell office:value-type="float" office:value="0.000103736" calcext:value-type="float">
            <text:p>0.000103736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4975369458128" calcext:value-type="float">
            <text:p>3.34975369458128</text:p>
          </table:table-cell>
          <table:table-cell office:value-type="float" office:value="0.0000360825" calcext:value-type="float">
            <text:p>0.0000360825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5940359200271" calcext:value-type="float">
            <text:p>1.75940359200271</text:p>
          </table:table-cell>
          <table:table-cell office:value-type="float" office:value="0.000009416" calcext:value-type="float">
            <text:p>0.000009416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3492063492063" calcext:value-type="float">
            <text:p>22.3492063492063</text:p>
          </table:table-cell>
          <table:table-cell office:value-type="float" office:value="0.0008616959" calcext:value-type="float">
            <text:p>0.0008616959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7857142857143" calcext:value-type="float">
            <text:p>6.77857142857143</text:p>
          </table:table-cell>
          <table:table-cell office:value-type="float" office:value="0.0001043594" calcext:value-type="float">
            <text:p>0.0001043594</text:p>
          </table:table-cell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758560140474" calcext:value-type="float">
            <text:p>2.24758560140474</text:p>
          </table:table-cell>
          <table:table-cell office:value-type="float" office:value="0.0000107453" calcext:value-type="float">
            <text:p>0.0000107453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78632478632479" calcext:value-type="float">
            <text:p>4.78632478632479</text:p>
          </table:table-cell>
          <table:table-cell office:value-type="float" office:value="0.0000303878" calcext:value-type="float">
            <text:p>0.0000303878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807881773399" calcext:value-type="float">
            <text:p>3.2807881773399</text:p>
          </table:table-cell>
          <table:table-cell office:value-type="float" office:value="0.0000126466" calcext:value-type="float">
            <text:p>0.0000126466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3161640121993" calcext:value-type="float">
            <text:p>1.73161640121993</text:p>
          </table:table-cell>
          <table:table-cell office:value-type="float" office:value="0.0000039686" calcext:value-type="float">
            <text:p>0.0000039686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258064516129" calcext:value-type="float">
            <text:p>18.258064516129</text:p>
          </table:table-cell>
          <table:table-cell office:value-type="float" office:value="0.0002721861" calcext:value-type="float">
            <text:p>0.0002721861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1587301587302" calcext:value-type="float">
            <text:p>22.1587301587302</text:p>
          </table:table-cell>
          <table:table-cell office:value-type="float" office:value="0.0002917519" calcext:value-type="float">
            <text:p>0.0002917519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3571428571429" calcext:value-type="float">
            <text:p>6.63571428571429</text:p>
          </table:table-cell>
          <table:table-cell office:value-type="float" office:value="0.0000332418" calcext:value-type="float">
            <text:p>0.0000332418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8533333333333" calcext:value-type="float">
            <text:p>4.08533333333333</text:p>
          </table:table-cell>
          <table:table-cell office:value-type="float" office:value="0.0000148093" calcext:value-type="float">
            <text:p>0.0000148093</text:p>
          </table:table-cell>
        </table:table-row>
        <table:table-row table:style-name="ro1">
          <table:table-cell office:value-type="string" calcext:value-type="string">
            <text:p>math_no_diff_int_no_div_KBC_max_term_size_3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0427275387767" calcext:value-type="float">
            <text:p>2.20427275387767</text:p>
          </table:table-cell>
          <table:table-cell office:value-type="float" office:value="0.0000046921" calcext:value-type="float">
            <text:p>0.0000046921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78632478632479" calcext:value-type="float">
            <text:p>4.78632478632479</text:p>
          </table:table-cell>
          <table:table-cell office:value-type="float" office:value="0.0000372947" calcext:value-type="float">
            <text:p>0.0000372947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5615763546798" calcext:value-type="float">
            <text:p>3.25615763546798</text:p>
          </table:table-cell>
          <table:table-cell office:value-type="float" office:value="0.0000157287" calcext:value-type="float">
            <text:p>0.0000157287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3297187394104" calcext:value-type="float">
            <text:p>1.73297187394104</text:p>
          </table:table-cell>
          <table:table-cell office:value-type="float" office:value="0.0000048184" calcext:value-type="float">
            <text:p>0.0000048184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3064516129032" calcext:value-type="float">
            <text:p>18.3064516129032</text:p>
          </table:table-cell>
          <table:table-cell office:value-type="float" office:value="0.0003370978" calcext:value-type="float">
            <text:p>0.0003370978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1587301587302" calcext:value-type="float">
            <text:p>22.1587301587302</text:p>
          </table:table-cell>
          <table:table-cell office:value-type="float" office:value="0.0003609743" calcext:value-type="float">
            <text:p>0.0003609743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8571428571429" calcext:value-type="float">
            <text:p>6.68571428571429</text:p>
          </table:table-cell>
          <table:table-cell office:value-type="float" office:value="0.0000407173" calcext:value-type="float">
            <text:p>0.0000407173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12" calcext:value-type="float">
            <text:p>4.112</text:p>
          </table:table-cell>
          <table:table-cell office:value-type="float" office:value="0.0000177426" calcext:value-type="float">
            <text:p>0.0000177426</text:p>
          </table:table-cell>
        </table:table-row>
        <table:table-row table:style-name="ro1">
          <table:table-cell office:value-type="string" calcext:value-type="string">
            <text:p>math_no_diff_int_no_div_KBC_max_term_size_4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1129645888206" calcext:value-type="float">
            <text:p>2.21129645888206</text:p>
          </table:table-cell>
          <table:table-cell office:value-type="float" office:value="0.0000056316" calcext:value-type="float">
            <text:p>0.0000056316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034188034188" calcext:value-type="float">
            <text:p>4.8034188034188</text:p>
          </table:table-cell>
          <table:table-cell office:value-type="float" office:value="0.0000531081" calcext:value-type="float">
            <text:p>0.0000531081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26600985221675" calcext:value-type="float">
            <text:p>3.26600985221675</text:p>
          </table:table-cell>
          <table:table-cell office:value-type="float" office:value="0.0000218528" calcext:value-type="float">
            <text:p>0.0000218528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4110471026771" calcext:value-type="float">
            <text:p>1.74110471026771</text:p>
          </table:table-cell>
          <table:table-cell office:value-type="float" office:value="0.0000064042" calcext:value-type="float">
            <text:p>0.0000064042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3870967741935" calcext:value-type="float">
            <text:p>18.3870967741935</text:p>
          </table:table-cell>
          <table:table-cell office:value-type="float" office:value="0.0004882366" calcext:value-type="float">
            <text:p>0.0004882366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2539682539683" calcext:value-type="float">
            <text:p>22.2539682539683</text:p>
          </table:table-cell>
          <table:table-cell office:value-type="float" office:value="0.0004465964" calcext:value-type="float">
            <text:p>0.0004465964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2857142857143" calcext:value-type="float">
            <text:p>6.72857142857143</text:p>
          </table:table-cell>
          <table:table-cell office:value-type="float" office:value="0.0000560077" calcext:value-type="float">
            <text:p>0.0000560077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36" calcext:value-type="float">
            <text:p>4.136</text:p>
          </table:table-cell>
          <table:table-cell office:value-type="float" office:value="0.0000239408" calcext:value-type="float">
            <text:p>0.0000239408</text:p>
          </table:table-cell>
        </table:table-row>
        <table:table-row table:style-name="ro1">
          <table:table-cell office:value-type="string" calcext:value-type="string">
            <text:p>math_no_diff_int_no_div_KBC_max_term_size_6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2475856014047" calcext:value-type="float">
            <text:p>2.22475856014047</text:p>
          </table:table-cell>
          <table:table-cell office:value-type="float" office:value="0.000007335" calcext:value-type="float">
            <text:p>0.000007335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random_terms_large</text:p>
          </table:table-cell>
          <table:table-cell office:value-type="float" office:value="4.88888888888889" calcext:value-type="float">
            <text:p>4.88888888888889</text:p>
          </table:table-cell>
          <table:table-cell office:value-type="float" office:value="0.0002140213" calcext:value-type="float">
            <text:p>0.0002140213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33004926108374" calcext:value-type="float">
            <text:p>3.33004926108374</text:p>
          </table:table-cell>
          <table:table-cell office:value-type="float" office:value="0.000070353" calcext:value-type="float">
            <text:p>0.000070353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5330396475771" calcext:value-type="float">
            <text:p>1.75330396475771</text:p>
          </table:table-cell>
          <table:table-cell office:value-type="float" office:value="0.0000169195" calcext:value-type="float">
            <text:p>0.0000169195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random_terms_h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2.2539682539683" calcext:value-type="float">
            <text:p>22.2539682539683</text:p>
          </table:table-cell>
          <table:table-cell office:value-type="float" office:value="0.00176404" calcext:value-type="float">
            <text:p>0.00176404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0.0002069013" calcext:value-type="float">
            <text:p>0.0002069013</text:p>
          </table:table-cell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no_div_random_terms_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term_size_8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24231782265145" calcext:value-type="float">
            <text:p>2.24231782265145</text:p>
          </table:table-cell>
          <table:table-cell office:value-type="float" office:value="0.0000183267" calcext:value-type="float">
            <text:p>0.0000183267</text:p>
          </table:table-cell>
        </table:table-row>
      </table:table>
      <table:table table:name="Pivot Table_results_1" table:style-name="ta1"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49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testSet</text:p>
          </table:table-cell>
          <table:table-cell table:style-name="ce8" office:value-type="string" calcext:value-type="string">
            <text:p>ruleSet</text:p>
          </table:table-cell>
          <table:table-cell table:style-name="ce14" office:value-type="string" calcext:value-type="string">
            <text:p>Sum - avgDiff</text:p>
          </table:table-cell>
          <table:table-cell table:style-name="ce44" office:value-type="string" calcext:value-type="string">
            <text:p>Sum - avgTime</text:p>
          </table:table-cell>
        </table:table-row>
        <table:table-row table:style-name="ro1">
          <table:table-cell table:style-name="ce3" office:value-type="string" calcext:value-type="string">
            <text:p>no_div_random_terms_huge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15" office:value-type="float" office:value="23.1111111111111" calcext:value-type="float">
            <text:p>23.1111111111111</text:p>
          </table:table-cell>
          <table:table-cell table:style-name="ce45" office:value-type="float" office:value="0.000582876" calcext:value-type="float">
            <text:p>0.00058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6" office:value-type="float" office:value="23.2063492063492" calcext:value-type="float">
            <text:p>23.2063492063492</text:p>
          </table:table-cell>
          <table:table-cell table:style-name="ce46" office:value-type="float" office:value="0.0006278758" calcext:value-type="float">
            <text:p>0.00062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20598603" calcext:value-type="float">
            <text:p>0.002059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6" office:value-type="float" office:value="22.6349206349206" calcext:value-type="float">
            <text:p>22.6349206349206</text:p>
          </table:table-cell>
          <table:table-cell table:style-name="ce46" office:value-type="float" office:value="0.0006603781" calcext:value-type="float">
            <text:p>0.00066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6" office:value-type="float" office:value="22.6349206349206" calcext:value-type="float">
            <text:p>22.6349206349206</text:p>
          </table:table-cell>
          <table:table-cell table:style-name="ce46" office:value-type="float" office:value="0.0006931674" calcext:value-type="float">
            <text:p>0.00069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16" office:value-type="float" office:value="22.6031746031746" calcext:value-type="float">
            <text:p>22.6031746031746</text:p>
          </table:table-cell>
          <table:table-cell table:style-name="ce46" office:value-type="float" office:value="0.0008336063" calcext:value-type="float">
            <text:p>0.000833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6" office:value-type="float" office:value="22.6031746031746" calcext:value-type="float">
            <text:p>22.6031746031746</text:p>
          </table:table-cell>
          <table:table-cell table:style-name="ce46" office:value-type="float" office:value="0.0008780565" calcext:value-type="float">
            <text:p>0.00087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11470655" calcext:value-type="float">
            <text:p>0.00114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6" office:value-type="float" office:value="22.4761904761905" calcext:value-type="float">
            <text:p>22.4761904761905</text:p>
          </table:table-cell>
          <table:table-cell table:style-name="ce46" office:value-type="float" office:value="0.0004063038" calcext:value-type="float">
            <text:p>0.0004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6" office:value-type="float" office:value="22.5714285714286" calcext:value-type="float">
            <text:p>22.5714285714286</text:p>
          </table:table-cell>
          <table:table-cell table:style-name="ce46" office:value-type="float" office:value="0.0004481303" calcext:value-type="float">
            <text:p>0.00044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14100209" calcext:value-type="float">
            <text:p>0.00141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6" office:value-type="float" office:value="22.6666666666667" calcext:value-type="float">
            <text:p>22.6666666666667</text:p>
          </table:table-cell>
          <table:table-cell table:style-name="ce46" office:value-type="float" office:value="0.0004974754" calcext:value-type="float">
            <text:p>0.00049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6" office:value-type="float" office:value="22.6984126984127" calcext:value-type="float">
            <text:p>22.6984126984127</text:p>
          </table:table-cell>
          <table:table-cell table:style-name="ce46" office:value-type="float" office:value="0.0005383082" calcext:value-type="float">
            <text:p>0.00053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16" office:value-type="float" office:value="22.5396825396825" calcext:value-type="float">
            <text:p>22.5396825396825</text:p>
          </table:table-cell>
          <table:table-cell table:style-name="ce46" office:value-type="float" office:value="0.0017614113" calcext:value-type="float">
            <text:p>0.00176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6" office:value-type="float" office:value="22.4761904761905" calcext:value-type="float">
            <text:p>22.4761904761905</text:p>
          </table:table-cell>
          <table:table-cell table:style-name="ce46" office:value-type="float" office:value="0.0005288005" calcext:value-type="float">
            <text:p>0.000528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6" office:value-type="float" office:value="22.5714285714286" calcext:value-type="float">
            <text:p>22.5714285714286</text:p>
          </table:table-cell>
          <table:table-cell table:style-name="ce46" office:value-type="float" office:value="0.0005693373" calcext:value-type="float">
            <text:p>0.00056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6" office:value-type="float" office:value="22.4126984126984" calcext:value-type="float">
            <text:p>22.4126984126984</text:p>
          </table:table-cell>
          <table:table-cell table:style-name="ce46" office:value-type="float" office:value="0.0002651173" calcext:value-type="float">
            <text:p>0.00026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16" office:value-type="float" office:value="22.4444444444444" calcext:value-type="float">
            <text:p>22.4444444444444</text:p>
          </table:table-cell>
          <table:table-cell table:style-name="ce46" office:value-type="float" office:value="0.0003176878" calcext:value-type="float">
            <text:p>0.00031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6" office:value-type="float" office:value="22.4126984126984" calcext:value-type="float">
            <text:p>22.4126984126984</text:p>
          </table:table-cell>
          <table:table-cell table:style-name="ce46" office:value-type="float" office:value="0.0003202228" calcext:value-type="float">
            <text:p>0.000320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16" office:value-type="float" office:value="22.4444444444444" calcext:value-type="float">
            <text:p>22.4444444444444</text:p>
          </table:table-cell>
          <table:table-cell table:style-name="ce46" office:value-type="float" office:value="0.000386569" calcext:value-type="float">
            <text:p>0.00038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6" office:value-type="float" office:value="22.4126984126984" calcext:value-type="float">
            <text:p>22.4126984126984</text:p>
          </table:table-cell>
          <table:table-cell table:style-name="ce46" office:value-type="float" office:value="0.0004384987" calcext:value-type="float">
            <text:p>0.00043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04682437" calcext:value-type="float">
            <text:p>0.000468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16691374" calcext:value-type="float">
            <text:p>0.001669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16" office:value-type="float" office:value="22.5079365079365" calcext:value-type="float">
            <text:p>22.5079365079365</text:p>
          </table:table-cell>
          <table:table-cell table:style-name="ce46" office:value-type="float" office:value="0.0017737765" calcext:value-type="float">
            <text:p>0.001773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6" office:value-type="float" office:value="22.952380952381" calcext:value-type="float">
            <text:p>22.952380952381</text:p>
          </table:table-cell>
          <table:table-cell table:style-name="ce46" office:value-type="float" office:value="0.0005553814" calcext:value-type="float">
            <text:p>0.00055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16" office:value-type="float" office:value="23.047619047619" calcext:value-type="float">
            <text:p>23.047619047619</text:p>
          </table:table-cell>
          <table:table-cell table:style-name="ce46" office:value-type="float" office:value="0.0006006052" calcext:value-type="float">
            <text:p>0.000600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6" office:value-type="float" office:value="22.3492063492063" calcext:value-type="float">
            <text:p>22.3492063492063</text:p>
          </table:table-cell>
          <table:table-cell table:style-name="ce46" office:value-type="float" office:value="0.0006518358" calcext:value-type="float">
            <text:p>0.00065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16" office:value-type="float" office:value="22.3492063492063" calcext:value-type="float">
            <text:p>22.3492063492063</text:p>
          </table:table-cell>
          <table:table-cell table:style-name="ce46" office:value-type="float" office:value="0.000703151" calcext:value-type="float">
            <text:p>0.00070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6" office:value-type="float" office:value="22.3492063492063" calcext:value-type="float">
            <text:p>22.3492063492063</text:p>
          </table:table-cell>
          <table:table-cell table:style-name="ce46" office:value-type="float" office:value="0.0007990143" calcext:value-type="float">
            <text:p>0.000799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16" office:value-type="float" office:value="22.3492063492063" calcext:value-type="float">
            <text:p>22.3492063492063</text:p>
          </table:table-cell>
          <table:table-cell table:style-name="ce46" office:value-type="float" office:value="0.0008616959" calcext:value-type="float">
            <text:p>0.000861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6" office:value-type="float" office:value="22.2857142857143" calcext:value-type="float">
            <text:p>22.2857142857143</text:p>
          </table:table-cell>
          <table:table-cell table:style-name="ce46" office:value-type="float" office:value="0.0003912245" calcext:value-type="float">
            <text:p>0.00039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16" office:value-type="float" office:value="22.3809523809524" calcext:value-type="float">
            <text:p>22.3809523809524</text:p>
          </table:table-cell>
          <table:table-cell table:style-name="ce46" office:value-type="float" office:value="0.0004297367" calcext:value-type="float">
            <text:p>0.00042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6" office:value-type="float" office:value="22.3492063492063" calcext:value-type="float">
            <text:p>22.3492063492063</text:p>
          </table:table-cell>
          <table:table-cell table:style-name="ce46" office:value-type="float" office:value="0.000466033" calcext:value-type="float">
            <text:p>0.00046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16" office:value-type="float" office:value="22.4444444444444" calcext:value-type="float">
            <text:p>22.4444444444444</text:p>
          </table:table-cell>
          <table:table-cell table:style-name="ce46" office:value-type="float" office:value="0.0005040134" calcext:value-type="float">
            <text:p>0.00050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6" office:value-type="float" office:value="22.5396825396825" calcext:value-type="float">
            <text:p>22.5396825396825</text:p>
          </table:table-cell>
          <table:table-cell table:style-name="ce46" office:value-type="float" office:value="0.000518286" calcext:value-type="float">
            <text:p>0.00051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16" office:value-type="float" office:value="22.6349206349206" calcext:value-type="float">
            <text:p>22.6349206349206</text:p>
          </table:table-cell>
          <table:table-cell table:style-name="ce46" office:value-type="float" office:value="0.0005630797" calcext:value-type="float">
            <text:p>0.00056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16" office:value-type="float" office:value="22.1587301587302" calcext:value-type="float">
            <text:p>22.1587301587302</text:p>
          </table:table-cell>
          <table:table-cell table:style-name="ce46" office:value-type="float" office:value="0.0002375491" calcext:value-type="float">
            <text:p>0.00023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16" office:value-type="float" office:value="22.1587301587302" calcext:value-type="float">
            <text:p>22.1587301587302</text:p>
          </table:table-cell>
          <table:table-cell table:style-name="ce46" office:value-type="float" office:value="0.0002917519" calcext:value-type="float">
            <text:p>0.00029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16" office:value-type="float" office:value="22.1587301587302" calcext:value-type="float">
            <text:p>22.1587301587302</text:p>
          </table:table-cell>
          <table:table-cell table:style-name="ce46" office:value-type="float" office:value="0.0002956858" calcext:value-type="float">
            <text:p>0.00029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16" office:value-type="float" office:value="22.1587301587302" calcext:value-type="float">
            <text:p>22.1587301587302</text:p>
          </table:table-cell>
          <table:table-cell table:style-name="ce46" office:value-type="float" office:value="0.0003609743" calcext:value-type="float">
            <text:p>0.00036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16" office:value-type="float" office:value="22.1587301587302" calcext:value-type="float">
            <text:p>22.1587301587302</text:p>
          </table:table-cell>
          <table:table-cell table:style-name="ce46" office:value-type="float" office:value="0.0004163668" calcext:value-type="float">
            <text:p>0.00041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16" office:value-type="float" office:value="22.2539682539683" calcext:value-type="float">
            <text:p>22.2539682539683</text:p>
          </table:table-cell>
          <table:table-cell table:style-name="ce46" office:value-type="float" office:value="0.0004465964" calcext:value-type="float">
            <text:p>0.00044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16" office:value-type="float" office:value="22.2539682539683" calcext:value-type="float">
            <text:p>22.2539682539683</text:p>
          </table:table-cell>
          <table:table-cell table:style-name="ce46" office:value-type="float" office:value="0.001627952" calcext:value-type="float">
            <text:p>0.00162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16" office:value-type="float" office:value="22.2539682539683" calcext:value-type="float">
            <text:p>22.2539682539683</text:p>
          </table:table-cell>
          <table:table-cell table:style-name="ce46" office:value-type="float" office:value="0.00176404" calcext:value-type="float">
            <text:p>0.00176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6" office:value-type="float" office:value="22.984126984127" calcext:value-type="float">
            <text:p>22.984126984127</text:p>
          </table:table-cell>
          <table:table-cell table:style-name="ce46" office:value-type="float" office:value="0.0003759257" calcext:value-type="float">
            <text:p>0.00037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16" office:value-type="float" office:value="23.015873015873" calcext:value-type="float">
            <text:p>23.015873015873</text:p>
          </table:table-cell>
          <table:table-cell table:style-name="ce46" office:value-type="float" office:value="0.0009364559" calcext:value-type="float">
            <text:p>0.00093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6" office:value-type="float" office:value="23.6190476190476" calcext:value-type="float">
            <text:p>23.6190476190476</text:p>
          </table:table-cell>
          <table:table-cell table:style-name="ce46" office:value-type="float" office:value="0.0004404138" calcext:value-type="float">
            <text:p>0.00044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6" office:value-type="float" office:value="23.1111111111111" calcext:value-type="float">
            <text:p>23.1111111111111</text:p>
          </table:table-cell>
          <table:table-cell table:style-name="ce46" office:value-type="float" office:value="0.0005731996" calcext:value-type="float">
            <text:p>0.00057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16" office:value-type="float" office:value="23.015873015873" calcext:value-type="float">
            <text:p>23.015873015873</text:p>
          </table:table-cell>
          <table:table-cell table:style-name="ce46" office:value-type="float" office:value="0.0013351366" calcext:value-type="float">
            <text:p>0.00133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6" office:value-type="float" office:value="21.8095238095238" calcext:value-type="float">
            <text:p>21.8095238095238</text:p>
          </table:table-cell>
          <table:table-cell table:style-name="ce46" office:value-type="float" office:value="0.0003017297" calcext:value-type="float">
            <text:p>0.000301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6" office:value-type="float" office:value="22.8888888888889" calcext:value-type="float">
            <text:p>22.8888888888889</text:p>
          </table:table-cell>
          <table:table-cell table:style-name="ce46" office:value-type="float" office:value="0.0003623205" calcext:value-type="float">
            <text:p>0.000362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6" office:value-type="float" office:value="22.952380952381" calcext:value-type="float">
            <text:p>22.952380952381</text:p>
          </table:table-cell>
          <table:table-cell table:style-name="ce46" office:value-type="float" office:value="0.000356946" calcext:value-type="float">
            <text:p>0.00035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16" office:value-type="float" office:value="21.8095238095238" calcext:value-type="float">
            <text:p>21.8095238095238</text:p>
          </table:table-cell>
          <table:table-cell table:style-name="ce46" office:value-type="float" office:value="0.0002670967" calcext:value-type="float">
            <text:p>0.00026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16" office:value-type="float" office:value="21.8095238095238" calcext:value-type="float">
            <text:p>21.8095238095238</text:p>
          </table:table-cell>
          <table:table-cell table:style-name="ce46" office:value-type="float" office:value="0.0002853546" calcext:value-type="float">
            <text:p>0.00028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16" office:value-type="float" office:value="22.6349206349206" calcext:value-type="float">
            <text:p>22.6349206349206</text:p>
          </table:table-cell>
          <table:table-cell table:style-name="ce46" office:value-type="float" office:value="0.0003720074" calcext:value-type="float">
            <text:p>0.000372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17" office:value-type="float" office:value="23.015873015873" calcext:value-type="float">
            <text:p>23.015873015873</text:p>
          </table:table-cell>
          <table:table-cell table:style-name="ce47" office:value-type="float" office:value="0.000766315" calcext:value-type="float">
            <text:p>0.0007663</text:p>
          </table:table-cell>
        </table:table-row>
        <table:table-row table:style-name="ro1">
          <table:table-cell table:style-name="ce3" office:value-type="string" calcext:value-type="string">
            <text:p>no_div_random_terms_large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18" office:value-type="float" office:value="6.79285714285714" calcext:value-type="float">
            <text:p>6.79285714285714</text:p>
          </table:table-cell>
          <table:table-cell table:style-name="ce45" office:value-type="float" office:value="0.0000702099" calcext:value-type="float">
            <text:p>0.000070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9" office:value-type="float" office:value="6.79285714285714" calcext:value-type="float">
            <text:p>6.79285714285714</text:p>
          </table:table-cell>
          <table:table-cell table:style-name="ce46" office:value-type="float" office:value="0.0000744423" calcext:value-type="float">
            <text:p>0.000074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254749" calcext:value-type="float">
            <text:p>0.00025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827378" calcext:value-type="float">
            <text:p>0.000082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830826" calcext:value-type="float">
            <text:p>0.00008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19" office:value-type="float" office:value="6.79285714285714" calcext:value-type="float">
            <text:p>6.79285714285714</text:p>
          </table:table-cell>
          <table:table-cell table:style-name="ce46" office:value-type="float" office:value="0.0001062891" calcext:value-type="float">
            <text:p>0.0001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9" office:value-type="float" office:value="6.79285714285714" calcext:value-type="float">
            <text:p>6.79285714285714</text:p>
          </table:table-cell>
          <table:table-cell table:style-name="ce46" office:value-type="float" office:value="0.0001058198" calcext:value-type="float">
            <text:p>0.00010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1378025" calcext:value-type="float">
            <text:p>0.00013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0479276" calcext:value-type="float">
            <text:p>0.00004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0516215" calcext:value-type="float">
            <text:p>0.00005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1712963" calcext:value-type="float">
            <text:p>0.000171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9" office:value-type="float" office:value="6.84285714285714" calcext:value-type="float">
            <text:p>6.84285714285714</text:p>
          </table:table-cell>
          <table:table-cell table:style-name="ce46" office:value-type="float" office:value="0.0000582569" calcext:value-type="float">
            <text:p>0.00005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9" office:value-type="float" office:value="6.84285714285714" calcext:value-type="float">
            <text:p>6.84285714285714</text:p>
          </table:table-cell>
          <table:table-cell table:style-name="ce46" office:value-type="float" office:value="0.0000621949" calcext:value-type="float">
            <text:p>0.00006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2167067" calcext:value-type="float">
            <text:p>0.000216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637645" calcext:value-type="float">
            <text:p>0.000063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668029" calcext:value-type="float">
            <text:p>0.000066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9" office:value-type="float" office:value="6.65" calcext:value-type="float">
            <text:p>6.65</text:p>
          </table:table-cell>
          <table:table-cell table:style-name="ce46" office:value-type="float" office:value="0.0000313133" calcext:value-type="float">
            <text:p>0.000031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19" office:value-type="float" office:value="6.65" calcext:value-type="float">
            <text:p>6.65</text:p>
          </table:table-cell>
          <table:table-cell table:style-name="ce46" office:value-type="float" office:value="0.0000362382" calcext:value-type="float">
            <text:p>0.00003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9" office:value-type="float" office:value="6.7" calcext:value-type="float">
            <text:p>6.7</text:p>
          </table:table-cell>
          <table:table-cell table:style-name="ce46" office:value-type="float" office:value="0.0000377889" calcext:value-type="float">
            <text:p>0.00003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19" office:value-type="float" office:value="6.7" calcext:value-type="float">
            <text:p>6.7</text:p>
          </table:table-cell>
          <table:table-cell table:style-name="ce46" office:value-type="float" office:value="0.0000431728" calcext:value-type="float">
            <text:p>0.00004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9" office:value-type="float" office:value="6.74285714285714" calcext:value-type="float">
            <text:p>6.74285714285714</text:p>
          </table:table-cell>
          <table:table-cell table:style-name="ce46" office:value-type="float" office:value="0.0000552048" calcext:value-type="float">
            <text:p>0.00005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19" office:value-type="float" office:value="6.74285714285714" calcext:value-type="float">
            <text:p>6.74285714285714</text:p>
          </table:table-cell>
          <table:table-cell table:style-name="ce46" office:value-type="float" office:value="0.0000588877" calcext:value-type="float">
            <text:p>0.00005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2046571" calcext:value-type="float">
            <text:p>0.00020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2092621" calcext:value-type="float">
            <text:p>0.00020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9" office:value-type="float" office:value="6.9" calcext:value-type="float">
            <text:p>6.9</text:p>
          </table:table-cell>
          <table:table-cell table:style-name="ce46" office:value-type="float" office:value="0.0000670236" calcext:value-type="float">
            <text:p>0.00006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19" office:value-type="float" office:value="6.9" calcext:value-type="float">
            <text:p>6.9</text:p>
          </table:table-cell>
          <table:table-cell table:style-name="ce46" office:value-type="float" office:value="0.0000714564" calcext:value-type="float">
            <text:p>0.00007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0809095" calcext:value-type="float">
            <text:p>0.00008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0843913" calcext:value-type="float">
            <text:p>0.000084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9" office:value-type="float" office:value="6.77857142857143" calcext:value-type="float">
            <text:p>6.77857142857143</text:p>
          </table:table-cell>
          <table:table-cell table:style-name="ce46" office:value-type="float" office:value="0.0001010215" calcext:value-type="float">
            <text:p>0.00010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19" office:value-type="float" office:value="6.77857142857143" calcext:value-type="float">
            <text:p>6.77857142857143</text:p>
          </table:table-cell>
          <table:table-cell table:style-name="ce46" office:value-type="float" office:value="0.0001043594" calcext:value-type="float">
            <text:p>0.000104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9" office:value-type="float" office:value="6.75714285714286" calcext:value-type="float">
            <text:p>6.75714285714286</text:p>
          </table:table-cell>
          <table:table-cell table:style-name="ce46" office:value-type="float" office:value="0.0000461027" calcext:value-type="float">
            <text:p>0.00004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19" office:value-type="float" office:value="6.75714285714286" calcext:value-type="float">
            <text:p>6.75714285714286</text:p>
          </table:table-cell>
          <table:table-cell table:style-name="ce46" office:value-type="float" office:value="0.0000498242" calcext:value-type="float">
            <text:p>0.000049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9" office:value-type="float" office:value="6.75714285714286" calcext:value-type="float">
            <text:p>6.75714285714286</text:p>
          </table:table-cell>
          <table:table-cell table:style-name="ce46" office:value-type="float" office:value="0.0000547921" calcext:value-type="float">
            <text:p>0.00005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19" office:value-type="float" office:value="6.75714285714286" calcext:value-type="float">
            <text:p>6.75714285714286</text:p>
          </table:table-cell>
          <table:table-cell table:style-name="ce46" office:value-type="float" office:value="0.0000591013" calcext:value-type="float">
            <text:p>0.000059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620413" calcext:value-type="float">
            <text:p>0.00006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19" office:value-type="float" office:value="6.76428571428571" calcext:value-type="float">
            <text:p>6.76428571428571</text:p>
          </table:table-cell>
          <table:table-cell table:style-name="ce46" office:value-type="float" office:value="0.0000658455" calcext:value-type="float">
            <text:p>0.00006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19" office:value-type="float" office:value="6.63571428571429" calcext:value-type="float">
            <text:p>6.63571428571429</text:p>
          </table:table-cell>
          <table:table-cell table:style-name="ce46" office:value-type="float" office:value="0.0000283554" calcext:value-type="float">
            <text:p>0.00002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19" office:value-type="float" office:value="6.63571428571429" calcext:value-type="float">
            <text:p>6.63571428571429</text:p>
          </table:table-cell>
          <table:table-cell table:style-name="ce46" office:value-type="float" office:value="0.0000332418" calcext:value-type="float">
            <text:p>0.00003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19" office:value-type="float" office:value="6.68571428571429" calcext:value-type="float">
            <text:p>6.68571428571429</text:p>
          </table:table-cell>
          <table:table-cell table:style-name="ce46" office:value-type="float" office:value="0.0000348725" calcext:value-type="float">
            <text:p>0.000034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19" office:value-type="float" office:value="6.68571428571429" calcext:value-type="float">
            <text:p>6.68571428571429</text:p>
          </table:table-cell>
          <table:table-cell table:style-name="ce46" office:value-type="float" office:value="0.0000407173" calcext:value-type="float">
            <text:p>0.00004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19" office:value-type="float" office:value="6.72857142857143" calcext:value-type="float">
            <text:p>6.72857142857143</text:p>
          </table:table-cell>
          <table:table-cell table:style-name="ce46" office:value-type="float" office:value="0.0000526146" calcext:value-type="float">
            <text:p>0.00005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19" office:value-type="float" office:value="6.72857142857143" calcext:value-type="float">
            <text:p>6.72857142857143</text:p>
          </table:table-cell>
          <table:table-cell table:style-name="ce46" office:value-type="float" office:value="0.0000560077" calcext:value-type="float">
            <text:p>0.00005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2008349" calcext:value-type="float">
            <text:p>0.000200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19" office:value-type="float" office:value="6.75" calcext:value-type="float">
            <text:p>6.75</text:p>
          </table:table-cell>
          <table:table-cell table:style-name="ce46" office:value-type="float" office:value="0.0002069013" calcext:value-type="float">
            <text:p>0.00020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9" office:value-type="float" office:value="6.80714285714286" calcext:value-type="float">
            <text:p>6.80714285714286</text:p>
          </table:table-cell>
          <table:table-cell table:style-name="ce46" office:value-type="float" office:value="0.0000463653" calcext:value-type="float">
            <text:p>0.00004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19" office:value-type="float" office:value="6.81428571428571" calcext:value-type="float">
            <text:p>6.81428571428571</text:p>
          </table:table-cell>
          <table:table-cell table:style-name="ce46" office:value-type="float" office:value="0.0001131795" calcext:value-type="float">
            <text:p>0.00011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9" office:value-type="float" office:value="7.00714285714286" calcext:value-type="float">
            <text:p>7.00714285714286</text:p>
          </table:table-cell>
          <table:table-cell table:style-name="ce46" office:value-type="float" office:value="0.0000542684" calcext:value-type="float">
            <text:p>0.00005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9" office:value-type="float" office:value="6.82857142857143" calcext:value-type="float">
            <text:p>6.82857142857143</text:p>
          </table:table-cell>
          <table:table-cell table:style-name="ce46" office:value-type="float" office:value="0.0000711421" calcext:value-type="float">
            <text:p>0.00007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19" office:value-type="float" office:value="6.81428571428571" calcext:value-type="float">
            <text:p>6.81428571428571</text:p>
          </table:table-cell>
          <table:table-cell table:style-name="ce46" office:value-type="float" office:value="0.0001636519" calcext:value-type="float">
            <text:p>0.00016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9" office:value-type="float" office:value="6.41428571428572" calcext:value-type="float">
            <text:p>6.41428571428572</text:p>
          </table:table-cell>
          <table:table-cell table:style-name="ce46" office:value-type="float" office:value="0.0000359322" calcext:value-type="float">
            <text:p>0.00003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9" office:value-type="float" office:value="6.65714285714286" calcext:value-type="float">
            <text:p>6.65714285714286</text:p>
          </table:table-cell>
          <table:table-cell table:style-name="ce46" office:value-type="float" office:value="0.0000408765" calcext:value-type="float">
            <text:p>0.00004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9" office:value-type="float" office:value="6.65714285714286" calcext:value-type="float">
            <text:p>6.65714285714286</text:p>
          </table:table-cell>
          <table:table-cell table:style-name="ce46" office:value-type="float" office:value="0.0000453661" calcext:value-type="float">
            <text:p>0.00004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19" office:value-type="float" office:value="6.42142857142857" calcext:value-type="float">
            <text:p>6.42142857142857</text:p>
          </table:table-cell>
          <table:table-cell table:style-name="ce46" office:value-type="float" office:value="0.0000330179" calcext:value-type="float">
            <text:p>0.00003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19" office:value-type="float" office:value="6.42142857142857" calcext:value-type="float">
            <text:p>6.42142857142857</text:p>
          </table:table-cell>
          <table:table-cell table:style-name="ce46" office:value-type="float" office:value="0.0000355176" calcext:value-type="float">
            <text:p>0.000035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19" office:value-type="float" office:value="6.57142857142857" calcext:value-type="float">
            <text:p>6.57142857142857</text:p>
          </table:table-cell>
          <table:table-cell table:style-name="ce46" office:value-type="float" office:value="0.0000478313" calcext:value-type="float">
            <text:p>0.000047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20" office:value-type="float" office:value="6.81428571428571" calcext:value-type="float">
            <text:p>6.81428571428571</text:p>
          </table:table-cell>
          <table:table-cell table:style-name="ce47" office:value-type="float" office:value="0.0000918969" calcext:value-type="float">
            <text:p>0.0000919</text:p>
          </table:table-cell>
        </table:table-row>
        <table:table-row table:style-name="ro1">
          <table:table-cell table:style-name="ce3" office:value-type="string" calcext:value-type="string">
            <text:p>no_div_random_terms_medium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21"/>
          <table:table-cell table:style-name="ce45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3" office:value-type="float" office:value="4.15466666666667" calcext:value-type="float">
            <text:p>4.15466666666667</text:p>
          </table:table-cell>
          <table:table-cell table:style-name="ce46" office:value-type="float" office:value="0.0000204177" calcext:value-type="float">
            <text:p>0.00002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3" office:value-type="float" office:value="4.14933333333333" calcext:value-type="float">
            <text:p>4.14933333333333</text:p>
          </table:table-cell>
          <table:table-cell table:style-name="ce46" office:value-type="float" office:value="0.0000215541" calcext:value-type="float">
            <text:p>0.00002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3" office:value-type="float" office:value="4.24533333333333" calcext:value-type="float">
            <text:p>4.24533333333333</text:p>
          </table:table-cell>
          <table:table-cell table:style-name="ce46" office:value-type="float" office:value="0.0000239897" calcext:value-type="float">
            <text:p>0.00002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3" office:value-type="float" office:value="4.24" calcext:value-type="float">
            <text:p>4.24</text:p>
          </table:table-cell>
          <table:table-cell table:style-name="ce46" office:value-type="float" office:value="0.0000251228" calcext:value-type="float">
            <text:p>0.00002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3" office:value-type="float" office:value="4.11466666666667" calcext:value-type="float">
            <text:p>4.11466666666667</text:p>
          </table:table-cell>
          <table:table-cell table:style-name="ce46" office:value-type="float" office:value="0.0000146948" calcext:value-type="float">
            <text:p>0.00001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23" office:value-type="float" office:value="4.10933333333333" calcext:value-type="float">
            <text:p>4.10933333333333</text:p>
          </table:table-cell>
          <table:table-cell table:style-name="ce46" office:value-type="float" office:value="0.0000161376" calcext:value-type="float">
            <text:p>0.00001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3" office:value-type="float" office:value="4.14133333333333" calcext:value-type="float">
            <text:p>4.14133333333333</text:p>
          </table:table-cell>
          <table:table-cell table:style-name="ce46" office:value-type="float" office:value="0.0000175243" calcext:value-type="float">
            <text:p>0.00001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23" office:value-type="float" office:value="4.136" calcext:value-type="float">
            <text:p>4.136</text:p>
          </table:table-cell>
          <table:table-cell table:style-name="ce46" office:value-type="float" office:value="0.0000190273" calcext:value-type="float">
            <text:p>0.000019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3" office:value-type="float" office:value="4.16533333333333" calcext:value-type="float">
            <text:p>4.16533333333333</text:p>
          </table:table-cell>
          <table:table-cell table:style-name="ce46" office:value-type="float" office:value="0.0000241725" calcext:value-type="float">
            <text:p>0.00002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23" office:value-type="float" office:value="4.16" calcext:value-type="float">
            <text:p>4.16</text:p>
          </table:table-cell>
          <table:table-cell table:style-name="ce46" office:value-type="float" office:value="0.0000251686" calcext:value-type="float">
            <text:p>0.00002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3" office:value-type="float" office:value="4.13866666666667" calcext:value-type="float">
            <text:p>4.13866666666667</text:p>
          </table:table-cell>
          <table:table-cell table:style-name="ce46" office:value-type="float" office:value="0.0000196618" calcext:value-type="float">
            <text:p>0.00001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23" office:value-type="float" office:value="4.13066666666667" calcext:value-type="float">
            <text:p>4.13066666666667</text:p>
          </table:table-cell>
          <table:table-cell table:style-name="ce46" office:value-type="float" office:value="0.0000207785" calcext:value-type="float">
            <text:p>0.000020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3" office:value-type="float" office:value="4.20533333333333" calcext:value-type="float">
            <text:p>4.20533333333333</text:p>
          </table:table-cell>
          <table:table-cell table:style-name="ce46" office:value-type="float" office:value="0.0000226809" calcext:value-type="float">
            <text:p>0.000022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23" office:value-type="float" office:value="4.19733333333333" calcext:value-type="float">
            <text:p>4.19733333333333</text:p>
          </table:table-cell>
          <table:table-cell table:style-name="ce46" office:value-type="float" office:value="0.0000243421" calcext:value-type="float">
            <text:p>0.00002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23" office:value-type="float" office:value="4.09333333333333" calcext:value-type="float">
            <text:p>4.09333333333333</text:p>
          </table:table-cell>
          <table:table-cell table:style-name="ce46" office:value-type="float" office:value="0.0000134144" calcext:value-type="float">
            <text:p>0.000013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23" office:value-type="float" office:value="4.08533333333333" calcext:value-type="float">
            <text:p>4.08533333333333</text:p>
          </table:table-cell>
          <table:table-cell table:style-name="ce46" office:value-type="float" office:value="0.0000148093" calcext:value-type="float">
            <text:p>0.00001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23" office:value-type="float" office:value="4.12" calcext:value-type="float">
            <text:p>4.12</text:p>
          </table:table-cell>
          <table:table-cell table:style-name="ce46" office:value-type="float" office:value="0.0000163231" calcext:value-type="float">
            <text:p>0.0000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23" office:value-type="float" office:value="4.112" calcext:value-type="float">
            <text:p>4.112</text:p>
          </table:table-cell>
          <table:table-cell table:style-name="ce46" office:value-type="float" office:value="0.0000177426" calcext:value-type="float">
            <text:p>0.00001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23" office:value-type="float" office:value="4.144" calcext:value-type="float">
            <text:p>4.144</text:p>
          </table:table-cell>
          <table:table-cell table:style-name="ce46" office:value-type="float" office:value="0.0000228619" calcext:value-type="float">
            <text:p>0.00002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23" office:value-type="float" office:value="4.136" calcext:value-type="float">
            <text:p>4.136</text:p>
          </table:table-cell>
          <table:table-cell table:style-name="ce46" office:value-type="float" office:value="0.0000239408" calcext:value-type="float">
            <text:p>0.000023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22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3" office:value-type="float" office:value="4.224" calcext:value-type="float">
            <text:p>4.224</text:p>
          </table:table-cell>
          <table:table-cell table:style-name="ce46" office:value-type="float" office:value="0.0000200256" calcext:value-type="float">
            <text:p>0.00002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23" office:value-type="float" office:value="4.26933333333333" calcext:value-type="float">
            <text:p>4.26933333333333</text:p>
          </table:table-cell>
          <table:table-cell table:style-name="ce46" office:value-type="float" office:value="0.0000451417" calcext:value-type="float">
            <text:p>0.00004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3" office:value-type="float" office:value="4.432" calcext:value-type="float">
            <text:p>4.432</text:p>
          </table:table-cell>
          <table:table-cell table:style-name="ce46" office:value-type="float" office:value="0.0000231546" calcext:value-type="float">
            <text:p>0.00002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3" office:value-type="float" office:value="4.26666666666667" calcext:value-type="float">
            <text:p>4.26666666666667</text:p>
          </table:table-cell>
          <table:table-cell table:style-name="ce46" office:value-type="float" office:value="0.0000302982" calcext:value-type="float">
            <text:p>0.00003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23" office:value-type="float" office:value="4.26933333333333" calcext:value-type="float">
            <text:p>4.26933333333333</text:p>
          </table:table-cell>
          <table:table-cell table:style-name="ce46" office:value-type="float" office:value="0.0000610123" calcext:value-type="float">
            <text:p>0.00006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3" office:value-type="float" office:value="3.896" calcext:value-type="float">
            <text:p>3.896</text:p>
          </table:table-cell>
          <table:table-cell table:style-name="ce46" office:value-type="float" office:value="0.0000162795" calcext:value-type="float">
            <text:p>0.0000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3" office:value-type="float" office:value="4.13333333333333" calcext:value-type="float">
            <text:p>4.13333333333333</text:p>
          </table:table-cell>
          <table:table-cell table:style-name="ce46" office:value-type="float" office:value="0.0000175786" calcext:value-type="float">
            <text:p>0.000017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3" office:value-type="float" office:value="4.15733333333333" calcext:value-type="float">
            <text:p>4.15733333333333</text:p>
          </table:table-cell>
          <table:table-cell table:style-name="ce46" office:value-type="float" office:value="0.0000196296" calcext:value-type="float">
            <text:p>0.000019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23" office:value-type="float" office:value="3.94666666666667" calcext:value-type="float">
            <text:p>3.94666666666667</text:p>
          </table:table-cell>
          <table:table-cell table:style-name="ce46" office:value-type="float" office:value="0.0000150502" calcext:value-type="float">
            <text:p>0.00001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23" office:value-type="float" office:value="3.94666666666667" calcext:value-type="float">
            <text:p>3.94666666666667</text:p>
          </table:table-cell>
          <table:table-cell table:style-name="ce46" office:value-type="float" office:value="0.0000158874" calcext:value-type="float">
            <text:p>0.00001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23" office:value-type="float" office:value="4.05333333333333" calcext:value-type="float">
            <text:p>4.05333333333333</text:p>
          </table:table-cell>
          <table:table-cell table:style-name="ce46" office:value-type="float" office:value="0.0000208177" calcext:value-type="float">
            <text:p>0.000020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24" office:value-type="float" office:value="4.26133333333333" calcext:value-type="float">
            <text:p>4.26133333333333</text:p>
          </table:table-cell>
          <table:table-cell table:style-name="ce47" office:value-type="float" office:value="0.0000378813" calcext:value-type="float">
            <text:p>0.0000379</text:p>
          </table:table-cell>
        </table:table-row>
        <table:table-row table:style-name="ro1">
          <table:table-cell table:style-name="ce3" office:value-type="string" calcext:value-type="string">
            <text:p>no_div_random_terms_small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25" office:value-type="float" office:value="2.28680128767925" calcext:value-type="float">
            <text:p>2.28680128767925</text:p>
          </table:table-cell>
          <table:table-cell table:style-name="ce45" office:value-type="float" office:value="0.0000087011" calcext:value-type="float">
            <text:p>0.000008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6" office:value-type="float" office:value="2.28504536142815" calcext:value-type="float">
            <text:p>2.28504536142815</text:p>
          </table:table-cell>
          <table:table-cell table:style-name="ce46" office:value-type="float" office:value="0.0000087698" calcext:value-type="float">
            <text:p>0.000008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26" office:value-type="float" office:value="2.26982733391864" calcext:value-type="float">
            <text:p>2.26982733391864</text:p>
          </table:table-cell>
          <table:table-cell table:style-name="ce46" office:value-type="float" office:value="0.0000208198" calcext:value-type="float">
            <text:p>0.000020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6" office:value-type="float" office:value="2.2739244951712" calcext:value-type="float">
            <text:p>2.2739244951712</text:p>
          </table:table-cell>
          <table:table-cell table:style-name="ce46" office:value-type="float" office:value="0.0000097739" calcext:value-type="float">
            <text:p>0.000009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6" office:value-type="float" office:value="2.27216856892011" calcext:value-type="float">
            <text:p>2.27216856892011</text:p>
          </table:table-cell>
          <table:table-cell table:style-name="ce46" office:value-type="float" office:value="0.0000096427" calcext:value-type="float">
            <text:p>0.000009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26" office:value-type="float" office:value="2.2739244951712" calcext:value-type="float">
            <text:p>2.2739244951712</text:p>
          </table:table-cell>
          <table:table-cell table:style-name="ce46" office:value-type="float" office:value="0.0000111363" calcext:value-type="float">
            <text:p>0.00001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6" office:value-type="float" office:value="2.27216856892011" calcext:value-type="float">
            <text:p>2.27216856892011</text:p>
          </table:table-cell>
          <table:table-cell table:style-name="ce46" office:value-type="float" office:value="0.0000109674" calcext:value-type="float">
            <text:p>0.00001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26" office:value-type="float" office:value="2.26982733391864" calcext:value-type="float">
            <text:p>2.26982733391864</text:p>
          </table:table-cell>
          <table:table-cell table:style-name="ce46" office:value-type="float" office:value="0.0000128798" calcext:value-type="float">
            <text:p>0.00001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6" office:value-type="float" office:value="2.25285338015803" calcext:value-type="float">
            <text:p>2.25285338015803</text:p>
          </table:table-cell>
          <table:table-cell table:style-name="ce46" office:value-type="float" office:value="0.0000063714" calcext:value-type="float">
            <text:p>0.0000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6" office:value-type="float" office:value="2.25109745390694" calcext:value-type="float">
            <text:p>2.25109745390694</text:p>
          </table:table-cell>
          <table:table-cell table:style-name="ce46" office:value-type="float" office:value="0.0000066115" calcext:value-type="float">
            <text:p>0.00000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26" office:value-type="float" office:value="2.26924202516828" calcext:value-type="float">
            <text:p>2.26924202516828</text:p>
          </table:table-cell>
          <table:table-cell table:style-name="ce46" office:value-type="float" office:value="0.0000153329" calcext:value-type="float">
            <text:p>0.00001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6" office:value-type="float" office:value="2.29323968393327" calcext:value-type="float">
            <text:p>2.29323968393327</text:p>
          </table:table-cell>
          <table:table-cell table:style-name="ce46" office:value-type="float" office:value="0.0000074574" calcext:value-type="float">
            <text:p>0.00000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6" office:value-type="float" office:value="2.29148375768218" calcext:value-type="float">
            <text:p>2.29148375768218</text:p>
          </table:table-cell>
          <table:table-cell table:style-name="ce46" office:value-type="float" office:value="0.0000074913" calcext:value-type="float">
            <text:p>0.00000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26" office:value-type="float" office:value="2.26982733391864" calcext:value-type="float">
            <text:p>2.26982733391864</text:p>
          </table:table-cell>
          <table:table-cell table:style-name="ce46" office:value-type="float" office:value="0.0000184806" calcext:value-type="float">
            <text:p>0.00001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6" office:value-type="float" office:value="2.27275387767047" calcext:value-type="float">
            <text:p>2.27275387767047</text:p>
          </table:table-cell>
          <table:table-cell table:style-name="ce46" office:value-type="float" office:value="0.0000078501" calcext:value-type="float">
            <text:p>0.00000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6" office:value-type="float" office:value="2.27099795141937" calcext:value-type="float">
            <text:p>2.27099795141937</text:p>
          </table:table-cell>
          <table:table-cell table:style-name="ce46" office:value-type="float" office:value="0.0000080945" calcext:value-type="float">
            <text:p>0.00000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6" office:value-type="float" office:value="2.2311969563945" calcext:value-type="float">
            <text:p>2.2311969563945</text:p>
          </table:table-cell>
          <table:table-cell table:style-name="ce46" office:value-type="float" office:value="0.0000047961" calcext:value-type="float">
            <text:p>0.00000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26" office:value-type="float" office:value="2.2294410301434" calcext:value-type="float">
            <text:p>2.2294410301434</text:p>
          </table:table-cell>
          <table:table-cell table:style-name="ce46" office:value-type="float" office:value="0.0000050664" calcext:value-type="float">
            <text:p>0.0000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6" office:value-type="float" office:value="2.23705004389816" calcext:value-type="float">
            <text:p>2.23705004389816</text:p>
          </table:table-cell>
          <table:table-cell table:style-name="ce46" office:value-type="float" office:value="0.0000057318" calcext:value-type="float">
            <text:p>0.00000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26" office:value-type="float" office:value="2.23646473514779" calcext:value-type="float">
            <text:p>2.23646473514779</text:p>
          </table:table-cell>
          <table:table-cell table:style-name="ce46" office:value-type="float" office:value="0.0000059801" calcext:value-type="float">
            <text:p>0.00000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6" office:value-type="float" office:value="2.2499268364062" calcext:value-type="float">
            <text:p>2.2499268364062</text:p>
          </table:table-cell>
          <table:table-cell table:style-name="ce46" office:value-type="float" office:value="0.0000074581" calcext:value-type="float">
            <text:p>0.000007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26" office:value-type="float" office:value="2.2499268364062" calcext:value-type="float">
            <text:p>2.2499268364062</text:p>
          </table:table-cell>
          <table:table-cell table:style-name="ce46" office:value-type="float" office:value="0.0000076714" calcext:value-type="float">
            <text:p>0.00000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6" office:value-type="float" office:value="2.26924202516828" calcext:value-type="float">
            <text:p>2.26924202516828</text:p>
          </table:table-cell>
          <table:table-cell table:style-name="ce46" office:value-type="float" office:value="0.0000182067" calcext:value-type="float">
            <text:p>0.000018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26" office:value-type="float" office:value="2.26748609891718" calcext:value-type="float">
            <text:p>2.26748609891718</text:p>
          </table:table-cell>
          <table:table-cell table:style-name="ce46" office:value-type="float" office:value="0.0000185055" calcext:value-type="float">
            <text:p>0.00001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6" office:value-type="float" office:value="2.28914252268071" calcext:value-type="float">
            <text:p>2.28914252268071</text:p>
          </table:table-cell>
          <table:table-cell table:style-name="ce46" office:value-type="float" office:value="0.0000081351" calcext:value-type="float">
            <text:p>0.00000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26" office:value-type="float" office:value="2.28738659642962" calcext:value-type="float">
            <text:p>2.28738659642962</text:p>
          </table:table-cell>
          <table:table-cell table:style-name="ce46" office:value-type="float" office:value="0.0000084051" calcext:value-type="float">
            <text:p>0.00000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6" office:value-type="float" office:value="2.24875621890547" calcext:value-type="float">
            <text:p>2.24875621890547</text:p>
          </table:table-cell>
          <table:table-cell table:style-name="ce46" office:value-type="float" office:value="0.0000092484" calcext:value-type="float">
            <text:p>0.000009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26" office:value-type="float" office:value="2.24700029265438" calcext:value-type="float">
            <text:p>2.24700029265438</text:p>
          </table:table-cell>
          <table:table-cell table:style-name="ce46" office:value-type="float" office:value="0.0000095313" calcext:value-type="float">
            <text:p>0.000009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6" office:value-type="float" office:value="2.24934152765584" calcext:value-type="float">
            <text:p>2.24934152765584</text:p>
          </table:table-cell>
          <table:table-cell table:style-name="ce46" office:value-type="float" office:value="0.0000104452" calcext:value-type="float">
            <text:p>0.00001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26" office:value-type="float" office:value="2.24758560140474" calcext:value-type="float">
            <text:p>2.24758560140474</text:p>
          </table:table-cell>
          <table:table-cell table:style-name="ce46" office:value-type="float" office:value="0.0000107453" calcext:value-type="float">
            <text:p>0.00001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6" office:value-type="float" office:value="2.23412350014633" calcext:value-type="float">
            <text:p>2.23412350014633</text:p>
          </table:table-cell>
          <table:table-cell table:style-name="ce46" office:value-type="float" office:value="0.000006121" calcext:value-type="float">
            <text:p>0.00000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26" office:value-type="float" office:value="2.23236757389523" calcext:value-type="float">
            <text:p>2.23236757389523</text:p>
          </table:table-cell>
          <table:table-cell table:style-name="ce46" office:value-type="float" office:value="0.0000063737" calcext:value-type="float">
            <text:p>0.0000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6" office:value-type="float" office:value="2.25460930640913" calcext:value-type="float">
            <text:p>2.25460930640913</text:p>
          </table:table-cell>
          <table:table-cell table:style-name="ce46" office:value-type="float" office:value="0.0000068985" calcext:value-type="float">
            <text:p>0.00000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26" office:value-type="float" office:value="2.25285338015803" calcext:value-type="float">
            <text:p>2.25285338015803</text:p>
          </table:table-cell>
          <table:table-cell table:style-name="ce46" office:value-type="float" office:value="0.0000071441" calcext:value-type="float">
            <text:p>0.0000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6" office:value-type="float" office:value="2.25460930640913" calcext:value-type="float">
            <text:p>2.25460930640913</text:p>
          </table:table-cell>
          <table:table-cell table:style-name="ce46" office:value-type="float" office:value="0.0000076589" calcext:value-type="float">
            <text:p>0.00000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26" office:value-type="float" office:value="2.25285338015803" calcext:value-type="float">
            <text:p>2.25285338015803</text:p>
          </table:table-cell>
          <table:table-cell table:style-name="ce46" office:value-type="float" office:value="0.0000079128" calcext:value-type="float">
            <text:p>0.00000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26" office:value-type="float" office:value="2.20602868012877" calcext:value-type="float">
            <text:p>2.20602868012877</text:p>
          </table:table-cell>
          <table:table-cell table:style-name="ce46" office:value-type="float" office:value="0.0000044327" calcext:value-type="float">
            <text:p>0.000004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26" office:value-type="float" office:value="2.20427275387767" calcext:value-type="float">
            <text:p>2.20427275387767</text:p>
          </table:table-cell>
          <table:table-cell table:style-name="ce46" office:value-type="float" office:value="0.0000046921" calcext:value-type="float">
            <text:p>0.00000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26" office:value-type="float" office:value="2.21188176763243" calcext:value-type="float">
            <text:p>2.21188176763243</text:p>
          </table:table-cell>
          <table:table-cell table:style-name="ce46" office:value-type="float" office:value="0.00000537" calcext:value-type="float">
            <text:p>0.00000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26" office:value-type="float" office:value="2.21129645888206" calcext:value-type="float">
            <text:p>2.21129645888206</text:p>
          </table:table-cell>
          <table:table-cell table:style-name="ce46" office:value-type="float" office:value="0.0000056316" calcext:value-type="float">
            <text:p>0.00000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26" office:value-type="float" office:value="2.22475856014047" calcext:value-type="float">
            <text:p>2.22475856014047</text:p>
          </table:table-cell>
          <table:table-cell table:style-name="ce46" office:value-type="float" office:value="0.000007099" calcext:value-type="float">
            <text:p>0.0000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26" office:value-type="float" office:value="2.22475856014047" calcext:value-type="float">
            <text:p>2.22475856014047</text:p>
          </table:table-cell>
          <table:table-cell table:style-name="ce46" office:value-type="float" office:value="0.000007335" calcext:value-type="float">
            <text:p>0.000007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26" office:value-type="float" office:value="2.24407374890255" calcext:value-type="float">
            <text:p>2.24407374890255</text:p>
          </table:table-cell>
          <table:table-cell table:style-name="ce46" office:value-type="float" office:value="0.0000178936" calcext:value-type="float">
            <text:p>0.00001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26" office:value-type="float" office:value="2.24231782265145" calcext:value-type="float">
            <text:p>2.24231782265145</text:p>
          </table:table-cell>
          <table:table-cell table:style-name="ce46" office:value-type="float" office:value="0.0000183267" calcext:value-type="float">
            <text:p>0.00001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6" office:value-type="float" office:value="2.30260462393913" calcext:value-type="float">
            <text:p>2.30260462393913</text:p>
          </table:table-cell>
          <table:table-cell table:style-name="ce46" office:value-type="float" office:value="0.0000062893" calcext:value-type="float">
            <text:p>0.0000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26" office:value-type="float" office:value="2.28621597892889" calcext:value-type="float">
            <text:p>2.28621597892889</text:p>
          </table:table-cell>
          <table:table-cell table:style-name="ce46" office:value-type="float" office:value="0.0000127534" calcext:value-type="float">
            <text:p>0.000012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6" office:value-type="float" office:value="2.36406204272754" calcext:value-type="float">
            <text:p>2.36406204272754</text:p>
          </table:table-cell>
          <table:table-cell table:style-name="ce46" office:value-type="float" office:value="0.000007211" calcext:value-type="float">
            <text:p>0.000007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6" office:value-type="float" office:value="2.29031314018145" calcext:value-type="float">
            <text:p>2.29031314018145</text:p>
          </table:table-cell>
          <table:table-cell table:style-name="ce46" office:value-type="float" office:value="0.0000089327" calcext:value-type="float">
            <text:p>0.00000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26" office:value-type="float" office:value="2.28797190517998" calcext:value-type="float">
            <text:p>2.28797190517998</text:p>
          </table:table-cell>
          <table:table-cell table:style-name="ce46" office:value-type="float" office:value="0.0000151018" calcext:value-type="float">
            <text:p>0.00001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6" office:value-type="float" office:value="2.1164764413228" calcext:value-type="float">
            <text:p>2.1164764413228</text:p>
          </table:table-cell>
          <table:table-cell table:style-name="ce46" office:value-type="float" office:value="0.0000050341" calcext:value-type="float">
            <text:p>0.00000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6" office:value-type="float" office:value="2.22358794263974" calcext:value-type="float">
            <text:p>2.22358794263974</text:p>
          </table:table-cell>
          <table:table-cell table:style-name="ce46" office:value-type="float" office:value="0.0000056204" calcext:value-type="float">
            <text:p>0.00000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6" office:value-type="float" office:value="2.2329528826456" calcext:value-type="float">
            <text:p>2.2329528826456</text:p>
          </table:table-cell>
          <table:table-cell table:style-name="ce46" office:value-type="float" office:value="0.0000061943" calcext:value-type="float">
            <text:p>0.00000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26" office:value-type="float" office:value="2.12467076382792" calcext:value-type="float">
            <text:p>2.12467076382792</text:p>
          </table:table-cell>
          <table:table-cell table:style-name="ce46" office:value-type="float" office:value="0.0000047893" calcext:value-type="float">
            <text:p>0.00000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26" office:value-type="float" office:value="2.12467076382792" calcext:value-type="float">
            <text:p>2.12467076382792</text:p>
          </table:table-cell>
          <table:table-cell table:style-name="ce46" office:value-type="float" office:value="0.0000050699" calcext:value-type="float">
            <text:p>0.0000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26" office:value-type="float" office:value="2.1867134913667" calcext:value-type="float">
            <text:p>2.1867134913667</text:p>
          </table:table-cell>
          <table:table-cell table:style-name="ce46" office:value-type="float" office:value="0.0000065332" calcext:value-type="float">
            <text:p>0.000006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27" office:value-type="float" office:value="2.28328943517706" calcext:value-type="float">
            <text:p>2.28328943517706</text:p>
          </table:table-cell>
          <table:table-cell table:style-name="ce47" office:value-type="float" office:value="0.0000107306" calcext:value-type="float">
            <text:p>0.0000107</text:p>
          </table:table-cell>
        </table:table-row>
        <table:table-row table:style-name="ro1">
          <table:table-cell table:style-name="ce3" office:value-type="string" calcext:value-type="string">
            <text:p>random_terms_huge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28"/>
          <table:table-cell table:style-name="ce45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0" office:value-type="float" office:value="19.1209677419355" calcext:value-type="float">
            <text:p>19.1209677419355</text:p>
          </table:table-cell>
          <table:table-cell table:style-name="ce46" office:value-type="float" office:value="0.000373385" calcext:value-type="float">
            <text:p>0.000373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0" office:value-type="float" office:value="19.1209677419355" calcext:value-type="float">
            <text:p>19.1209677419355</text:p>
          </table:table-cell>
          <table:table-cell table:style-name="ce46" office:value-type="float" office:value="0.0004131681" calcext:value-type="float">
            <text:p>0.00041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0" office:value-type="float" office:value="19.2096774193548" calcext:value-type="float">
            <text:p>19.2096774193548</text:p>
          </table:table-cell>
          <table:table-cell table:style-name="ce46" office:value-type="float" office:value="0.0004504926" calcext:value-type="float">
            <text:p>0.000450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0" office:value-type="float" office:value="19.2096774193548" calcext:value-type="float">
            <text:p>19.2096774193548</text:p>
          </table:table-cell>
          <table:table-cell table:style-name="ce46" office:value-type="float" office:value="0.0004971437" calcext:value-type="float">
            <text:p>0.00049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0" office:value-type="float" office:value="19.0645161290323" calcext:value-type="float">
            <text:p>19.0645161290323</text:p>
          </table:table-cell>
          <table:table-cell table:style-name="ce46" office:value-type="float" office:value="0.000250961" calcext:value-type="float">
            <text:p>0.00025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30" office:value-type="float" office:value="19.0645161290323" calcext:value-type="float">
            <text:p>19.0645161290323</text:p>
          </table:table-cell>
          <table:table-cell table:style-name="ce46" office:value-type="float" office:value="0.000298454" calcext:value-type="float">
            <text:p>0.00029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0" office:value-type="float" office:value="19.0967741935484" calcext:value-type="float">
            <text:p>19.0967741935484</text:p>
          </table:table-cell>
          <table:table-cell table:style-name="ce46" office:value-type="float" office:value="0.0003063441" calcext:value-type="float">
            <text:p>0.0003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30" office:value-type="float" office:value="19.0967741935484" calcext:value-type="float">
            <text:p>19.0967741935484</text:p>
          </table:table-cell>
          <table:table-cell table:style-name="ce46" office:value-type="float" office:value="0.0003613962" calcext:value-type="float">
            <text:p>0.00036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0" office:value-type="float" office:value="19.1854838709677" calcext:value-type="float">
            <text:p>19.1854838709677</text:p>
          </table:table-cell>
          <table:table-cell table:style-name="ce46" office:value-type="float" office:value="0.0004296785" calcext:value-type="float">
            <text:p>0.00042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30" office:value-type="float" office:value="19.1854838709677" calcext:value-type="float">
            <text:p>19.1854838709677</text:p>
          </table:table-cell>
          <table:table-cell table:style-name="ce46" office:value-type="float" office:value="0.0004589845" calcext:value-type="float">
            <text:p>0.000459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0" office:value-type="float" office:value="18.3225806451613" calcext:value-type="float">
            <text:p>18.3225806451613</text:p>
          </table:table-cell>
          <table:table-cell table:style-name="ce46" office:value-type="float" office:value="0.0003658411" calcext:value-type="float">
            <text:p>0.00036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30" office:value-type="float" office:value="18.3225806451613" calcext:value-type="float">
            <text:p>18.3225806451613</text:p>
          </table:table-cell>
          <table:table-cell table:style-name="ce46" office:value-type="float" office:value="0.0004023167" calcext:value-type="float">
            <text:p>0.000402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0" office:value-type="float" office:value="18.3790322580645" calcext:value-type="float">
            <text:p>18.3790322580645</text:p>
          </table:table-cell>
          <table:table-cell table:style-name="ce46" office:value-type="float" office:value="0.0004281045" calcext:value-type="float">
            <text:p>0.000428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30" office:value-type="float" office:value="18.3790322580645" calcext:value-type="float">
            <text:p>18.3790322580645</text:p>
          </table:table-cell>
          <table:table-cell table:style-name="ce46" office:value-type="float" office:value="0.0004742237" calcext:value-type="float">
            <text:p>0.00047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30" office:value-type="float" office:value="18.258064516129" calcext:value-type="float">
            <text:p>18.258064516129</text:p>
          </table:table-cell>
          <table:table-cell table:style-name="ce46" office:value-type="float" office:value="0.0002253737" calcext:value-type="float">
            <text:p>0.00022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30" office:value-type="float" office:value="18.258064516129" calcext:value-type="float">
            <text:p>18.258064516129</text:p>
          </table:table-cell>
          <table:table-cell table:style-name="ce46" office:value-type="float" office:value="0.0002721861" calcext:value-type="float">
            <text:p>0.00027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30" office:value-type="float" office:value="18.3064516129032" calcext:value-type="float">
            <text:p>18.3064516129032</text:p>
          </table:table-cell>
          <table:table-cell table:style-name="ce46" office:value-type="float" office:value="0.0002829976" calcext:value-type="float">
            <text:p>0.00028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30" office:value-type="float" office:value="18.3064516129032" calcext:value-type="float">
            <text:p>18.3064516129032</text:p>
          </table:table-cell>
          <table:table-cell table:style-name="ce46" office:value-type="float" office:value="0.0003370978" calcext:value-type="float">
            <text:p>0.00033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30" office:value-type="float" office:value="18.3870967741935" calcext:value-type="float">
            <text:p>18.3870967741935</text:p>
          </table:table-cell>
          <table:table-cell table:style-name="ce46" office:value-type="float" office:value="0.0004068759" calcext:value-type="float">
            <text:p>0.00040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30" office:value-type="float" office:value="18.3870967741935" calcext:value-type="float">
            <text:p>18.3870967741935</text:p>
          </table:table-cell>
          <table:table-cell table:style-name="ce46" office:value-type="float" office:value="0.0004882366" calcext:value-type="float">
            <text:p>0.000488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29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0" office:value-type="float" office:value="20.9032258064516" calcext:value-type="float">
            <text:p>20.9032258064516</text:p>
          </table:table-cell>
          <table:table-cell table:style-name="ce46" office:value-type="float" office:value="0.0003916391" calcext:value-type="float">
            <text:p>0.00039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30" office:value-type="float" office:value="22.6612903225806" calcext:value-type="float">
            <text:p>22.6612903225806</text:p>
          </table:table-cell>
          <table:table-cell table:style-name="ce46" office:value-type="float" office:value="0.0008392578" calcext:value-type="float">
            <text:p>0.00083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0" office:value-type="float" office:value="21.2258064516129" calcext:value-type="float">
            <text:p>21.2258064516129</text:p>
          </table:table-cell>
          <table:table-cell table:style-name="ce46" office:value-type="float" office:value="0.0004536798" calcext:value-type="float">
            <text:p>0.00045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0" office:value-type="float" office:value="22.758064516129" calcext:value-type="float">
            <text:p>22.758064516129</text:p>
          </table:table-cell>
          <table:table-cell table:style-name="ce46" office:value-type="float" office:value="0.000541965" calcext:value-type="float">
            <text:p>0.00054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30" office:value-type="float" office:value="22.8467741935484" calcext:value-type="float">
            <text:p>22.8467741935484</text:p>
          </table:table-cell>
          <table:table-cell table:style-name="ce46" office:value-type="float" office:value="0.0011884781" calcext:value-type="float">
            <text:p>0.00118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0" office:value-type="float" office:value="19.8387096774194" calcext:value-type="float">
            <text:p>19.8387096774194</text:p>
          </table:table-cell>
          <table:table-cell table:style-name="ce46" office:value-type="float" office:value="0.0003045506" calcext:value-type="float">
            <text:p>0.000304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0" office:value-type="float" office:value="20.6854838709677" calcext:value-type="float">
            <text:p>20.6854838709677</text:p>
          </table:table-cell>
          <table:table-cell table:style-name="ce46" office:value-type="float" office:value="0.0003385271" calcext:value-type="float">
            <text:p>0.00033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0" office:value-type="float" office:value="20.7016129032258" calcext:value-type="float">
            <text:p>20.7016129032258</text:p>
          </table:table-cell>
          <table:table-cell table:style-name="ce46" office:value-type="float" office:value="0.000374127" calcext:value-type="float">
            <text:p>0.000374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30" office:value-type="float" office:value="19.8870967741935" calcext:value-type="float">
            <text:p>19.8870967741935</text:p>
          </table:table-cell>
          <table:table-cell table:style-name="ce46" office:value-type="float" office:value="0.0002955509" calcext:value-type="float">
            <text:p>0.00029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30" office:value-type="float" office:value="19.8870967741935" calcext:value-type="float">
            <text:p>19.8870967741935</text:p>
          </table:table-cell>
          <table:table-cell table:style-name="ce46" office:value-type="float" office:value="0.0003085157" calcext:value-type="float">
            <text:p>0.00030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30" office:value-type="float" office:value="20.3870967741935" calcext:value-type="float">
            <text:p>20.3870967741935</text:p>
          </table:table-cell>
          <table:table-cell table:style-name="ce46" office:value-type="float" office:value="0.0003905943" calcext:value-type="float">
            <text:p>0.000390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31" office:value-type="float" office:value="22.6370967741935" calcext:value-type="float">
            <text:p>22.6370967741935</text:p>
          </table:table-cell>
          <table:table-cell table:style-name="ce47" office:value-type="float" office:value="0.0006945318" calcext:value-type="float">
            <text:p>0.0006945</text:p>
          </table:table-cell>
        </table:table-row>
        <table:table-row table:style-name="ro1">
          <table:table-cell table:style-name="ce3" office:value-type="string" calcext:value-type="string">
            <text:p>random_terms_large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32" office:value-type="float" office:value="5.28205128205128" calcext:value-type="float">
            <text:p>5.28205128205128</text:p>
          </table:table-cell>
          <table:table-cell table:style-name="ce45" office:value-type="float" office:value="0.0000639297" calcext:value-type="float">
            <text:p>0.000063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3" office:value-type="float" office:value="5.28205128205128" calcext:value-type="float">
            <text:p>5.28205128205128</text:p>
          </table:table-cell>
          <table:table-cell table:style-name="ce46" office:value-type="float" office:value="0.0000659648" calcext:value-type="float">
            <text:p>0.00006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34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3" office:value-type="float" office:value="6.32478632478632" calcext:value-type="float">
            <text:p>6.32478632478632</text:p>
          </table:table-cell>
          <table:table-cell table:style-name="ce46" office:value-type="float" office:value="0.0000716072" calcext:value-type="float">
            <text:p>0.00007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3" office:value-type="float" office:value="6.32478632478632" calcext:value-type="float">
            <text:p>6.32478632478632</text:p>
          </table:table-cell>
          <table:table-cell table:style-name="ce46" office:value-type="float" office:value="0.0000715019" calcext:value-type="float">
            <text:p>0.00007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33" office:value-type="float" office:value="6.32478632478632" calcext:value-type="float">
            <text:p>6.32478632478632</text:p>
          </table:table-cell>
          <table:table-cell table:style-name="ce46" office:value-type="float" office:value="0.0000925874" calcext:value-type="float">
            <text:p>0.00009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3" office:value-type="float" office:value="6.32478632478632" calcext:value-type="float">
            <text:p>6.32478632478632</text:p>
          </table:table-cell>
          <table:table-cell table:style-name="ce46" office:value-type="float" office:value="0.0000910834" calcext:value-type="float">
            <text:p>0.00009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33" office:value-type="float" office:value="6.35897435897436" calcext:value-type="float">
            <text:p>6.35897435897436</text:p>
          </table:table-cell>
          <table:table-cell table:style-name="ce46" office:value-type="float" office:value="0.0001217861" calcext:value-type="float">
            <text:p>0.00012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3" office:value-type="float" office:value="5.23076923076923" calcext:value-type="float">
            <text:p>5.23076923076923</text:p>
          </table:table-cell>
          <table:table-cell table:style-name="ce46" office:value-type="float" office:value="0.0000463248" calcext:value-type="float">
            <text:p>0.00004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3" office:value-type="float" office:value="5.23076923076923" calcext:value-type="float">
            <text:p>5.23076923076923</text:p>
          </table:table-cell>
          <table:table-cell table:style-name="ce46" office:value-type="float" office:value="0.0000447281" calcext:value-type="float">
            <text:p>0.00004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33" office:value-type="float" office:value="6.35897435897436" calcext:value-type="float">
            <text:p>6.35897435897436</text:p>
          </table:table-cell>
          <table:table-cell table:style-name="ce46" office:value-type="float" office:value="0.0001478374" calcext:value-type="float">
            <text:p>0.00014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3" office:value-type="float" office:value="5.2991452991453" calcext:value-type="float">
            <text:p>5.2991452991453</text:p>
          </table:table-cell>
          <table:table-cell table:style-name="ce46" office:value-type="float" office:value="0.0000531007" calcext:value-type="float">
            <text:p>0.00005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3" office:value-type="float" office:value="5.2991452991453" calcext:value-type="float">
            <text:p>5.2991452991453</text:p>
          </table:table-cell>
          <table:table-cell table:style-name="ce46" office:value-type="float" office:value="0.0000550148" calcext:value-type="float">
            <text:p>0.00005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34"/>
          <table:table-cell table:style-name="ce46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3" office:value-type="float" office:value="5.28205128205128" calcext:value-type="float">
            <text:p>5.28205128205128</text:p>
          </table:table-cell>
          <table:table-cell table:style-name="ce46" office:value-type="float" office:value="0.000058642" calcext:value-type="float">
            <text:p>0.00005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3" office:value-type="float" office:value="5.28205128205128" calcext:value-type="float">
            <text:p>5.28205128205128</text:p>
          </table:table-cell>
          <table:table-cell table:style-name="ce46" office:value-type="float" office:value="0.0000589034" calcext:value-type="float">
            <text:p>0.00005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3" office:value-type="float" office:value="5.17948717948718" calcext:value-type="float">
            <text:p>5.17948717948718</text:p>
          </table:table-cell>
          <table:table-cell table:style-name="ce46" office:value-type="float" office:value="0.0000297555" calcext:value-type="float">
            <text:p>0.000029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33" office:value-type="float" office:value="5.17948717948718" calcext:value-type="float">
            <text:p>5.17948717948718</text:p>
          </table:table-cell>
          <table:table-cell table:style-name="ce46" office:value-type="float" office:value="0.0000334109" calcext:value-type="float">
            <text:p>0.000033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3" office:value-type="float" office:value="5.17948717948718" calcext:value-type="float">
            <text:p>5.17948717948718</text:p>
          </table:table-cell>
          <table:table-cell table:style-name="ce46" office:value-type="float" office:value="0.0000358079" calcext:value-type="float">
            <text:p>0.00003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33" office:value-type="float" office:value="5.17948717948718" calcext:value-type="float">
            <text:p>5.17948717948718</text:p>
          </table:table-cell>
          <table:table-cell table:style-name="ce46" office:value-type="float" office:value="0.0000392871" calcext:value-type="float">
            <text:p>0.00003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3" office:value-type="float" office:value="5.23076923076923" calcext:value-type="float">
            <text:p>5.23076923076923</text:p>
          </table:table-cell>
          <table:table-cell table:style-name="ce46" office:value-type="float" office:value="0.0000511112" calcext:value-type="float">
            <text:p>0.00005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33" office:value-type="float" office:value="5.23076923076923" calcext:value-type="float">
            <text:p>5.23076923076923</text:p>
          </table:table-cell>
          <table:table-cell table:style-name="ce46" office:value-type="float" office:value="0.0000536708" calcext:value-type="float">
            <text:p>0.00005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3" office:value-type="float" office:value="6.34188034188034" calcext:value-type="float">
            <text:p>6.34188034188034</text:p>
          </table:table-cell>
          <table:table-cell table:style-name="ce46" office:value-type="float" office:value="0.0001796813" calcext:value-type="float">
            <text:p>0.00017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33" office:value-type="float" office:value="6.34188034188034" calcext:value-type="float">
            <text:p>6.34188034188034</text:p>
          </table:table-cell>
          <table:table-cell table:style-name="ce46" office:value-type="float" office:value="0.0001830112" calcext:value-type="float">
            <text:p>0.00018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3" office:value-type="float" office:value="4.92307692307692" calcext:value-type="float">
            <text:p>4.92307692307692</text:p>
          </table:table-cell>
          <table:table-cell table:style-name="ce46" office:value-type="float" office:value="0.0000629534" calcext:value-type="float">
            <text:p>0.00006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33" office:value-type="float" office:value="4.88888888888889" calcext:value-type="float">
            <text:p>4.88888888888889</text:p>
          </table:table-cell>
          <table:table-cell table:style-name="ce46" office:value-type="float" office:value="0.000065815" calcext:value-type="float">
            <text:p>0.00006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3" office:value-type="float" office:value="4.90598290598291" calcext:value-type="float">
            <text:p>4.90598290598291</text:p>
          </table:table-cell>
          <table:table-cell table:style-name="ce46" office:value-type="float" office:value="0.0000798083" calcext:value-type="float">
            <text:p>0.000079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33" office:value-type="float" office:value="4.87179487179487" calcext:value-type="float">
            <text:p>4.87179487179487</text:p>
          </table:table-cell>
          <table:table-cell table:style-name="ce46" office:value-type="float" office:value="0.0000826907" calcext:value-type="float">
            <text:p>0.000082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3" office:value-type="float" office:value="4.90598290598291" calcext:value-type="float">
            <text:p>4.90598290598291</text:p>
          </table:table-cell>
          <table:table-cell table:style-name="ce46" office:value-type="float" office:value="0.0001002715" calcext:value-type="float">
            <text:p>0.00010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33" office:value-type="float" office:value="4.87179487179487" calcext:value-type="float">
            <text:p>4.87179487179487</text:p>
          </table:table-cell>
          <table:table-cell table:style-name="ce46" office:value-type="float" office:value="0.000103736" calcext:value-type="float">
            <text:p>0.00010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3" office:value-type="float" office:value="4.85470085470085" calcext:value-type="float">
            <text:p>4.85470085470085</text:p>
          </table:table-cell>
          <table:table-cell table:style-name="ce46" office:value-type="float" office:value="0.0000423654" calcext:value-type="float">
            <text:p>0.00004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33" office:value-type="float" office:value="4.82051282051282" calcext:value-type="float">
            <text:p>4.82051282051282</text:p>
          </table:table-cell>
          <table:table-cell table:style-name="ce46" office:value-type="float" office:value="0.0000444901" calcext:value-type="float">
            <text:p>0.00004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3" office:value-type="float" office:value="4.92307692307692" calcext:value-type="float">
            <text:p>4.92307692307692</text:p>
          </table:table-cell>
          <table:table-cell table:style-name="ce46" office:value-type="float" office:value="0.000050364" calcext:value-type="float">
            <text:p>0.00005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33" office:value-type="float" office:value="4.88888888888889" calcext:value-type="float">
            <text:p>4.88888888888889</text:p>
          </table:table-cell>
          <table:table-cell table:style-name="ce46" office:value-type="float" office:value="0.0000532357" calcext:value-type="float">
            <text:p>0.00005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3" office:value-type="float" office:value="4.88888888888889" calcext:value-type="float">
            <text:p>4.88888888888889</text:p>
          </table:table-cell>
          <table:table-cell table:style-name="ce46" office:value-type="float" office:value="0.0000576958" calcext:value-type="float">
            <text:p>0.00005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33" office:value-type="float" office:value="4.85470085470085" calcext:value-type="float">
            <text:p>4.85470085470085</text:p>
          </table:table-cell>
          <table:table-cell table:style-name="ce46" office:value-type="float" office:value="0.0000602688" calcext:value-type="float">
            <text:p>0.00006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33" office:value-type="float" office:value="4.82051282051282" calcext:value-type="float">
            <text:p>4.82051282051282</text:p>
          </table:table-cell>
          <table:table-cell table:style-name="ce46" office:value-type="float" office:value="0.0000268916" calcext:value-type="float">
            <text:p>0.00002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33" office:value-type="float" office:value="4.78632478632479" calcext:value-type="float">
            <text:p>4.78632478632479</text:p>
          </table:table-cell>
          <table:table-cell table:style-name="ce46" office:value-type="float" office:value="0.0000303878" calcext:value-type="float">
            <text:p>0.00003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33" office:value-type="float" office:value="4.82051282051282" calcext:value-type="float">
            <text:p>4.82051282051282</text:p>
          </table:table-cell>
          <table:table-cell table:style-name="ce46" office:value-type="float" office:value="0.000033496" calcext:value-type="float">
            <text:p>0.000033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33" office:value-type="float" office:value="4.78632478632479" calcext:value-type="float">
            <text:p>4.78632478632479</text:p>
          </table:table-cell>
          <table:table-cell table:style-name="ce46" office:value-type="float" office:value="0.0000372947" calcext:value-type="float">
            <text:p>0.000037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33" office:value-type="float" office:value="4.83760683760684" calcext:value-type="float">
            <text:p>4.83760683760684</text:p>
          </table:table-cell>
          <table:table-cell table:style-name="ce46" office:value-type="float" office:value="0.0000501449" calcext:value-type="float">
            <text:p>0.000050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33" office:value-type="float" office:value="4.8034188034188" calcext:value-type="float">
            <text:p>4.8034188034188</text:p>
          </table:table-cell>
          <table:table-cell table:style-name="ce46" office:value-type="float" office:value="0.0000531081" calcext:value-type="float">
            <text:p>0.000053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33" office:value-type="float" office:value="4.92307692307692" calcext:value-type="float">
            <text:p>4.92307692307692</text:p>
          </table:table-cell>
          <table:table-cell table:style-name="ce46" office:value-type="float" office:value="0.0002059881" calcext:value-type="float">
            <text:p>0.00020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33" office:value-type="float" office:value="4.88888888888889" calcext:value-type="float">
            <text:p>4.88888888888889</text:p>
          </table:table-cell>
          <table:table-cell table:style-name="ce46" office:value-type="float" office:value="0.0002140213" calcext:value-type="float">
            <text:p>0.00021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3" office:value-type="float" office:value="5.7948717948718" calcext:value-type="float">
            <text:p>5.7948717948718</text:p>
          </table:table-cell>
          <table:table-cell table:style-name="ce46" office:value-type="float" office:value="0.0000411026" calcext:value-type="float">
            <text:p>0.00004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33" office:value-type="float" office:value="6.8034188034188" calcext:value-type="float">
            <text:p>6.8034188034188</text:p>
          </table:table-cell>
          <table:table-cell table:style-name="ce46" office:value-type="float" office:value="0.0000909988" calcext:value-type="float">
            <text:p>0.000091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3" office:value-type="float" office:value="5.98290598290598" calcext:value-type="float">
            <text:p>5.98290598290598</text:p>
          </table:table-cell>
          <table:table-cell table:style-name="ce46" office:value-type="float" office:value="0.0000487759" calcext:value-type="float">
            <text:p>0.000048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3" office:value-type="float" office:value="6.75213675213675" calcext:value-type="float">
            <text:p>6.75213675213675</text:p>
          </table:table-cell>
          <table:table-cell table:style-name="ce46" office:value-type="float" office:value="0.0000606513" calcext:value-type="float">
            <text:p>0.00006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33" office:value-type="float" office:value="6.82051282051282" calcext:value-type="float">
            <text:p>6.82051282051282</text:p>
          </table:table-cell>
          <table:table-cell table:style-name="ce46" office:value-type="float" office:value="0.0001289681" calcext:value-type="float">
            <text:p>0.000129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3" office:value-type="float" office:value="5.43589743589744" calcext:value-type="float">
            <text:p>5.43589743589744</text:p>
          </table:table-cell>
          <table:table-cell table:style-name="ce46" office:value-type="float" office:value="0.0000333333" calcext:value-type="float">
            <text:p>0.000033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3" office:value-type="float" office:value="5.69230769230769" calcext:value-type="float">
            <text:p>5.69230769230769</text:p>
          </table:table-cell>
          <table:table-cell table:style-name="ce46" office:value-type="float" office:value="0.0000356035" calcext:value-type="float">
            <text:p>0.00003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3" office:value-type="float" office:value="5.69230769230769" calcext:value-type="float">
            <text:p>5.69230769230769</text:p>
          </table:table-cell>
          <table:table-cell table:style-name="ce46" office:value-type="float" office:value="0.0000397637" calcext:value-type="float">
            <text:p>0.000039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33" office:value-type="float" office:value="5.43589743589744" calcext:value-type="float">
            <text:p>5.43589743589744</text:p>
          </table:table-cell>
          <table:table-cell table:style-name="ce46" office:value-type="float" office:value="0.0000302387" calcext:value-type="float">
            <text:p>0.000030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33" office:value-type="float" office:value="5.43589743589744" calcext:value-type="float">
            <text:p>5.43589743589744</text:p>
          </table:table-cell>
          <table:table-cell table:style-name="ce46" office:value-type="float" office:value="0.0000317567" calcext:value-type="float">
            <text:p>0.00003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33" office:value-type="float" office:value="5.62393162393162" calcext:value-type="float">
            <text:p>5.62393162393162</text:p>
          </table:table-cell>
          <table:table-cell table:style-name="ce46" office:value-type="float" office:value="0.0000416204" calcext:value-type="float">
            <text:p>0.000041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35" office:value-type="float" office:value="6.76923076923077" calcext:value-type="float">
            <text:p>6.76923076923077</text:p>
          </table:table-cell>
          <table:table-cell table:style-name="ce47" office:value-type="float" office:value="0.000076602" calcext:value-type="float">
            <text:p>0.0000766</text:p>
          </table:table-cell>
        </table:table-row>
        <table:table-row table:style-name="ro1">
          <table:table-cell table:style-name="ce3" office:value-type="string" calcext:value-type="string">
            <text:p>random_terms_medium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36" office:value-type="float" office:value="3.44334975369458" calcext:value-type="float">
            <text:p>3.44334975369458</text:p>
          </table:table-cell>
          <table:table-cell table:style-name="ce45" office:value-type="float" office:value="0.0000255211" calcext:value-type="float">
            <text:p>0.000025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7" office:value-type="float" office:value="3.43349753694581" calcext:value-type="float">
            <text:p>3.43349753694581</text:p>
          </table:table-cell>
          <table:table-cell table:style-name="ce46" office:value-type="float" office:value="0.0000263089" calcext:value-type="float">
            <text:p>0.00002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37" office:value-type="float" office:value="3.87684729064039" calcext:value-type="float">
            <text:p>3.87684729064039</text:p>
          </table:table-cell>
          <table:table-cell table:style-name="ce46" office:value-type="float" office:value="0.0000782545" calcext:value-type="float">
            <text:p>0.00007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7" office:value-type="float" office:value="3.89162561576355" calcext:value-type="float">
            <text:p>3.89162561576355</text:p>
          </table:table-cell>
          <table:table-cell table:style-name="ce46" office:value-type="float" office:value="0.0000288632" calcext:value-type="float">
            <text:p>0.00002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7" office:value-type="float" office:value="3.88177339901478" calcext:value-type="float">
            <text:p>3.88177339901478</text:p>
          </table:table-cell>
          <table:table-cell table:style-name="ce46" office:value-type="float" office:value="0.0000288833" calcext:value-type="float">
            <text:p>0.00002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37" office:value-type="float" office:value="3.89655172413793" calcext:value-type="float">
            <text:p>3.89655172413793</text:p>
          </table:table-cell>
          <table:table-cell table:style-name="ce46" office:value-type="float" office:value="0.0000348049" calcext:value-type="float">
            <text:p>0.00003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7" office:value-type="float" office:value="3.88669950738916" calcext:value-type="float">
            <text:p>3.88669950738916</text:p>
          </table:table-cell>
          <table:table-cell table:style-name="ce46" office:value-type="float" office:value="0.0000344839" calcext:value-type="float">
            <text:p>0.00003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37" office:value-type="float" office:value="3.87684729064039" calcext:value-type="float">
            <text:p>3.87684729064039</text:p>
          </table:table-cell>
          <table:table-cell table:style-name="ce46" office:value-type="float" office:value="0.0000451302" calcext:value-type="float">
            <text:p>0.00004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7" office:value-type="float" office:value="3.39901477832512" calcext:value-type="float">
            <text:p>3.39901477832512</text:p>
          </table:table-cell>
          <table:table-cell table:style-name="ce46" office:value-type="float" office:value="0.0000199063" calcext:value-type="float">
            <text:p>0.000019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7" office:value-type="float" office:value="3.38916256157635" calcext:value-type="float">
            <text:p>3.38916256157635</text:p>
          </table:table-cell>
          <table:table-cell table:style-name="ce46" office:value-type="float" office:value="0.0000193096" calcext:value-type="float">
            <text:p>0.00001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37" office:value-type="float" office:value="3.87192118226601" calcext:value-type="float">
            <text:p>3.87192118226601</text:p>
          </table:table-cell>
          <table:table-cell table:style-name="ce46" office:value-type="float" office:value="0.0000542551" calcext:value-type="float">
            <text:p>0.00005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7" office:value-type="float" office:value="3.45320197044335" calcext:value-type="float">
            <text:p>3.45320197044335</text:p>
          </table:table-cell>
          <table:table-cell table:style-name="ce46" office:value-type="float" office:value="0.0000217537" calcext:value-type="float">
            <text:p>0.00002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7" office:value-type="float" office:value="3.44334975369458" calcext:value-type="float">
            <text:p>3.44334975369458</text:p>
          </table:table-cell>
          <table:table-cell table:style-name="ce46" office:value-type="float" office:value="0.0000225409" calcext:value-type="float">
            <text:p>0.000022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37" office:value-type="float" office:value="3.87684729064039" calcext:value-type="float">
            <text:p>3.87684729064039</text:p>
          </table:table-cell>
          <table:table-cell table:style-name="ce46" office:value-type="float" office:value="0.0000677226" calcext:value-type="float">
            <text:p>0.00006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7" office:value-type="float" office:value="3.43349753694581" calcext:value-type="float">
            <text:p>3.43349753694581</text:p>
          </table:table-cell>
          <table:table-cell table:style-name="ce46" office:value-type="float" office:value="0.0000243103" calcext:value-type="float">
            <text:p>0.00002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7" office:value-type="float" office:value="3.42364532019704" calcext:value-type="float">
            <text:p>3.42364532019704</text:p>
          </table:table-cell>
          <table:table-cell table:style-name="ce46" office:value-type="float" office:value="0.0000245499" calcext:value-type="float">
            <text:p>0.00002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7" office:value-type="float" office:value="3.42364532019704" calcext:value-type="float">
            <text:p>3.42364532019704</text:p>
          </table:table-cell>
          <table:table-cell table:style-name="ce46" office:value-type="float" office:value="0.0000133648" calcext:value-type="float">
            <text:p>0.000013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37" office:value-type="float" office:value="3.41379310344828" calcext:value-type="float">
            <text:p>3.41379310344828</text:p>
          </table:table-cell>
          <table:table-cell table:style-name="ce46" office:value-type="float" office:value="0.0000142359" calcext:value-type="float">
            <text:p>0.00001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7" office:value-type="float" office:value="3.39901477832512" calcext:value-type="float">
            <text:p>3.39901477832512</text:p>
          </table:table-cell>
          <table:table-cell table:style-name="ce46" office:value-type="float" office:value="0.0000162637" calcext:value-type="float">
            <text:p>0.0000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37" office:value-type="float" office:value="3.38916256157635" calcext:value-type="float">
            <text:p>3.38916256157635</text:p>
          </table:table-cell>
          <table:table-cell table:style-name="ce46" office:value-type="float" office:value="0.0000172245" calcext:value-type="float">
            <text:p>0.000017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7" office:value-type="float" office:value="3.40886699507389" calcext:value-type="float">
            <text:p>3.40886699507389</text:p>
          </table:table-cell>
          <table:table-cell table:style-name="ce46" office:value-type="float" office:value="0.0000220572" calcext:value-type="float">
            <text:p>0.00002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37" office:value-type="float" office:value="3.39901477832512" calcext:value-type="float">
            <text:p>3.39901477832512</text:p>
          </table:table-cell>
          <table:table-cell table:style-name="ce46" office:value-type="float" office:value="0.0000229152" calcext:value-type="float">
            <text:p>0.00002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7" office:value-type="float" office:value="3.87192118226601" calcext:value-type="float">
            <text:p>3.87192118226601</text:p>
          </table:table-cell>
          <table:table-cell table:style-name="ce46" office:value-type="float" office:value="0.0000646212" calcext:value-type="float">
            <text:p>0.000064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37" office:value-type="float" office:value="3.86206896551724" calcext:value-type="float">
            <text:p>3.86206896551724</text:p>
          </table:table-cell>
          <table:table-cell table:style-name="ce46" office:value-type="float" office:value="0.000065585" calcext:value-type="float">
            <text:p>0.00006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7" office:value-type="float" office:value="3.35960591133005" calcext:value-type="float">
            <text:p>3.35960591133005</text:p>
          </table:table-cell>
          <table:table-cell table:style-name="ce46" office:value-type="float" office:value="0.0000244667" calcext:value-type="float">
            <text:p>0.00002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37" office:value-type="float" office:value="3.34975369458128" calcext:value-type="float">
            <text:p>3.34975369458128</text:p>
          </table:table-cell>
          <table:table-cell table:style-name="ce46" office:value-type="float" office:value="0.0000253288" calcext:value-type="float">
            <text:p>0.00002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7" office:value-type="float" office:value="3.35467980295567" calcext:value-type="float">
            <text:p>3.35467980295567</text:p>
          </table:table-cell>
          <table:table-cell table:style-name="ce46" office:value-type="float" office:value="0.0000290229" calcext:value-type="float">
            <text:p>0.000029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37" office:value-type="float" office:value="3.3448275862069" calcext:value-type="float">
            <text:p>3.3448275862069</text:p>
          </table:table-cell>
          <table:table-cell table:style-name="ce46" office:value-type="float" office:value="0.000030405" calcext:value-type="float">
            <text:p>0.00003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7" office:value-type="float" office:value="3.35960591133005" calcext:value-type="float">
            <text:p>3.35960591133005</text:p>
          </table:table-cell>
          <table:table-cell table:style-name="ce46" office:value-type="float" office:value="0.0000351608" calcext:value-type="float">
            <text:p>0.00003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37" office:value-type="float" office:value="3.34975369458128" calcext:value-type="float">
            <text:p>3.34975369458128</text:p>
          </table:table-cell>
          <table:table-cell table:style-name="ce46" office:value-type="float" office:value="0.0000360825" calcext:value-type="float">
            <text:p>0.00003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7" office:value-type="float" office:value="3.27093596059113" calcext:value-type="float">
            <text:p>3.27093596059113</text:p>
          </table:table-cell>
          <table:table-cell table:style-name="ce46" office:value-type="float" office:value="0.0000175771" calcext:value-type="float">
            <text:p>0.000017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37" office:value-type="float" office:value="3.26108374384236" calcext:value-type="float">
            <text:p>3.26108374384236</text:p>
          </table:table-cell>
          <table:table-cell table:style-name="ce46" office:value-type="float" office:value="0.0000185173" calcext:value-type="float">
            <text:p>0.00001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7" office:value-type="float" office:value="3.29556650246305" calcext:value-type="float">
            <text:p>3.29556650246305</text:p>
          </table:table-cell>
          <table:table-cell table:style-name="ce46" office:value-type="float" office:value="0.0000204988" calcext:value-type="float">
            <text:p>0.000020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37" office:value-type="float" office:value="3.28571428571429" calcext:value-type="float">
            <text:p>3.28571428571429</text:p>
          </table:table-cell>
          <table:table-cell table:style-name="ce46" office:value-type="float" office:value="0.000021388" calcext:value-type="float">
            <text:p>0.0000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7" office:value-type="float" office:value="3.29556650246305" calcext:value-type="float">
            <text:p>3.29556650246305</text:p>
          </table:table-cell>
          <table:table-cell table:style-name="ce46" office:value-type="float" office:value="0.0000226362" calcext:value-type="float">
            <text:p>0.00002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37" office:value-type="float" office:value="3.28571428571429" calcext:value-type="float">
            <text:p>3.28571428571429</text:p>
          </table:table-cell>
          <table:table-cell table:style-name="ce46" office:value-type="float" office:value="0.0000234872" calcext:value-type="float">
            <text:p>0.000023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37" office:value-type="float" office:value="3.29064039408867" calcext:value-type="float">
            <text:p>3.29064039408867</text:p>
          </table:table-cell>
          <table:table-cell table:style-name="ce46" office:value-type="float" office:value="0.0000117663" calcext:value-type="float">
            <text:p>0.000011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37" office:value-type="float" office:value="3.2807881773399" calcext:value-type="float">
            <text:p>3.2807881773399</text:p>
          </table:table-cell>
          <table:table-cell table:style-name="ce46" office:value-type="float" office:value="0.0000126466" calcext:value-type="float">
            <text:p>0.00001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37" office:value-type="float" office:value="3.26600985221675" calcext:value-type="float">
            <text:p>3.26600985221675</text:p>
          </table:table-cell>
          <table:table-cell table:style-name="ce46" office:value-type="float" office:value="0.000014859" calcext:value-type="float">
            <text:p>0.000014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37" office:value-type="float" office:value="3.25615763546798" calcext:value-type="float">
            <text:p>3.25615763546798</text:p>
          </table:table-cell>
          <table:table-cell table:style-name="ce46" office:value-type="float" office:value="0.0000157287" calcext:value-type="float">
            <text:p>0.00001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37" office:value-type="float" office:value="3.27586206896552" calcext:value-type="float">
            <text:p>3.27586206896552</text:p>
          </table:table-cell>
          <table:table-cell table:style-name="ce46" office:value-type="float" office:value="0.0000209244" calcext:value-type="float">
            <text:p>0.00002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37" office:value-type="float" office:value="3.26600985221675" calcext:value-type="float">
            <text:p>3.26600985221675</text:p>
          </table:table-cell>
          <table:table-cell table:style-name="ce46" office:value-type="float" office:value="0.0000218528" calcext:value-type="float">
            <text:p>0.000021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37" office:value-type="float" office:value="3.33990147783251" calcext:value-type="float">
            <text:p>3.33990147783251</text:p>
          </table:table-cell>
          <table:table-cell table:style-name="ce46" office:value-type="float" office:value="0.0000684753" calcext:value-type="float">
            <text:p>0.00006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37" office:value-type="float" office:value="3.33004926108374" calcext:value-type="float">
            <text:p>3.33004926108374</text:p>
          </table:table-cell>
          <table:table-cell table:style-name="ce46" office:value-type="float" office:value="0.000070353" calcext:value-type="float">
            <text:p>0.00007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7" office:value-type="float" office:value="3.72413793103448" calcext:value-type="float">
            <text:p>3.72413793103448</text:p>
          </table:table-cell>
          <table:table-cell table:style-name="ce46" office:value-type="float" office:value="0.0000193905" calcext:value-type="float">
            <text:p>0.00001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37" office:value-type="float" office:value="4.14778325123153" calcext:value-type="float">
            <text:p>4.14778325123153</text:p>
          </table:table-cell>
          <table:table-cell table:style-name="ce46" office:value-type="float" office:value="0.0000399652" calcext:value-type="float">
            <text:p>0.00004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7" office:value-type="float" office:value="3.8423645320197" calcext:value-type="float">
            <text:p>3.8423645320197</text:p>
          </table:table-cell>
          <table:table-cell table:style-name="ce46" office:value-type="float" office:value="0.0000221312" calcext:value-type="float">
            <text:p>0.00002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7" office:value-type="float" office:value="4.15270935960591" calcext:value-type="float">
            <text:p>4.15270935960591</text:p>
          </table:table-cell>
          <table:table-cell table:style-name="ce46" office:value-type="float" office:value="0.0000270159" calcext:value-type="float">
            <text:p>0.00002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37" office:value-type="float" office:value="4.17241379310345" calcext:value-type="float">
            <text:p>4.17241379310345</text:p>
          </table:table-cell>
          <table:table-cell table:style-name="ce46" office:value-type="float" office:value="0.0000537256" calcext:value-type="float">
            <text:p>0.00005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7" office:value-type="float" office:value="3.50246305418719" calcext:value-type="float">
            <text:p>3.50246305418719</text:p>
          </table:table-cell>
          <table:table-cell table:style-name="ce46" office:value-type="float" office:value="0.0000157009" calcext:value-type="float">
            <text:p>0.00001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7" office:value-type="float" office:value="3.63546798029557" calcext:value-type="float">
            <text:p>3.63546798029557</text:p>
          </table:table-cell>
          <table:table-cell table:style-name="ce46" office:value-type="float" office:value="0.0000171393" calcext:value-type="float">
            <text:p>0.00001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7" office:value-type="float" office:value="3.63546798029557" calcext:value-type="float">
            <text:p>3.63546798029557</text:p>
          </table:table-cell>
          <table:table-cell table:style-name="ce46" office:value-type="float" office:value="0.0000189098" calcext:value-type="float">
            <text:p>0.000018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37" office:value-type="float" office:value="3.51231527093596" calcext:value-type="float">
            <text:p>3.51231527093596</text:p>
          </table:table-cell>
          <table:table-cell table:style-name="ce46" office:value-type="float" office:value="0.0000147348" calcext:value-type="float">
            <text:p>0.000014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37" office:value-type="float" office:value="3.51231527093596" calcext:value-type="float">
            <text:p>3.51231527093596</text:p>
          </table:table-cell>
          <table:table-cell table:style-name="ce46" office:value-type="float" office:value="0.0000154449" calcext:value-type="float">
            <text:p>0.00001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37" office:value-type="float" office:value="3.60098522167488" calcext:value-type="float">
            <text:p>3.60098522167488</text:p>
          </table:table-cell>
          <table:table-cell table:style-name="ce46" office:value-type="float" office:value="0.0000198867" calcext:value-type="float">
            <text:p>0.000019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38" office:value-type="float" office:value="4.13300492610837" calcext:value-type="float">
            <text:p>4.13300492610837</text:p>
          </table:table-cell>
          <table:table-cell table:style-name="ce47" office:value-type="float" office:value="0.0000339887" calcext:value-type="float">
            <text:p>0.0000340</text:p>
          </table:table-cell>
        </table:table-row>
        <table:table-row table:style-name="ro1">
          <table:table-cell table:style-name="ce3" office:value-type="string" calcext:value-type="string">
            <text:p>random_terms_small</text:p>
          </table:table-cell>
          <table:table-cell table:style-name="ce9" office:value-type="string" calcext:value-type="string">
            <text:p>math_no_diff_int_KBC_max_rules_100</text:p>
          </table:table-cell>
          <table:table-cell table:style-name="ce39" office:value-type="float" office:value="1.90376143680108" calcext:value-type="float">
            <text:p>1.90376143680108</text:p>
          </table:table-cell>
          <table:table-cell table:style-name="ce45" office:value-type="float" office:value="0.0000073977" calcext:value-type="float">
            <text:p>0.00000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40" office:value-type="float" office:value="1.90105049135886" calcext:value-type="float">
            <text:p>1.90105049135886</text:p>
          </table:table-cell>
          <table:table-cell table:style-name="ce46" office:value-type="float" office:value="0.0000076429" calcext:value-type="float">
            <text:p>0.000007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0</text:p>
          </table:table-cell>
          <table:table-cell table:style-name="ce40" office:value-type="float" office:value="2.04201965435446" calcext:value-type="float">
            <text:p>2.04201965435446</text:p>
          </table:table-cell>
          <table:table-cell table:style-name="ce46" office:value-type="float" office:value="0.0000184059" calcext:value-type="float">
            <text:p>0.00001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40" office:value-type="float" office:value="2.04676380887835" calcext:value-type="float">
            <text:p>2.04676380887835</text:p>
          </table:table-cell>
          <table:table-cell table:style-name="ce46" office:value-type="float" office:value="0.0000083225" calcext:value-type="float">
            <text:p>0.00000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40" office:value-type="float" office:value="2.04405286343612" calcext:value-type="float">
            <text:p>2.04405286343612</text:p>
          </table:table-cell>
          <table:table-cell table:style-name="ce46" office:value-type="float" office:value="0.0000082306" calcext:value-type="float">
            <text:p>0.000008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</text:p>
          </table:table-cell>
          <table:table-cell table:style-name="ce40" office:value-type="float" office:value="2.04608607251779" calcext:value-type="float">
            <text:p>2.04608607251779</text:p>
          </table:table-cell>
          <table:table-cell table:style-name="ce46" office:value-type="float" office:value="0.0000093895" calcext:value-type="float">
            <text:p>0.0000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40" office:value-type="float" office:value="2.04337512707557" calcext:value-type="float">
            <text:p>2.04337512707557</text:p>
          </table:table-cell>
          <table:table-cell table:style-name="ce46" office:value-type="float" office:value="0.0000093642" calcext:value-type="float">
            <text:p>0.0000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350</text:p>
          </table:table-cell>
          <table:table-cell table:style-name="ce40" office:value-type="float" office:value="2.04201965435446" calcext:value-type="float">
            <text:p>2.04201965435446</text:p>
          </table:table-cell>
          <table:table-cell table:style-name="ce46" office:value-type="float" office:value="0.0000115478" calcext:value-type="float">
            <text:p>0.00001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40" office:value-type="float" office:value="1.88275160962386" calcext:value-type="float">
            <text:p>1.88275160962386</text:p>
          </table:table-cell>
          <table:table-cell table:style-name="ce46" office:value-type="float" office:value="0.0000057221" calcext:value-type="float">
            <text:p>0.00000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40" office:value-type="float" office:value="1.88004066418163" calcext:value-type="float">
            <text:p>1.88004066418163</text:p>
          </table:table-cell>
          <table:table-cell table:style-name="ce46" office:value-type="float" office:value="0.0000057528" calcext:value-type="float">
            <text:p>0.00000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500</text:p>
          </table:table-cell>
          <table:table-cell table:style-name="ce40" office:value-type="float" office:value="2.04201965435446" calcext:value-type="float">
            <text:p>2.04201965435446</text:p>
          </table:table-cell>
          <table:table-cell table:style-name="ce46" office:value-type="float" office:value="0.000013372" calcext:value-type="float">
            <text:p>0.000013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40" office:value-type="float" office:value="1.90308370044053" calcext:value-type="float">
            <text:p>1.90308370044053</text:p>
          </table:table-cell>
          <table:table-cell table:style-name="ce46" office:value-type="float" office:value="0.0000064267" calcext:value-type="float">
            <text:p>0.0000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40" office:value-type="float" office:value="1.90037275499831" calcext:value-type="float">
            <text:p>1.90037275499831</text:p>
          </table:table-cell>
          <table:table-cell table:style-name="ce46" office:value-type="float" office:value="0.0000066036" calcext:value-type="float">
            <text:p>0.00000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750</text:p>
          </table:table-cell>
          <table:table-cell table:style-name="ce40" office:value-type="float" office:value="2.04201965435446" calcext:value-type="float">
            <text:p>2.04201965435446</text:p>
          </table:table-cell>
          <table:table-cell table:style-name="ce46" office:value-type="float" office:value="0.000016289" calcext:value-type="float">
            <text:p>0.0000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40" office:value-type="float" office:value="1.89562860047442" calcext:value-type="float">
            <text:p>1.89562860047442</text:p>
          </table:table-cell>
          <table:table-cell table:style-name="ce46" office:value-type="float" office:value="0.0000069761" calcext:value-type="float">
            <text:p>0.00000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40" office:value-type="float" office:value="1.89291765503219" calcext:value-type="float">
            <text:p>1.89291765503219</text:p>
          </table:table-cell>
          <table:table-cell table:style-name="ce46" office:value-type="float" office:value="0.0000070457" calcext:value-type="float">
            <text:p>0.00000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40" office:value-type="float" office:value="1.87665198237885" calcext:value-type="float">
            <text:p>1.87665198237885</text:p>
          </table:table-cell>
          <table:table-cell table:style-name="ce46" office:value-type="float" office:value="0.0000042165" calcext:value-type="float">
            <text:p>0.00000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_extended</text:p>
          </table:table-cell>
          <table:table-cell table:style-name="ce40" office:value-type="float" office:value="1.87394103693663" calcext:value-type="float">
            <text:p>1.87394103693663</text:p>
          </table:table-cell>
          <table:table-cell table:style-name="ce46" office:value-type="float" office:value="0.0000044574" calcext:value-type="float">
            <text:p>0.00000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40" office:value-type="float" office:value="1.87665198237885" calcext:value-type="float">
            <text:p>1.87665198237885</text:p>
          </table:table-cell>
          <table:table-cell table:style-name="ce46" office:value-type="float" office:value="0.0000050505" calcext:value-type="float">
            <text:p>0.0000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_extended</text:p>
          </table:table-cell>
          <table:table-cell table:style-name="ce40" office:value-type="float" office:value="1.87529650965774" calcext:value-type="float">
            <text:p>1.87529650965774</text:p>
          </table:table-cell>
          <table:table-cell table:style-name="ce46" office:value-type="float" office:value="0.0000052904" calcext:value-type="float">
            <text:p>0.00000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40" office:value-type="float" office:value="1.88478481870552" calcext:value-type="float">
            <text:p>1.88478481870552</text:p>
          </table:table-cell>
          <table:table-cell table:style-name="ce46" office:value-type="float" office:value="0.0000065794" calcext:value-type="float">
            <text:p>0.00000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_extended</text:p>
          </table:table-cell>
          <table:table-cell table:style-name="ce40" office:value-type="float" office:value="1.88342934598441" calcext:value-type="float">
            <text:p>1.88342934598441</text:p>
          </table:table-cell>
          <table:table-cell table:style-name="ce46" office:value-type="float" office:value="0.0000067632" calcext:value-type="float">
            <text:p>0.000006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40" office:value-type="float" office:value="2.04201965435446" calcext:value-type="float">
            <text:p>2.04201965435446</text:p>
          </table:table-cell>
          <table:table-cell table:style-name="ce46" office:value-type="float" office:value="0.0000161076" calcext:value-type="float">
            <text:p>0.000016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_extended</text:p>
          </table:table-cell>
          <table:table-cell table:style-name="ce40" office:value-type="float" office:value="2.03727549983057" calcext:value-type="float">
            <text:p>2.03727549983057</text:p>
          </table:table-cell>
          <table:table-cell table:style-name="ce46" office:value-type="float" office:value="0.0000163358" calcext:value-type="float">
            <text:p>0.00001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40" office:value-type="float" office:value="1.77431379193494" calcext:value-type="float">
            <text:p>1.77431379193494</text:p>
          </table:table-cell>
          <table:table-cell table:style-name="ce46" office:value-type="float" office:value="0.0000070915" calcext:value-type="float">
            <text:p>0.0000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_extended</text:p>
          </table:table-cell>
          <table:table-cell table:style-name="ce40" office:value-type="float" office:value="1.77160284649271" calcext:value-type="float">
            <text:p>1.77160284649271</text:p>
          </table:table-cell>
          <table:table-cell table:style-name="ce46" office:value-type="float" office:value="0.0000072565" calcext:value-type="float">
            <text:p>0.000007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40" office:value-type="float" office:value="1.76211453744493" calcext:value-type="float">
            <text:p>1.76211453744493</text:p>
          </table:table-cell>
          <table:table-cell table:style-name="ce46" office:value-type="float" office:value="0.0000080034" calcext:value-type="float">
            <text:p>0.00000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_extended</text:p>
          </table:table-cell>
          <table:table-cell table:style-name="ce40" office:value-type="float" office:value="1.75940359200271" calcext:value-type="float">
            <text:p>1.75940359200271</text:p>
          </table:table-cell>
          <table:table-cell table:style-name="ce46" office:value-type="float" office:value="0.0000084592" calcext:value-type="float">
            <text:p>0.00000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40" office:value-type="float" office:value="1.76211453744493" calcext:value-type="float">
            <text:p>1.76211453744493</text:p>
          </table:table-cell>
          <table:table-cell table:style-name="ce46" office:value-type="float" office:value="0.0000092085" calcext:value-type="float">
            <text:p>0.000009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_extended</text:p>
          </table:table-cell>
          <table:table-cell table:style-name="ce40" office:value-type="float" office:value="1.75940359200271" calcext:value-type="float">
            <text:p>1.75940359200271</text:p>
          </table:table-cell>
          <table:table-cell table:style-name="ce46" office:value-type="float" office:value="0.000009416" calcext:value-type="float">
            <text:p>0.0000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40" office:value-type="float" office:value="1.74313791934937" calcext:value-type="float">
            <text:p>1.74313791934937</text:p>
          </table:table-cell>
          <table:table-cell table:style-name="ce46" office:value-type="float" office:value="0.0000052644" calcext:value-type="float">
            <text:p>0.00000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_extended</text:p>
          </table:table-cell>
          <table:table-cell table:style-name="ce40" office:value-type="float" office:value="1.74042697390715" calcext:value-type="float">
            <text:p>1.74042697390715</text:p>
          </table:table-cell>
          <table:table-cell table:style-name="ce46" office:value-type="float" office:value="0.0000054416" calcext:value-type="float">
            <text:p>0.00000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40" office:value-type="float" office:value="1.76075906472382" calcext:value-type="float">
            <text:p>1.76075906472382</text:p>
          </table:table-cell>
          <table:table-cell table:style-name="ce46" office:value-type="float" office:value="0.000005979" calcext:value-type="float">
            <text:p>0.00000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_extended</text:p>
          </table:table-cell>
          <table:table-cell table:style-name="ce40" office:value-type="float" office:value="1.7580481192816" calcext:value-type="float">
            <text:p>1.7580481192816</text:p>
          </table:table-cell>
          <table:table-cell table:style-name="ce46" office:value-type="float" office:value="0.0000061755" calcext:value-type="float">
            <text:p>0.00000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40" office:value-type="float" office:value="1.75330396475771" calcext:value-type="float">
            <text:p>1.75330396475771</text:p>
          </table:table-cell>
          <table:table-cell table:style-name="ce46" office:value-type="float" office:value="0.0000066318" calcext:value-type="float">
            <text:p>0.00000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_extended</text:p>
          </table:table-cell>
          <table:table-cell table:style-name="ce40" office:value-type="float" office:value="1.75059301931549" calcext:value-type="float">
            <text:p>1.75059301931549</text:p>
          </table:table-cell>
          <table:table-cell table:style-name="ce46" office:value-type="float" office:value="0.0000068092" calcext:value-type="float">
            <text:p>0.000006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</text:p>
          </table:table-cell>
          <table:table-cell table:style-name="ce40" office:value-type="float" office:value="1.73432734666215" calcext:value-type="float">
            <text:p>1.73432734666215</text:p>
          </table:table-cell>
          <table:table-cell table:style-name="ce46" office:value-type="float" office:value="0.000003746" calcext:value-type="float">
            <text:p>0.00000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3_extended</text:p>
          </table:table-cell>
          <table:table-cell table:style-name="ce40" office:value-type="float" office:value="1.73161640121993" calcext:value-type="float">
            <text:p>1.73161640121993</text:p>
          </table:table-cell>
          <table:table-cell table:style-name="ce46" office:value-type="float" office:value="0.0000039686" calcext:value-type="float">
            <text:p>0.00000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</text:p>
          </table:table-cell>
          <table:table-cell table:style-name="ce40" office:value-type="float" office:value="1.73432734666215" calcext:value-type="float">
            <text:p>1.73432734666215</text:p>
          </table:table-cell>
          <table:table-cell table:style-name="ce46" office:value-type="float" office:value="0.000004582" calcext:value-type="float">
            <text:p>0.000004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4_extended</text:p>
          </table:table-cell>
          <table:table-cell table:style-name="ce40" office:value-type="float" office:value="1.73297187394104" calcext:value-type="float">
            <text:p>1.73297187394104</text:p>
          </table:table-cell>
          <table:table-cell table:style-name="ce46" office:value-type="float" office:value="0.0000048184" calcext:value-type="float">
            <text:p>0.00000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</text:p>
          </table:table-cell>
          <table:table-cell table:style-name="ce40" office:value-type="float" office:value="1.74246018298882" calcext:value-type="float">
            <text:p>1.74246018298882</text:p>
          </table:table-cell>
          <table:table-cell table:style-name="ce46" office:value-type="float" office:value="0.0000061892" calcext:value-type="float">
            <text:p>0.00000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6_extended</text:p>
          </table:table-cell>
          <table:table-cell table:style-name="ce40" office:value-type="float" office:value="1.74110471026771" calcext:value-type="float">
            <text:p>1.74110471026771</text:p>
          </table:table-cell>
          <table:table-cell table:style-name="ce46" office:value-type="float" office:value="0.0000064042" calcext:value-type="float">
            <text:p>0.0000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</text:p>
          </table:table-cell>
          <table:table-cell table:style-name="ce40" office:value-type="float" office:value="1.7580481192816" calcext:value-type="float">
            <text:p>1.7580481192816</text:p>
          </table:table-cell>
          <table:table-cell table:style-name="ce46" office:value-type="float" office:value="0.0000164801" calcext:value-type="float">
            <text:p>0.00001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term_size_8_extended</text:p>
          </table:table-cell>
          <table:table-cell table:style-name="ce40" office:value-type="float" office:value="1.75330396475771" calcext:value-type="float">
            <text:p>1.75330396475771</text:p>
          </table:table-cell>
          <table:table-cell table:style-name="ce46" office:value-type="float" office:value="0.0000169195" calcext:value-type="float">
            <text:p>0.000016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40" office:value-type="float" office:value="2.02846492714334" calcext:value-type="float">
            <text:p>2.02846492714334</text:p>
          </table:table-cell>
          <table:table-cell table:style-name="ce46" office:value-type="float" office:value="0.0000057319" calcext:value-type="float">
            <text:p>0.00000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0</text:p>
          </table:table-cell>
          <table:table-cell table:style-name="ce40" office:value-type="float" office:value="2.15520162656727" calcext:value-type="float">
            <text:p>2.15520162656727</text:p>
          </table:table-cell>
          <table:table-cell table:style-name="ce46" office:value-type="float" office:value="0.000010444" calcext:value-type="float">
            <text:p>0.000010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40" office:value-type="float" office:value="2.06641816333446" calcext:value-type="float">
            <text:p>2.06641816333446</text:p>
          </table:table-cell>
          <table:table-cell table:style-name="ce46" office:value-type="float" office:value="0.0000065177" calcext:value-type="float">
            <text:p>0.00000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40" office:value-type="float" office:value="2.15655709928838" calcext:value-type="float">
            <text:p>2.15655709928838</text:p>
          </table:table-cell>
          <table:table-cell table:style-name="ce46" office:value-type="float" office:value="0.0000077145" calcext:value-type="float">
            <text:p>0.00000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500</text:p>
          </table:table-cell>
          <table:table-cell table:style-name="ce40" office:value-type="float" office:value="2.1592680447306" calcext:value-type="float">
            <text:p>2.1592680447306</text:p>
          </table:table-cell>
          <table:table-cell table:style-name="ce46" office:value-type="float" office:value="0.000013203" calcext:value-type="float">
            <text:p>0.00001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40" office:value-type="float" office:value="1.90105049135886" calcext:value-type="float">
            <text:p>1.90105049135886</text:p>
          </table:table-cell>
          <table:table-cell table:style-name="ce46" office:value-type="float" office:value="0.0000045112" calcext:value-type="float">
            <text:p>0.000004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40" office:value-type="float" office:value="1.97221280921721" calcext:value-type="float">
            <text:p>1.97221280921721</text:p>
          </table:table-cell>
          <table:table-cell table:style-name="ce46" office:value-type="float" office:value="0.0000050652" calcext:value-type="float">
            <text:p>0.0000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40" office:value-type="float" office:value="1.98034564554388" calcext:value-type="float">
            <text:p>1.98034564554388</text:p>
          </table:table-cell>
          <table:table-cell table:style-name="ce46" office:value-type="float" office:value="0.000005626" calcext:value-type="float">
            <text:p>0.00000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3</text:p>
          </table:table-cell>
          <table:table-cell table:style-name="ce40" office:value-type="float" office:value="1.90172822771942" calcext:value-type="float">
            <text:p>1.90172822771942</text:p>
          </table:table-cell>
          <table:table-cell table:style-name="ce46" office:value-type="float" office:value="0.0000044017" calcext:value-type="float">
            <text:p>0.000004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4</text:p>
          </table:table-cell>
          <table:table-cell table:style-name="ce40" office:value-type="float" office:value="1.90172822771942" calcext:value-type="float">
            <text:p>1.90172822771942</text:p>
          </table:table-cell>
          <table:table-cell table:style-name="ce46" office:value-type="float" office:value="0.0000046297" calcext:value-type="float">
            <text:p>0.000004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term_size_6</text:p>
          </table:table-cell>
          <table:table-cell table:style-name="ce40" office:value-type="float" office:value="1.9464588275161" calcext:value-type="float">
            <text:p>1.9464588275161</text:p>
          </table:table-cell>
          <table:table-cell table:style-name="ce46" office:value-type="float" office:value="0.0000059118" calcext:value-type="float">
            <text:p>0.000005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term_size_8</text:p>
          </table:table-cell>
          <table:table-cell table:style-name="ce41" office:value-type="float" office:value="2.15384615384615" calcext:value-type="float">
            <text:p>2.15384615384615</text:p>
          </table:table-cell>
          <table:table-cell table:style-name="ce47" office:value-type="float" office:value="0.000009316" calcext:value-type="float">
            <text:p>0.000009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42" office:value-type="float" office:value="3125.66787124424" calcext:value-type="float">
            <text:p>3125.66787124424</text:p>
          </table:table-cell>
          <table:table-cell table:style-name="ce48" office:value-type="float" office:value="0.0634692213" calcext:value-type="float">
            <text:p>0.0634692</text:p>
          </table:table-cell>
        </table:table-row>
        <table:table-row table:style-name="ro1" table:number-rows-repeated="104812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Pivot Table_results_1'.C3:'Pivot Table_results_1'.C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59:'Pivot Table_results_1'.C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115:'Pivot Table_results_1'.C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171:'Pivot Table_results_1'.C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227:'Pivot Table_results_1'.C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283:'Pivot Table_results_1'.C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339:'Pivot Table_results_1'.C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395:'Pivot Table_results_1'.C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Pivot Table_results_1'.A1:'Pivot Table_results_1'.D59" table:contains-header="fals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results_1'.A1:'Pivot Table_results_1'.D451" table:buttons="'Pivot Table_results_1'.A2 'Pivot Table_results_1'.B2 'Pivot Table_results_1'.C1" table:show-filter-button="false" table:drill-down-on-double-click="false">
          <table:source-cell-range table:cell-range-address="results.A1:results.D44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random_terms_huge" table:display="true" table:show-details="true"/>
                <table:data-pilot-member table:name="no_div_random_terms_large" table:display="true" table:show-details="true"/>
                <table:data-pilot-member table:name="no_div_random_terms_medium" table:display="true" table:show-details="true"/>
                <table:data-pilot-member table:name="no_div_random_terms_small" table:display="true" table:show-details="true"/>
                <table:data-pilot-member table:name="random_terms_huge" table:display="true" table:show-details="true"/>
                <table:data-pilot-member table:name="random_terms_large" table:display="true" table:show-details="true"/>
                <table:data-pilot-member table:name="random_terms_medium" table:display="true" table:show-details="true"/>
                <table:data-pilot-member table:name="random_terms_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math_no_diff_int_KBC_max_rules_100" table:display="true" table:show-details="true"/>
                <table:data-pilot-member table:name="math_no_diff_int_KBC_max_rules_100_extended" table:display="true" table:show-details="true"/>
                <table:data-pilot-member table:name="math_no_diff_int_KBC_max_rules_1000" table:display="true" table:show-details="true"/>
                <table:data-pilot-member table:name="math_no_diff_int_KBC_max_rules_150" table:display="true" table:show-details="true"/>
                <table:data-pilot-member table:name="math_no_diff_int_KBC_max_rules_150_extended" table:display="true" table:show-details="true"/>
                <table:data-pilot-member table:name="math_no_diff_int_KBC_max_rules_200" table:display="true" table:show-details="true"/>
                <table:data-pilot-member table:name="math_no_diff_int_KBC_max_rules_200_extended" table:display="true" table:show-details="true"/>
                <table:data-pilot-member table:name="math_no_diff_int_KBC_max_rules_350" table:display="true" table:show-details="true"/>
                <table:data-pilot-member table:name="math_no_diff_int_KBC_max_rules_40" table:display="true" table:show-details="true"/>
                <table:data-pilot-member table:name="math_no_diff_int_KBC_max_rules_40_extended" table:display="true" table:show-details="true"/>
                <table:data-pilot-member table:name="math_no_diff_int_KBC_max_rules_500" table:display="true" table:show-details="true"/>
                <table:data-pilot-member table:name="math_no_diff_int_KBC_max_rules_60" table:display="true" table:show-details="true"/>
                <table:data-pilot-member table:name="math_no_diff_int_KBC_max_rules_60_extended" table:display="true" table:show-details="true"/>
                <table:data-pilot-member table:name="math_no_diff_int_KBC_max_rules_750" table:display="true" table:show-details="true"/>
                <table:data-pilot-member table:name="math_no_diff_int_KBC_max_rules_80" table:display="true" table:show-details="true"/>
                <table:data-pilot-member table:name="math_no_diff_int_KBC_max_rules_80_extended" table:display="true" table:show-details="true"/>
                <table:data-pilot-member table:name="math_no_diff_int_KBC_max_term_size_3" table:display="true" table:show-details="true"/>
                <table:data-pilot-member table:name="math_no_diff_int_KBC_max_term_size_3_extended" table:display="true" table:show-details="true"/>
                <table:data-pilot-member table:name="math_no_diff_int_KBC_max_term_size_4" table:display="true" table:show-details="true"/>
                <table:data-pilot-member table:name="math_no_diff_int_KBC_max_term_size_4_extended" table:display="true" table:show-details="true"/>
                <table:data-pilot-member table:name="math_no_diff_int_KBC_max_term_size_6" table:display="true" table:show-details="true"/>
                <table:data-pilot-member table:name="math_no_diff_int_KBC_max_term_size_6_extended" table:display="true" table:show-details="true"/>
                <table:data-pilot-member table:name="math_no_diff_int_KBC_max_term_size_8" table:display="true" table:show-details="true"/>
                <table:data-pilot-member table:name="math_no_diff_int_KBC_max_term_size_8_extended" table:display="true" table:show-details="true"/>
                <table:data-pilot-member table:name="math_no_diff_int_no_div_KBC_max_rules_100" table:display="true" table:show-details="true"/>
                <table:data-pilot-member table:name="math_no_diff_int_no_div_KBC_max_rules_100_extended" table:display="true" table:show-details="true"/>
                <table:data-pilot-member table:name="math_no_diff_int_no_div_KBC_max_rules_150" table:display="true" table:show-details="true"/>
                <table:data-pilot-member table:name="math_no_diff_int_no_div_KBC_max_rules_150_extended" table:display="true" table:show-details="true"/>
                <table:data-pilot-member table:name="math_no_diff_int_no_div_KBC_max_rules_200" table:display="true" table:show-details="true"/>
                <table:data-pilot-member table:name="math_no_diff_int_no_div_KBC_max_rules_200_extended" table:display="true" table:show-details="true"/>
                <table:data-pilot-member table:name="math_no_diff_int_no_div_KBC_max_rules_40" table:display="true" table:show-details="true"/>
                <table:data-pilot-member table:name="math_no_diff_int_no_div_KBC_max_rules_40_extended" table:display="true" table:show-details="true"/>
                <table:data-pilot-member table:name="math_no_diff_int_no_div_KBC_max_rules_60" table:display="true" table:show-details="true"/>
                <table:data-pilot-member table:name="math_no_diff_int_no_div_KBC_max_rules_60_extended" table:display="true" table:show-details="true"/>
                <table:data-pilot-member table:name="math_no_diff_int_no_div_KBC_max_rules_80" table:display="true" table:show-details="true"/>
                <table:data-pilot-member table:name="math_no_diff_int_no_div_KBC_max_rules_80_extended" table:display="true" table:show-details="true"/>
                <table:data-pilot-member table:name="math_no_diff_int_no_div_KBC_max_term_size_3" table:display="true" table:show-details="true"/>
                <table:data-pilot-member table:name="math_no_diff_int_no_div_KBC_max_term_size_3_extended" table:display="true" table:show-details="true"/>
                <table:data-pilot-member table:name="math_no_diff_int_no_div_KBC_max_term_size_4" table:display="true" table:show-details="true"/>
                <table:data-pilot-member table:name="math_no_diff_int_no_div_KBC_max_term_size_4_extended" table:display="true" table:show-details="true"/>
                <table:data-pilot-member table:name="math_no_diff_int_no_div_KBC_max_term_size_6" table:display="true" table:show-details="true"/>
                <table:data-pilot-member table:name="math_no_diff_int_no_div_KBC_max_term_size_6_extended" table:display="true" table:show-details="true"/>
                <table:data-pilot-member table:name="math_no_diff_int_no_div_KBC_max_term_size_8" table:display="true" table:show-details="true"/>
                <table:data-pilot-member table:name="math_no_diff_int_no_div_KBC_max_term_size_8_extended" table:display="true" table:show-details="true"/>
                <table:data-pilot-member table:name="math_no_diff_int_sep_div_KBC_max_rules_100" table:display="true" table:show-details="true"/>
                <table:data-pilot-member table:name="math_no_diff_int_sep_div_KBC_max_rules_1000" table:display="true" table:show-details="true"/>
                <table:data-pilot-member table:name="math_no_diff_int_sep_div_KBC_max_rules_150" table:display="true" table:show-details="true"/>
                <table:data-pilot-member table:name="math_no_diff_int_sep_div_KBC_max_rules_200" table:display="true" table:show-details="true"/>
                <table:data-pilot-member table:name="math_no_diff_int_sep_div_KBC_max_rules_2500" table:display="true" table:show-details="true"/>
                <table:data-pilot-member table:name="math_no_diff_int_sep_div_KBC_max_rules_40" table:display="true" table:show-details="true"/>
                <table:data-pilot-member table:name="math_no_diff_int_sep_div_KBC_max_rules_60" table:display="true" table:show-details="true"/>
                <table:data-pilot-member table:name="math_no_diff_int_sep_div_KBC_max_rules_80" table:display="true" table:show-details="true"/>
                <table:data-pilot-member table:name="math_no_diff_int_sep_div_KBC_max_term_size_3" table:display="true" table:show-details="true"/>
                <table:data-pilot-member table:name="math_no_diff_int_sep_div_KBC_max_term_size_4" table:display="true" table:show-details="true"/>
                <table:data-pilot-member table:name="math_no_diff_int_sep_div_KBC_max_term_size_6" table:display="true" table:show-details="true"/>
                <table:data-pilot-member table:name="math_no_diff_int_sep_div_KBC_max_term_size_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Diff" table:orientation="data" table:used-hierarchy="0" table:function="sum">
            <table:data-pilot-level table:show-empty="false" calcext:repeat-item-labels="false">
              <table:data-pilot-members>
                <table:data-pilot-member table:name="1.73161640121993" table:display="true" table:show-details="true"/>
                <table:data-pilot-member table:name="1.73297187394104" table:display="true" table:show-details="true"/>
                <table:data-pilot-member table:name="1.73432734666215" table:display="true" table:show-details="true"/>
                <table:data-pilot-member table:name="1.74042697390715" table:display="true" table:show-details="true"/>
                <table:data-pilot-member table:name="1.74110471026771" table:display="true" table:show-details="true"/>
                <table:data-pilot-member table:name="1.74246018298882" table:display="true" table:show-details="true"/>
                <table:data-pilot-member table:name="1.74313791934937" table:display="true" table:show-details="true"/>
                <table:data-pilot-member table:name="1.75059301931549" table:display="true" table:show-details="true"/>
                <table:data-pilot-member table:name="1.75330396475771" table:display="true" table:show-details="true"/>
                <table:data-pilot-member table:name="1.7580481192816" table:display="true" table:show-details="true"/>
                <table:data-pilot-member table:name="1.75940359200271" table:display="true" table:show-details="true"/>
                <table:data-pilot-member table:name="1.76075906472382" table:display="true" table:show-details="true"/>
                <table:data-pilot-member table:name="1.76211453744493" table:display="true" table:show-details="true"/>
                <table:data-pilot-member table:name="1.77160284649271" table:display="true" table:show-details="true"/>
                <table:data-pilot-member table:name="1.77431379193494" table:display="true" table:show-details="true"/>
                <table:data-pilot-member table:name="1.87394103693663" table:display="true" table:show-details="true"/>
                <table:data-pilot-member table:name="1.87529650965774" table:display="true" table:show-details="true"/>
                <table:data-pilot-member table:name="1.87665198237885" table:display="true" table:show-details="true"/>
                <table:data-pilot-member table:name="1.88004066418163" table:display="true" table:show-details="true"/>
                <table:data-pilot-member table:name="1.88275160962386" table:display="true" table:show-details="true"/>
                <table:data-pilot-member table:name="1.88342934598441" table:display="true" table:show-details="true"/>
                <table:data-pilot-member table:name="1.88478481870552" table:display="true" table:show-details="true"/>
                <table:data-pilot-member table:name="1.89291765503219" table:display="true" table:show-details="true"/>
                <table:data-pilot-member table:name="1.89562860047442" table:display="true" table:show-details="true"/>
                <table:data-pilot-member table:name="1.90037275499831" table:display="true" table:show-details="true"/>
                <table:data-pilot-member table:name="1.90105049135886" table:display="true" table:show-details="true"/>
                <table:data-pilot-member table:name="1.90172822771942" table:display="true" table:show-details="true"/>
                <table:data-pilot-member table:name="1.90308370044053" table:display="true" table:show-details="true"/>
                <table:data-pilot-member table:name="1.90376143680108" table:display="true" table:show-details="true"/>
                <table:data-pilot-member table:name="1.9464588275161" table:display="true" table:show-details="true"/>
                <table:data-pilot-member table:name="1.97221280921721" table:display="true" table:show-details="true"/>
                <table:data-pilot-member table:name="1.98034564554388" table:display="true" table:show-details="true"/>
                <table:data-pilot-member table:name="2.02846492714334" table:display="true" table:show-details="true"/>
                <table:data-pilot-member table:name="2.03727549983057" table:display="true" table:show-details="true"/>
                <table:data-pilot-member table:name="2.04201965435446" table:display="true" table:show-details="true"/>
                <table:data-pilot-member table:name="2.04337512707557" table:display="true" table:show-details="true"/>
                <table:data-pilot-member table:name="2.04405286343612" table:display="true" table:show-details="true"/>
                <table:data-pilot-member table:name="2.04608607251779" table:display="true" table:show-details="true"/>
                <table:data-pilot-member table:name="2.04676380887835" table:display="true" table:show-details="true"/>
                <table:data-pilot-member table:name="2.06641816333446" table:display="true" table:show-details="true"/>
                <table:data-pilot-member table:name="2.1164764413228" table:display="true" table:show-details="true"/>
                <table:data-pilot-member table:name="2.12467076382792" table:display="true" table:show-details="true"/>
                <table:data-pilot-member table:name="2.15384615384615" table:display="true" table:show-details="true"/>
                <table:data-pilot-member table:name="2.15520162656727" table:display="true" table:show-details="true"/>
                <table:data-pilot-member table:name="2.15655709928838" table:display="true" table:show-details="true"/>
                <table:data-pilot-member table:name="2.1592680447306" table:display="true" table:show-details="true"/>
                <table:data-pilot-member table:name="2.1867134913667" table:display="true" table:show-details="true"/>
                <table:data-pilot-member table:name="2.20427275387767" table:display="true" table:show-details="true"/>
                <table:data-pilot-member table:name="2.20602868012877" table:display="true" table:show-details="true"/>
                <table:data-pilot-member table:name="2.21129645888206" table:display="true" table:show-details="true"/>
                <table:data-pilot-member table:name="2.21188176763243" table:display="true" table:show-details="true"/>
                <table:data-pilot-member table:name="2.22358794263974" table:display="true" table:show-details="true"/>
                <table:data-pilot-member table:name="2.22475856014047" table:display="true" table:show-details="true"/>
                <table:data-pilot-member table:name="2.2294410301434" table:display="true" table:show-details="true"/>
                <table:data-pilot-member table:name="2.2311969563945" table:display="true" table:show-details="true"/>
                <table:data-pilot-member table:name="2.23236757389523" table:display="true" table:show-details="true"/>
                <table:data-pilot-member table:name="2.2329528826456" table:display="true" table:show-details="true"/>
                <table:data-pilot-member table:name="2.23412350014633" table:display="true" table:show-details="true"/>
                <table:data-pilot-member table:name="2.23646473514779" table:display="true" table:show-details="true"/>
                <table:data-pilot-member table:name="2.23705004389816" table:display="true" table:show-details="true"/>
                <table:data-pilot-member table:name="2.24231782265145" table:display="true" table:show-details="true"/>
                <table:data-pilot-member table:name="2.24407374890255" table:display="true" table:show-details="true"/>
                <table:data-pilot-member table:name="2.24700029265438" table:display="true" table:show-details="true"/>
                <table:data-pilot-member table:name="2.24758560140474" table:display="true" table:show-details="true"/>
                <table:data-pilot-member table:name="2.24875621890547" table:display="true" table:show-details="true"/>
                <table:data-pilot-member table:name="2.24934152765584" table:display="true" table:show-details="true"/>
                <table:data-pilot-member table:name="2.2499268364062" table:display="true" table:show-details="true"/>
                <table:data-pilot-member table:name="2.25109745390694" table:display="true" table:show-details="true"/>
                <table:data-pilot-member table:name="2.25285338015803" table:display="true" table:show-details="true"/>
                <table:data-pilot-member table:name="2.25460930640913" table:display="true" table:show-details="true"/>
                <table:data-pilot-member table:name="2.26748609891718" table:display="true" table:show-details="true"/>
                <table:data-pilot-member table:name="2.26924202516828" table:display="true" table:show-details="true"/>
                <table:data-pilot-member table:name="2.26982733391864" table:display="true" table:show-details="true"/>
                <table:data-pilot-member table:name="2.27099795141937" table:display="true" table:show-details="true"/>
                <table:data-pilot-member table:name="2.27216856892011" table:display="true" table:show-details="true"/>
                <table:data-pilot-member table:name="2.27275387767047" table:display="true" table:show-details="true"/>
                <table:data-pilot-member table:name="2.2739244951712" table:display="true" table:show-details="true"/>
                <table:data-pilot-member table:name="2.28328943517706" table:display="true" table:show-details="true"/>
                <table:data-pilot-member table:name="2.28504536142815" table:display="true" table:show-details="true"/>
                <table:data-pilot-member table:name="2.28621597892889" table:display="true" table:show-details="true"/>
                <table:data-pilot-member table:name="2.28680128767925" table:display="true" table:show-details="true"/>
                <table:data-pilot-member table:name="2.28738659642962" table:display="true" table:show-details="true"/>
                <table:data-pilot-member table:name="2.28797190517998" table:display="true" table:show-details="true"/>
                <table:data-pilot-member table:name="2.28914252268071" table:display="true" table:show-details="true"/>
                <table:data-pilot-member table:name="2.29031314018145" table:display="true" table:show-details="true"/>
                <table:data-pilot-member table:name="2.29148375768218" table:display="true" table:show-details="true"/>
                <table:data-pilot-member table:name="2.29323968393327" table:display="true" table:show-details="true"/>
                <table:data-pilot-member table:name="2.30260462393913" table:display="true" table:show-details="true"/>
                <table:data-pilot-member table:name="2.36406204272754" table:display="true" table:show-details="true"/>
                <table:data-pilot-member table:name="3.25615763546798" table:display="true" table:show-details="true"/>
                <table:data-pilot-member table:name="3.26108374384236" table:display="true" table:show-details="true"/>
                <table:data-pilot-member table:name="3.26600985221675" table:display="true" table:show-details="true"/>
                <table:data-pilot-member table:name="3.27093596059113" table:display="true" table:show-details="true"/>
                <table:data-pilot-member table:name="3.27586206896552" table:display="true" table:show-details="true"/>
                <table:data-pilot-member table:name="3.2807881773399" table:display="true" table:show-details="true"/>
                <table:data-pilot-member table:name="3.28571428571429" table:display="true" table:show-details="true"/>
                <table:data-pilot-member table:name="3.29064039408867" table:display="true" table:show-details="true"/>
                <table:data-pilot-member table:name="3.29556650246305" table:display="true" table:show-details="true"/>
                <table:data-pilot-member table:name="3.33004926108374" table:display="true" table:show-details="true"/>
                <table:data-pilot-member table:name="3.33990147783251" table:display="true" table:show-details="true"/>
                <table:data-pilot-member table:name="3.3448275862069" table:display="true" table:show-details="true"/>
                <table:data-pilot-member table:name="3.34975369458128" table:display="true" table:show-details="true"/>
                <table:data-pilot-member table:name="3.35467980295567" table:display="true" table:show-details="true"/>
                <table:data-pilot-member table:name="3.35960591133005" table:display="true" table:show-details="true"/>
                <table:data-pilot-member table:name="3.38916256157635" table:display="true" table:show-details="true"/>
                <table:data-pilot-member table:name="3.39901477832512" table:display="true" table:show-details="true"/>
                <table:data-pilot-member table:name="3.40886699507389" table:display="true" table:show-details="true"/>
                <table:data-pilot-member table:name="3.41379310344828" table:display="true" table:show-details="true"/>
                <table:data-pilot-member table:name="3.42364532019704" table:display="true" table:show-details="true"/>
                <table:data-pilot-member table:name="3.43349753694581" table:display="true" table:show-details="true"/>
                <table:data-pilot-member table:name="3.44334975369458" table:display="true" table:show-details="true"/>
                <table:data-pilot-member table:name="3.45320197044335" table:display="true" table:show-details="true"/>
                <table:data-pilot-member table:name="3.50246305418719" table:display="true" table:show-details="true"/>
                <table:data-pilot-member table:name="3.51231527093596" table:display="true" table:show-details="true"/>
                <table:data-pilot-member table:name="3.60098522167488" table:display="true" table:show-details="true"/>
                <table:data-pilot-member table:name="3.63546798029557" table:display="true" table:show-details="true"/>
                <table:data-pilot-member table:name="3.72413793103448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87192118226601" table:display="true" table:show-details="true"/>
                <table:data-pilot-member table:name="3.87684729064039" table:display="true" table:show-details="true"/>
                <table:data-pilot-member table:name="3.88177339901478" table:display="true" table:show-details="true"/>
                <table:data-pilot-member table:name="3.88669950738916" table:display="true" table:show-details="true"/>
                <table:data-pilot-member table:name="3.89162561576355" table:display="true" table:show-details="true"/>
                <table:data-pilot-member table:name="3.896" table:display="true" table:show-details="true"/>
                <table:data-pilot-member table:name="3.89655172413793" table:display="true" table:show-details="true"/>
                <table:data-pilot-member table:name="3.94666666666667" table:display="true" table:show-details="true"/>
                <table:data-pilot-member table:name="4.05333333333333" table:display="true" table:show-details="true"/>
                <table:data-pilot-member table:name="4.08533333333333" table:display="true" table:show-details="true"/>
                <table:data-pilot-member table:name="4.09333333333333" table:display="true" table:show-details="true"/>
                <table:data-pilot-member table:name="4.10933333333333" table:display="true" table:show-details="true"/>
                <table:data-pilot-member table:name="4.112" table:display="true" table:show-details="true"/>
                <table:data-pilot-member table:name="4.11466666666667" table:display="true" table:show-details="true"/>
                <table:data-pilot-member table:name="4.12" table:display="true" table:show-details="true"/>
                <table:data-pilot-member table:name="4.13066666666667" table:display="true" table:show-details="true"/>
                <table:data-pilot-member table:name="4.13300492610837" table:display="true" table:show-details="true"/>
                <table:data-pilot-member table:name="4.13333333333333" table:display="true" table:show-details="true"/>
                <table:data-pilot-member table:name="4.136" table:display="true" table:show-details="true"/>
                <table:data-pilot-member table:name="4.13866666666667" table:display="true" table:show-details="true"/>
                <table:data-pilot-member table:name="4.14133333333333" table:display="true" table:show-details="true"/>
                <table:data-pilot-member table:name="4.144" table:display="true" table:show-details="true"/>
                <table:data-pilot-member table:name="4.14778325123153" table:display="true" table:show-details="true"/>
                <table:data-pilot-member table:name="4.14933333333333" table:display="true" table:show-details="true"/>
                <table:data-pilot-member table:name="4.15270935960591" table:display="true" table:show-details="true"/>
                <table:data-pilot-member table:name="4.15466666666667" table:display="true" table:show-details="true"/>
                <table:data-pilot-member table:name="4.15733333333333" table:display="true" table:show-details="true"/>
                <table:data-pilot-member table:name="4.16" table:display="true" table:show-details="true"/>
                <table:data-pilot-member table:name="4.16533333333333" table:display="true" table:show-details="true"/>
                <table:data-pilot-member table:name="4.17241379310345" table:display="true" table:show-details="true"/>
                <table:data-pilot-member table:name="4.19733333333333" table:display="true" table:show-details="true"/>
                <table:data-pilot-member table:name="4.20533333333333" table:display="true" table:show-details="true"/>
                <table:data-pilot-member table:name="4.224" table:display="true" table:show-details="true"/>
                <table:data-pilot-member table:name="4.24" table:display="true" table:show-details="true"/>
                <table:data-pilot-member table:name="4.24533333333333" table:display="true" table:show-details="true"/>
                <table:data-pilot-member table:name="4.26133333333333" table:display="true" table:show-details="true"/>
                <table:data-pilot-member table:name="4.26666666666667" table:display="true" table:show-details="true"/>
                <table:data-pilot-member table:name="4.26933333333333" table:display="true" table:show-details="true"/>
                <table:data-pilot-member table:name="4.432" table:display="true" table:show-details="true"/>
                <table:data-pilot-member table:name="4.78632478632479" table:display="true" table:show-details="true"/>
                <table:data-pilot-member table:name="4.8034188034188" table:display="true" table:show-details="true"/>
                <table:data-pilot-member table:name="4.82051282051282" table:display="true" table:show-details="true"/>
                <table:data-pilot-member table:name="4.83760683760684" table:display="true" table:show-details="true"/>
                <table:data-pilot-member table:name="4.85470085470085" table:display="true" table:show-details="true"/>
                <table:data-pilot-member table:name="4.87179487179487" table:display="true" table:show-details="true"/>
                <table:data-pilot-member table:name="4.88888888888889" table:display="true" table:show-details="true"/>
                <table:data-pilot-member table:name="4.90598290598291" table:display="true" table:show-details="true"/>
                <table:data-pilot-member table:name="4.92307692307692" table:display="true" table:show-details="true"/>
                <table:data-pilot-member table:name="5.17948717948718" table:display="true" table:show-details="true"/>
                <table:data-pilot-member table:name="5.23076923076923" table:display="true" table:show-details="true"/>
                <table:data-pilot-member table:name="5.28205128205128" table:display="true" table:show-details="true"/>
                <table:data-pilot-member table:name="5.2991452991453" table:display="true" table:show-details="true"/>
                <table:data-pilot-member table:name="5.43589743589744" table:display="true" table:show-details="true"/>
                <table:data-pilot-member table:name="5.62393162393162" table:display="true" table:show-details="true"/>
                <table:data-pilot-member table:name="5.69230769230769" table:display="true" table:show-details="true"/>
                <table:data-pilot-member table:name="5.7948717948718" table:display="true" table:show-details="true"/>
                <table:data-pilot-member table:name="5.98290598290598" table:display="true" table:show-details="true"/>
                <table:data-pilot-member table:name="6.32478632478632" table:display="true" table:show-details="true"/>
                <table:data-pilot-member table:name="6.34188034188034" table:display="true" table:show-details="true"/>
                <table:data-pilot-member table:name="6.35897435897436" table:display="true" table:show-details="true"/>
                <table:data-pilot-member table:name="6.41428571428572" table:display="true" table:show-details="true"/>
                <table:data-pilot-member table:name="6.42142857142857" table:display="true" table:show-details="true"/>
                <table:data-pilot-member table:name="6.57142857142857" table:display="true" table:show-details="true"/>
                <table:data-pilot-member table:name="6.63571428571429" table:display="true" table:show-details="true"/>
                <table:data-pilot-member table:name="6.65" table:display="true" table:show-details="true"/>
                <table:data-pilot-member table:name="6.65714285714286" table:display="true" table:show-details="true"/>
                <table:data-pilot-member table:name="6.68571428571429" table:display="true" table:show-details="true"/>
                <table:data-pilot-member table:name="6.7" table:display="true" table:show-details="true"/>
                <table:data-pilot-member table:name="6.72857142857143" table:display="true" table:show-details="true"/>
                <table:data-pilot-member table:name="6.74285714285714" table:display="true" table:show-details="true"/>
                <table:data-pilot-member table:name="6.75" table:display="true" table:show-details="true"/>
                <table:data-pilot-member table:name="6.75213675213675" table:display="true" table:show-details="true"/>
                <table:data-pilot-member table:name="6.75714285714286" table:display="true" table:show-details="true"/>
                <table:data-pilot-member table:name="6.76428571428571" table:display="true" table:show-details="true"/>
                <table:data-pilot-member table:name="6.76923076923077" table:display="true" table:show-details="true"/>
                <table:data-pilot-member table:name="6.77857142857143" table:display="true" table:show-details="true"/>
                <table:data-pilot-member table:name="6.79285714285714" table:display="true" table:show-details="true"/>
                <table:data-pilot-member table:name="6.8034188034188" table:display="true" table:show-details="true"/>
                <table:data-pilot-member table:name="6.80714285714286" table:display="true" table:show-details="true"/>
                <table:data-pilot-member table:name="6.81428571428571" table:display="true" table:show-details="true"/>
                <table:data-pilot-member table:name="6.82051282051282" table:display="true" table:show-details="true"/>
                <table:data-pilot-member table:name="6.82857142857143" table:display="true" table:show-details="true"/>
                <table:data-pilot-member table:name="6.84285714285714" table:display="true" table:show-details="true"/>
                <table:data-pilot-member table:name="6.9" table:display="true" table:show-details="true"/>
                <table:data-pilot-member table:name="7.00714285714286" table:display="true" table:show-details="true"/>
                <table:data-pilot-member table:name="18.258064516129" table:display="true" table:show-details="true"/>
                <table:data-pilot-member table:name="18.3064516129032" table:display="true" table:show-details="true"/>
                <table:data-pilot-member table:name="18.3225806451613" table:display="true" table:show-details="true"/>
                <table:data-pilot-member table:name="18.3790322580645" table:display="true" table:show-details="true"/>
                <table:data-pilot-member table:name="18.3870967741935" table:display="true" table:show-details="true"/>
                <table:data-pilot-member table:name="19.0645161290323" table:display="true" table:show-details="true"/>
                <table:data-pilot-member table:name="19.0967741935484" table:display="true" table:show-details="true"/>
                <table:data-pilot-member table:name="19.1209677419355" table:display="true" table:show-details="true"/>
                <table:data-pilot-member table:name="19.1854838709677" table:display="true" table:show-details="true"/>
                <table:data-pilot-member table:name="19.2096774193548" table:display="true" table:show-details="true"/>
                <table:data-pilot-member table:name="19.8387096774194" table:display="true" table:show-details="true"/>
                <table:data-pilot-member table:name="19.8870967741935" table:display="true" table:show-details="true"/>
                <table:data-pilot-member table:name="20.3870967741935" table:display="true" table:show-details="true"/>
                <table:data-pilot-member table:name="20.6854838709677" table:display="true" table:show-details="true"/>
                <table:data-pilot-member table:name="20.7016129032258" table:display="true" table:show-details="true"/>
                <table:data-pilot-member table:name="20.9032258064516" table:display="true" table:show-details="true"/>
                <table:data-pilot-member table:name="21.2258064516129" table:display="true" table:show-details="true"/>
                <table:data-pilot-member table:name="21.8095238095238" table:display="true" table:show-details="true"/>
                <table:data-pilot-member table:name="22.1587301587302" table:display="true" table:show-details="true"/>
                <table:data-pilot-member table:name="22.2539682539683" table:display="true" table:show-details="true"/>
                <table:data-pilot-member table:name="22.2857142857143" table:display="true" table:show-details="true"/>
                <table:data-pilot-member table:name="22.3492063492063" table:display="true" table:show-details="true"/>
                <table:data-pilot-member table:name="22.3809523809524" table:display="true" table:show-details="true"/>
                <table:data-pilot-member table:name="22.4126984126984" table:display="true" table:show-details="true"/>
                <table:data-pilot-member table:name="22.4444444444444" table:display="true" table:show-details="true"/>
                <table:data-pilot-member table:name="22.4761904761905" table:display="true" table:show-details="true"/>
                <table:data-pilot-member table:name="22.5079365079365" table:display="true" table:show-details="true"/>
                <table:data-pilot-member table:name="22.5396825396825" table:display="true" table:show-details="true"/>
                <table:data-pilot-member table:name="22.5714285714286" table:display="true" table:show-details="true"/>
                <table:data-pilot-member table:name="22.6031746031746" table:display="true" table:show-details="true"/>
                <table:data-pilot-member table:name="22.6349206349206" table:display="true" table:show-details="true"/>
                <table:data-pilot-member table:name="22.6370967741935" table:display="true" table:show-details="true"/>
                <table:data-pilot-member table:name="22.6612903225806" table:display="true" table:show-details="true"/>
                <table:data-pilot-member table:name="22.6666666666667" table:display="true" table:show-details="true"/>
                <table:data-pilot-member table:name="22.6984126984127" table:display="true" table:show-details="true"/>
                <table:data-pilot-member table:name="22.758064516129" table:display="true" table:show-details="true"/>
                <table:data-pilot-member table:name="22.8467741935484" table:display="true" table:show-details="true"/>
                <table:data-pilot-member table:name="22.8888888888889" table:display="true" table:show-details="true"/>
                <table:data-pilot-member table:name="22.952380952381" table:display="true" table:show-details="true"/>
                <table:data-pilot-member table:name="22.984126984127" table:display="true" table:show-details="true"/>
                <table:data-pilot-member table:name="23.015873015873" table:display="true" table:show-details="true"/>
                <table:data-pilot-member table:name="23.047619047619" table:display="true" table:show-details="true"/>
                <table:data-pilot-member table:name="23.1111111111111" table:display="true" table:show-details="true"/>
                <table:data-pilot-member table:name="23.2063492063492" table:display="true" table:show-details="true"/>
                <table:data-pilot-member table:name="23.619047619047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Time" table:orientation="data" table:used-hierarchy="0" table:function="sum">
            <table:data-pilot-level table:show-empty="false" calcext:repeat-item-labels="false">
              <table:data-pilot-members>
                <table:data-pilot-member table:name="0.000003746" table:display="true" table:show-details="true"/>
                <table:data-pilot-member table:name="0.0000039686" table:display="true" table:show-details="true"/>
                <table:data-pilot-member table:name="0.0000042165" table:display="true" table:show-details="true"/>
                <table:data-pilot-member table:name="0.0000044017" table:display="true" table:show-details="true"/>
                <table:data-pilot-member table:name="0.0000044327" table:display="true" table:show-details="true"/>
                <table:data-pilot-member table:name="0.0000044574" table:display="true" table:show-details="true"/>
                <table:data-pilot-member table:name="0.0000045112" table:display="true" table:show-details="true"/>
                <table:data-pilot-member table:name="0.000004582" table:display="true" table:show-details="true"/>
                <table:data-pilot-member table:name="0.0000046297" table:display="true" table:show-details="true"/>
                <table:data-pilot-member table:name="0.0000046921" table:display="true" table:show-details="true"/>
                <table:data-pilot-member table:name="0.0000047893" table:display="true" table:show-details="true"/>
                <table:data-pilot-member table:name="0.0000047961" table:display="true" table:show-details="true"/>
                <table:data-pilot-member table:name="0.0000048184" table:display="true" table:show-details="true"/>
                <table:data-pilot-member table:name="0.0000050341" table:display="true" table:show-details="true"/>
                <table:data-pilot-member table:name="0.0000050505" table:display="true" table:show-details="true"/>
                <table:data-pilot-member table:name="0.0000050652" table:display="true" table:show-details="true"/>
                <table:data-pilot-member table:name="0.0000050664" table:display="true" table:show-details="true"/>
                <table:data-pilot-member table:name="0.0000050699" table:display="true" table:show-details="true"/>
                <table:data-pilot-member table:name="0.0000052644" table:display="true" table:show-details="true"/>
                <table:data-pilot-member table:name="0.0000052904" table:display="true" table:show-details="true"/>
                <table:data-pilot-member table:name="0.00000537" table:display="true" table:show-details="true"/>
                <table:data-pilot-member table:name="0.0000054416" table:display="true" table:show-details="true"/>
                <table:data-pilot-member table:name="0.0000056204" table:display="true" table:show-details="true"/>
                <table:data-pilot-member table:name="0.000005626" table:display="true" table:show-details="true"/>
                <table:data-pilot-member table:name="0.0000056316" table:display="true" table:show-details="true"/>
                <table:data-pilot-member table:name="0.0000057221" table:display="true" table:show-details="true"/>
                <table:data-pilot-member table:name="0.0000057318" table:display="true" table:show-details="true"/>
                <table:data-pilot-member table:name="0.0000057319" table:display="true" table:show-details="true"/>
                <table:data-pilot-member table:name="0.0000057528" table:display="true" table:show-details="true"/>
                <table:data-pilot-member table:name="0.0000059118" table:display="true" table:show-details="true"/>
                <table:data-pilot-member table:name="0.000005979" table:display="true" table:show-details="true"/>
                <table:data-pilot-member table:name="0.0000059801" table:display="true" table:show-details="true"/>
                <table:data-pilot-member table:name="0.000006121" table:display="true" table:show-details="true"/>
                <table:data-pilot-member table:name="0.0000061755" table:display="true" table:show-details="true"/>
                <table:data-pilot-member table:name="0.0000061892" table:display="true" table:show-details="true"/>
                <table:data-pilot-member table:name="0.0000061943" table:display="true" table:show-details="true"/>
                <table:data-pilot-member table:name="0.0000062893" table:display="true" table:show-details="true"/>
                <table:data-pilot-member table:name="0.0000063714" table:display="true" table:show-details="true"/>
                <table:data-pilot-member table:name="0.0000063737" table:display="true" table:show-details="true"/>
                <table:data-pilot-member table:name="0.0000064042" table:display="true" table:show-details="true"/>
                <table:data-pilot-member table:name="0.0000064267" table:display="true" table:show-details="true"/>
                <table:data-pilot-member table:name="0.0000065177" table:display="true" table:show-details="true"/>
                <table:data-pilot-member table:name="0.0000065332" table:display="true" table:show-details="true"/>
                <table:data-pilot-member table:name="0.0000065794" table:display="true" table:show-details="true"/>
                <table:data-pilot-member table:name="0.0000066036" table:display="true" table:show-details="true"/>
                <table:data-pilot-member table:name="0.0000066115" table:display="true" table:show-details="true"/>
                <table:data-pilot-member table:name="0.0000066318" table:display="true" table:show-details="true"/>
                <table:data-pilot-member table:name="0.0000067632" table:display="true" table:show-details="true"/>
                <table:data-pilot-member table:name="0.0000068092" table:display="true" table:show-details="true"/>
                <table:data-pilot-member table:name="0.0000068985" table:display="true" table:show-details="true"/>
                <table:data-pilot-member table:name="0.0000069761" table:display="true" table:show-details="true"/>
                <table:data-pilot-member table:name="0.0000070457" table:display="true" table:show-details="true"/>
                <table:data-pilot-member table:name="0.0000070915" table:display="true" table:show-details="true"/>
                <table:data-pilot-member table:name="0.000007099" table:display="true" table:show-details="true"/>
                <table:data-pilot-member table:name="0.0000071441" table:display="true" table:show-details="true"/>
                <table:data-pilot-member table:name="0.000007211" table:display="true" table:show-details="true"/>
                <table:data-pilot-member table:name="0.0000072565" table:display="true" table:show-details="true"/>
                <table:data-pilot-member table:name="0.000007335" table:display="true" table:show-details="true"/>
                <table:data-pilot-member table:name="0.0000073977" table:display="true" table:show-details="true"/>
                <table:data-pilot-member table:name="0.0000074574" table:display="true" table:show-details="true"/>
                <table:data-pilot-member table:name="0.0000074581" table:display="true" table:show-details="true"/>
                <table:data-pilot-member table:name="0.0000074913" table:display="true" table:show-details="true"/>
                <table:data-pilot-member table:name="0.0000076429" table:display="true" table:show-details="true"/>
                <table:data-pilot-member table:name="0.0000076589" table:display="true" table:show-details="true"/>
                <table:data-pilot-member table:name="0.0000076714" table:display="true" table:show-details="true"/>
                <table:data-pilot-member table:name="0.0000077145" table:display="true" table:show-details="true"/>
                <table:data-pilot-member table:name="0.0000078501" table:display="true" table:show-details="true"/>
                <table:data-pilot-member table:name="0.0000079128" table:display="true" table:show-details="true"/>
                <table:data-pilot-member table:name="0.0000080034" table:display="true" table:show-details="true"/>
                <table:data-pilot-member table:name="0.0000080945" table:display="true" table:show-details="true"/>
                <table:data-pilot-member table:name="0.0000081351" table:display="true" table:show-details="true"/>
                <table:data-pilot-member table:name="0.0000082306" table:display="true" table:show-details="true"/>
                <table:data-pilot-member table:name="0.0000083225" table:display="true" table:show-details="true"/>
                <table:data-pilot-member table:name="0.0000084051" table:display="true" table:show-details="true"/>
                <table:data-pilot-member table:name="0.0000084592" table:display="true" table:show-details="true"/>
                <table:data-pilot-member table:name="0.0000087011" table:display="true" table:show-details="true"/>
                <table:data-pilot-member table:name="0.0000087698" table:display="true" table:show-details="true"/>
                <table:data-pilot-member table:name="0.0000089327" table:display="true" table:show-details="true"/>
                <table:data-pilot-member table:name="0.0000092085" table:display="true" table:show-details="true"/>
                <table:data-pilot-member table:name="0.0000092484" table:display="true" table:show-details="true"/>
                <table:data-pilot-member table:name="0.000009316" table:display="true" table:show-details="true"/>
                <table:data-pilot-member table:name="0.0000093642" table:display="true" table:show-details="true"/>
                <table:data-pilot-member table:name="0.0000093895" table:display="true" table:show-details="true"/>
                <table:data-pilot-member table:name="0.000009416" table:display="true" table:show-details="true"/>
                <table:data-pilot-member table:name="0.0000095313" table:display="true" table:show-details="true"/>
                <table:data-pilot-member table:name="0.0000096427" table:display="true" table:show-details="true"/>
                <table:data-pilot-member table:name="0.0000097739" table:display="true" table:show-details="true"/>
                <table:data-pilot-member table:name="0.000010444" table:display="true" table:show-details="true"/>
                <table:data-pilot-member table:name="0.0000104452" table:display="true" table:show-details="true"/>
                <table:data-pilot-member table:name="0.0000107306" table:display="true" table:show-details="true"/>
                <table:data-pilot-member table:name="0.0000107453" table:display="true" table:show-details="true"/>
                <table:data-pilot-member table:name="0.0000109674" table:display="true" table:show-details="true"/>
                <table:data-pilot-member table:name="0.0000111363" table:display="true" table:show-details="true"/>
                <table:data-pilot-member table:name="0.0000115478" table:display="true" table:show-details="true"/>
                <table:data-pilot-member table:name="0.0000117663" table:display="true" table:show-details="true"/>
                <table:data-pilot-member table:name="0.0000126466" table:display="true" table:show-details="true"/>
                <table:data-pilot-member table:name="0.0000127534" table:display="true" table:show-details="true"/>
                <table:data-pilot-member table:name="0.0000128798" table:display="true" table:show-details="true"/>
                <table:data-pilot-member table:name="0.000013203" table:display="true" table:show-details="true"/>
                <table:data-pilot-member table:name="0.0000133648" table:display="true" table:show-details="true"/>
                <table:data-pilot-member table:name="0.000013372" table:display="true" table:show-details="true"/>
                <table:data-pilot-member table:name="0.0000134144" table:display="true" table:show-details="true"/>
                <table:data-pilot-member table:name="0.0000142359" table:display="true" table:show-details="true"/>
                <table:data-pilot-member table:name="0.0000146948" table:display="true" table:show-details="true"/>
                <table:data-pilot-member table:name="0.0000147348" table:display="true" table:show-details="true"/>
                <table:data-pilot-member table:name="0.0000148093" table:display="true" table:show-details="true"/>
                <table:data-pilot-member table:name="0.000014859" table:display="true" table:show-details="true"/>
                <table:data-pilot-member table:name="0.0000150502" table:display="true" table:show-details="true"/>
                <table:data-pilot-member table:name="0.0000151018" table:display="true" table:show-details="true"/>
                <table:data-pilot-member table:name="0.0000153329" table:display="true" table:show-details="true"/>
                <table:data-pilot-member table:name="0.0000154449" table:display="true" table:show-details="true"/>
                <table:data-pilot-member table:name="0.0000157009" table:display="true" table:show-details="true"/>
                <table:data-pilot-member table:name="0.0000157287" table:display="true" table:show-details="true"/>
                <table:data-pilot-member table:name="0.0000158874" table:display="true" table:show-details="true"/>
                <table:data-pilot-member table:name="0.0000161076" table:display="true" table:show-details="true"/>
                <table:data-pilot-member table:name="0.0000161376" table:display="true" table:show-details="true"/>
                <table:data-pilot-member table:name="0.0000162637" table:display="true" table:show-details="true"/>
                <table:data-pilot-member table:name="0.0000162795" table:display="true" table:show-details="true"/>
                <table:data-pilot-member table:name="0.000016289" table:display="true" table:show-details="true"/>
                <table:data-pilot-member table:name="0.0000163231" table:display="true" table:show-details="true"/>
                <table:data-pilot-member table:name="0.0000163358" table:display="true" table:show-details="true"/>
                <table:data-pilot-member table:name="0.0000164801" table:display="true" table:show-details="true"/>
                <table:data-pilot-member table:name="0.0000169195" table:display="true" table:show-details="true"/>
                <table:data-pilot-member table:name="0.0000171393" table:display="true" table:show-details="true"/>
                <table:data-pilot-member table:name="0.0000172245" table:display="true" table:show-details="true"/>
                <table:data-pilot-member table:name="0.0000175243" table:display="true" table:show-details="true"/>
                <table:data-pilot-member table:name="0.0000175771" table:display="true" table:show-details="true"/>
                <table:data-pilot-member table:name="0.0000175786" table:display="true" table:show-details="true"/>
                <table:data-pilot-member table:name="0.0000177426" table:display="true" table:show-details="true"/>
                <table:data-pilot-member table:name="0.0000178936" table:display="true" table:show-details="true"/>
                <table:data-pilot-member table:name="0.0000182067" table:display="true" table:show-details="true"/>
                <table:data-pilot-member table:name="0.0000183267" table:display="true" table:show-details="true"/>
                <table:data-pilot-member table:name="0.0000184059" table:display="true" table:show-details="true"/>
                <table:data-pilot-member table:name="0.0000184806" table:display="true" table:show-details="true"/>
                <table:data-pilot-member table:name="0.0000185055" table:display="true" table:show-details="true"/>
                <table:data-pilot-member table:name="0.0000185173" table:display="true" table:show-details="true"/>
                <table:data-pilot-member table:name="0.0000189098" table:display="true" table:show-details="true"/>
                <table:data-pilot-member table:name="0.0000190273" table:display="true" table:show-details="true"/>
                <table:data-pilot-member table:name="0.0000193096" table:display="true" table:show-details="true"/>
                <table:data-pilot-member table:name="0.0000193905" table:display="true" table:show-details="true"/>
                <table:data-pilot-member table:name="0.0000196296" table:display="true" table:show-details="true"/>
                <table:data-pilot-member table:name="0.0000196618" table:display="true" table:show-details="true"/>
                <table:data-pilot-member table:name="0.0000198867" table:display="true" table:show-details="true"/>
                <table:data-pilot-member table:name="0.0000199063" table:display="true" table:show-details="true"/>
                <table:data-pilot-member table:name="0.0000200256" table:display="true" table:show-details="true"/>
                <table:data-pilot-member table:name="0.0000204177" table:display="true" table:show-details="true"/>
                <table:data-pilot-member table:name="0.0000204988" table:display="true" table:show-details="true"/>
                <table:data-pilot-member table:name="0.0000207785" table:display="true" table:show-details="true"/>
                <table:data-pilot-member table:name="0.0000208177" table:display="true" table:show-details="true"/>
                <table:data-pilot-member table:name="0.0000208198" table:display="true" table:show-details="true"/>
                <table:data-pilot-member table:name="0.0000209244" table:display="true" table:show-details="true"/>
                <table:data-pilot-member table:name="0.000021388" table:display="true" table:show-details="true"/>
                <table:data-pilot-member table:name="0.0000215541" table:display="true" table:show-details="true"/>
                <table:data-pilot-member table:name="0.0000217537" table:display="true" table:show-details="true"/>
                <table:data-pilot-member table:name="0.0000218528" table:display="true" table:show-details="true"/>
                <table:data-pilot-member table:name="0.0000220572" table:display="true" table:show-details="true"/>
                <table:data-pilot-member table:name="0.0000221312" table:display="true" table:show-details="true"/>
                <table:data-pilot-member table:name="0.0000225409" table:display="true" table:show-details="true"/>
                <table:data-pilot-member table:name="0.0000226362" table:display="true" table:show-details="true"/>
                <table:data-pilot-member table:name="0.0000226809" table:display="true" table:show-details="true"/>
                <table:data-pilot-member table:name="0.0000228619" table:display="true" table:show-details="true"/>
                <table:data-pilot-member table:name="0.0000229152" table:display="true" table:show-details="true"/>
                <table:data-pilot-member table:name="0.0000231546" table:display="true" table:show-details="true"/>
                <table:data-pilot-member table:name="0.0000234872" table:display="true" table:show-details="true"/>
                <table:data-pilot-member table:name="0.0000239408" table:display="true" table:show-details="true"/>
                <table:data-pilot-member table:name="0.0000239897" table:display="true" table:show-details="true"/>
                <table:data-pilot-member table:name="0.0000241725" table:display="true" table:show-details="true"/>
                <table:data-pilot-member table:name="0.0000243103" table:display="true" table:show-details="true"/>
                <table:data-pilot-member table:name="0.0000243421" table:display="true" table:show-details="true"/>
                <table:data-pilot-member table:name="0.0000244667" table:display="true" table:show-details="true"/>
                <table:data-pilot-member table:name="0.0000245499" table:display="true" table:show-details="true"/>
                <table:data-pilot-member table:name="0.0000251228" table:display="true" table:show-details="true"/>
                <table:data-pilot-member table:name="0.0000251686" table:display="true" table:show-details="true"/>
                <table:data-pilot-member table:name="0.0000253288" table:display="true" table:show-details="true"/>
                <table:data-pilot-member table:name="0.0000255211" table:display="true" table:show-details="true"/>
                <table:data-pilot-member table:name="0.0000263089" table:display="true" table:show-details="true"/>
                <table:data-pilot-member table:name="0.0000268916" table:display="true" table:show-details="true"/>
                <table:data-pilot-member table:name="0.0000270159" table:display="true" table:show-details="true"/>
                <table:data-pilot-member table:name="0.0000283554" table:display="true" table:show-details="true"/>
                <table:data-pilot-member table:name="0.0000288632" table:display="true" table:show-details="true"/>
                <table:data-pilot-member table:name="0.0000288833" table:display="true" table:show-details="true"/>
                <table:data-pilot-member table:name="0.0000290229" table:display="true" table:show-details="true"/>
                <table:data-pilot-member table:name="0.0000297555" table:display="true" table:show-details="true"/>
                <table:data-pilot-member table:name="0.0000302387" table:display="true" table:show-details="true"/>
                <table:data-pilot-member table:name="0.0000302982" table:display="true" table:show-details="true"/>
                <table:data-pilot-member table:name="0.0000303878" table:display="true" table:show-details="true"/>
                <table:data-pilot-member table:name="0.000030405" table:display="true" table:show-details="true"/>
                <table:data-pilot-member table:name="0.0000313133" table:display="true" table:show-details="true"/>
                <table:data-pilot-member table:name="0.0000317567" table:display="true" table:show-details="true"/>
                <table:data-pilot-member table:name="0.0000330179" table:display="true" table:show-details="true"/>
                <table:data-pilot-member table:name="0.0000332418" table:display="true" table:show-details="true"/>
                <table:data-pilot-member table:name="0.0000333333" table:display="true" table:show-details="true"/>
                <table:data-pilot-member table:name="0.0000334109" table:display="true" table:show-details="true"/>
                <table:data-pilot-member table:name="0.000033496" table:display="true" table:show-details="true"/>
                <table:data-pilot-member table:name="0.0000339887" table:display="true" table:show-details="true"/>
                <table:data-pilot-member table:name="0.0000344839" table:display="true" table:show-details="true"/>
                <table:data-pilot-member table:name="0.0000348049" table:display="true" table:show-details="true"/>
                <table:data-pilot-member table:name="0.0000348725" table:display="true" table:show-details="true"/>
                <table:data-pilot-member table:name="0.0000351608" table:display="true" table:show-details="true"/>
                <table:data-pilot-member table:name="0.0000355176" table:display="true" table:show-details="true"/>
                <table:data-pilot-member table:name="0.0000356035" table:display="true" table:show-details="true"/>
                <table:data-pilot-member table:name="0.0000358079" table:display="true" table:show-details="true"/>
                <table:data-pilot-member table:name="0.0000359322" table:display="true" table:show-details="true"/>
                <table:data-pilot-member table:name="0.0000360825" table:display="true" table:show-details="true"/>
                <table:data-pilot-member table:name="0.0000362382" table:display="true" table:show-details="true"/>
                <table:data-pilot-member table:name="0.0000372947" table:display="true" table:show-details="true"/>
                <table:data-pilot-member table:name="0.0000377889" table:display="true" table:show-details="true"/>
                <table:data-pilot-member table:name="0.0000378813" table:display="true" table:show-details="true"/>
                <table:data-pilot-member table:name="0.0000392871" table:display="true" table:show-details="true"/>
                <table:data-pilot-member table:name="0.0000397637" table:display="true" table:show-details="true"/>
                <table:data-pilot-member table:name="0.0000399652" table:display="true" table:show-details="true"/>
                <table:data-pilot-member table:name="0.0000407173" table:display="true" table:show-details="true"/>
                <table:data-pilot-member table:name="0.0000408765" table:display="true" table:show-details="true"/>
                <table:data-pilot-member table:name="0.0000411026" table:display="true" table:show-details="true"/>
                <table:data-pilot-member table:name="0.0000416204" table:display="true" table:show-details="true"/>
                <table:data-pilot-member table:name="0.0000423654" table:display="true" table:show-details="true"/>
                <table:data-pilot-member table:name="0.0000431728" table:display="true" table:show-details="true"/>
                <table:data-pilot-member table:name="0.0000444901" table:display="true" table:show-details="true"/>
                <table:data-pilot-member table:name="0.0000447281" table:display="true" table:show-details="true"/>
                <table:data-pilot-member table:name="0.0000451302" table:display="true" table:show-details="true"/>
                <table:data-pilot-member table:name="0.0000451417" table:display="true" table:show-details="true"/>
                <table:data-pilot-member table:name="0.0000453661" table:display="true" table:show-details="true"/>
                <table:data-pilot-member table:name="0.0000461027" table:display="true" table:show-details="true"/>
                <table:data-pilot-member table:name="0.0000463248" table:display="true" table:show-details="true"/>
                <table:data-pilot-member table:name="0.0000463653" table:display="true" table:show-details="true"/>
                <table:data-pilot-member table:name="0.0000478313" table:display="true" table:show-details="true"/>
                <table:data-pilot-member table:name="0.0000479276" table:display="true" table:show-details="true"/>
                <table:data-pilot-member table:name="0.0000487759" table:display="true" table:show-details="true"/>
                <table:data-pilot-member table:name="0.0000498242" table:display="true" table:show-details="true"/>
                <table:data-pilot-member table:name="0.0000501449" table:display="true" table:show-details="true"/>
                <table:data-pilot-member table:name="0.000050364" table:display="true" table:show-details="true"/>
                <table:data-pilot-member table:name="0.0000511112" table:display="true" table:show-details="true"/>
                <table:data-pilot-member table:name="0.0000516215" table:display="true" table:show-details="true"/>
                <table:data-pilot-member table:name="0.0000526146" table:display="true" table:show-details="true"/>
                <table:data-pilot-member table:name="0.0000531007" table:display="true" table:show-details="true"/>
                <table:data-pilot-member table:name="0.0000531081" table:display="true" table:show-details="true"/>
                <table:data-pilot-member table:name="0.0000532357" table:display="true" table:show-details="true"/>
                <table:data-pilot-member table:name="0.0000536708" table:display="true" table:show-details="true"/>
                <table:data-pilot-member table:name="0.0000537256" table:display="true" table:show-details="true"/>
                <table:data-pilot-member table:name="0.0000542551" table:display="true" table:show-details="true"/>
                <table:data-pilot-member table:name="0.0000542684" table:display="true" table:show-details="true"/>
                <table:data-pilot-member table:name="0.0000547921" table:display="true" table:show-details="true"/>
                <table:data-pilot-member table:name="0.0000550148" table:display="true" table:show-details="true"/>
                <table:data-pilot-member table:name="0.0000552048" table:display="true" table:show-details="true"/>
                <table:data-pilot-member table:name="0.0000560077" table:display="true" table:show-details="true"/>
                <table:data-pilot-member table:name="0.0000576958" table:display="true" table:show-details="true"/>
                <table:data-pilot-member table:name="0.0000582569" table:display="true" table:show-details="true"/>
                <table:data-pilot-member table:name="0.000058642" table:display="true" table:show-details="true"/>
                <table:data-pilot-member table:name="0.0000588877" table:display="true" table:show-details="true"/>
                <table:data-pilot-member table:name="0.0000589034" table:display="true" table:show-details="true"/>
                <table:data-pilot-member table:name="0.0000591013" table:display="true" table:show-details="true"/>
                <table:data-pilot-member table:name="0.0000602688" table:display="true" table:show-details="true"/>
                <table:data-pilot-member table:name="0.0000606513" table:display="true" table:show-details="true"/>
                <table:data-pilot-member table:name="0.0000610123" table:display="true" table:show-details="true"/>
                <table:data-pilot-member table:name="0.0000620413" table:display="true" table:show-details="true"/>
                <table:data-pilot-member table:name="0.0000621949" table:display="true" table:show-details="true"/>
                <table:data-pilot-member table:name="0.0000629534" table:display="true" table:show-details="true"/>
                <table:data-pilot-member table:name="0.0000637645" table:display="true" table:show-details="true"/>
                <table:data-pilot-member table:name="0.0000639297" table:display="true" table:show-details="true"/>
                <table:data-pilot-member table:name="0.0000646212" table:display="true" table:show-details="true"/>
                <table:data-pilot-member table:name="0.000065585" table:display="true" table:show-details="true"/>
                <table:data-pilot-member table:name="0.000065815" table:display="true" table:show-details="true"/>
                <table:data-pilot-member table:name="0.0000658455" table:display="true" table:show-details="true"/>
                <table:data-pilot-member table:name="0.0000659648" table:display="true" table:show-details="true"/>
                <table:data-pilot-member table:name="0.0000668029" table:display="true" table:show-details="true"/>
                <table:data-pilot-member table:name="0.0000670236" table:display="true" table:show-details="true"/>
                <table:data-pilot-member table:name="0.0000677226" table:display="true" table:show-details="true"/>
                <table:data-pilot-member table:name="0.0000684753" table:display="true" table:show-details="true"/>
                <table:data-pilot-member table:name="0.0000702099" table:display="true" table:show-details="true"/>
                <table:data-pilot-member table:name="0.000070353" table:display="true" table:show-details="true"/>
                <table:data-pilot-member table:name="0.0000711421" table:display="true" table:show-details="true"/>
                <table:data-pilot-member table:name="0.0000714564" table:display="true" table:show-details="true"/>
                <table:data-pilot-member table:name="0.0000715019" table:display="true" table:show-details="true"/>
                <table:data-pilot-member table:name="0.0000716072" table:display="true" table:show-details="true"/>
                <table:data-pilot-member table:name="0.0000744423" table:display="true" table:show-details="true"/>
                <table:data-pilot-member table:name="0.000076602" table:display="true" table:show-details="true"/>
                <table:data-pilot-member table:name="0.0000782545" table:display="true" table:show-details="true"/>
                <table:data-pilot-member table:name="0.0000798083" table:display="true" table:show-details="true"/>
                <table:data-pilot-member table:name="0.0000809095" table:display="true" table:show-details="true"/>
                <table:data-pilot-member table:name="0.0000826907" table:display="true" table:show-details="true"/>
                <table:data-pilot-member table:name="0.0000827378" table:display="true" table:show-details="true"/>
                <table:data-pilot-member table:name="0.0000830826" table:display="true" table:show-details="true"/>
                <table:data-pilot-member table:name="0.0000843913" table:display="true" table:show-details="true"/>
                <table:data-pilot-member table:name="0.0000909988" table:display="true" table:show-details="true"/>
                <table:data-pilot-member table:name="0.0000910834" table:display="true" table:show-details="true"/>
                <table:data-pilot-member table:name="0.0000918969" table:display="true" table:show-details="true"/>
                <table:data-pilot-member table:name="0.0000925874" table:display="true" table:show-details="true"/>
                <table:data-pilot-member table:name="0.0001002715" table:display="true" table:show-details="true"/>
                <table:data-pilot-member table:name="0.0001010215" table:display="true" table:show-details="true"/>
                <table:data-pilot-member table:name="0.000103736" table:display="true" table:show-details="true"/>
                <table:data-pilot-member table:name="0.0001043594" table:display="true" table:show-details="true"/>
                <table:data-pilot-member table:name="0.0001058198" table:display="true" table:show-details="true"/>
                <table:data-pilot-member table:name="0.0001062891" table:display="true" table:show-details="true"/>
                <table:data-pilot-member table:name="0.0001131795" table:display="true" table:show-details="true"/>
                <table:data-pilot-member table:name="0.0001217861" table:display="true" table:show-details="true"/>
                <table:data-pilot-member table:name="0.0001289681" table:display="true" table:show-details="true"/>
                <table:data-pilot-member table:name="0.0001378025" table:display="true" table:show-details="true"/>
                <table:data-pilot-member table:name="0.0001478374" table:display="true" table:show-details="true"/>
                <table:data-pilot-member table:name="0.0001636519" table:display="true" table:show-details="true"/>
                <table:data-pilot-member table:name="0.0001712963" table:display="true" table:show-details="true"/>
                <table:data-pilot-member table:name="0.0001796813" table:display="true" table:show-details="true"/>
                <table:data-pilot-member table:name="0.0001830112" table:display="true" table:show-details="true"/>
                <table:data-pilot-member table:name="0.0002008349" table:display="true" table:show-details="true"/>
                <table:data-pilot-member table:name="0.0002046571" table:display="true" table:show-details="true"/>
                <table:data-pilot-member table:name="0.0002059881" table:display="true" table:show-details="true"/>
                <table:data-pilot-member table:name="0.0002069013" table:display="true" table:show-details="true"/>
                <table:data-pilot-member table:name="0.0002092621" table:display="true" table:show-details="true"/>
                <table:data-pilot-member table:name="0.0002140213" table:display="true" table:show-details="true"/>
                <table:data-pilot-member table:name="0.0002167067" table:display="true" table:show-details="true"/>
                <table:data-pilot-member table:name="0.0002253737" table:display="true" table:show-details="true"/>
                <table:data-pilot-member table:name="0.0002375491" table:display="true" table:show-details="true"/>
                <table:data-pilot-member table:name="0.000250961" table:display="true" table:show-details="true"/>
                <table:data-pilot-member table:name="0.000254749" table:display="true" table:show-details="true"/>
                <table:data-pilot-member table:name="0.0002651173" table:display="true" table:show-details="true"/>
                <table:data-pilot-member table:name="0.0002670967" table:display="true" table:show-details="true"/>
                <table:data-pilot-member table:name="0.0002721861" table:display="true" table:show-details="true"/>
                <table:data-pilot-member table:name="0.0002829976" table:display="true" table:show-details="true"/>
                <table:data-pilot-member table:name="0.0002853546" table:display="true" table:show-details="true"/>
                <table:data-pilot-member table:name="0.0002917519" table:display="true" table:show-details="true"/>
                <table:data-pilot-member table:name="0.0002955509" table:display="true" table:show-details="true"/>
                <table:data-pilot-member table:name="0.0002956858" table:display="true" table:show-details="true"/>
                <table:data-pilot-member table:name="0.000298454" table:display="true" table:show-details="true"/>
                <table:data-pilot-member table:name="0.0003017297" table:display="true" table:show-details="true"/>
                <table:data-pilot-member table:name="0.0003045506" table:display="true" table:show-details="true"/>
                <table:data-pilot-member table:name="0.0003063441" table:display="true" table:show-details="true"/>
                <table:data-pilot-member table:name="0.0003085157" table:display="true" table:show-details="true"/>
                <table:data-pilot-member table:name="0.0003176878" table:display="true" table:show-details="true"/>
                <table:data-pilot-member table:name="0.0003202228" table:display="true" table:show-details="true"/>
                <table:data-pilot-member table:name="0.0003370978" table:display="true" table:show-details="true"/>
                <table:data-pilot-member table:name="0.0003385271" table:display="true" table:show-details="true"/>
                <table:data-pilot-member table:name="0.000356946" table:display="true" table:show-details="true"/>
                <table:data-pilot-member table:name="0.0003609743" table:display="true" table:show-details="true"/>
                <table:data-pilot-member table:name="0.0003613962" table:display="true" table:show-details="true"/>
                <table:data-pilot-member table:name="0.0003623205" table:display="true" table:show-details="true"/>
                <table:data-pilot-member table:name="0.0003658411" table:display="true" table:show-details="true"/>
                <table:data-pilot-member table:name="0.0003720074" table:display="true" table:show-details="true"/>
                <table:data-pilot-member table:name="0.000373385" table:display="true" table:show-details="true"/>
                <table:data-pilot-member table:name="0.000374127" table:display="true" table:show-details="true"/>
                <table:data-pilot-member table:name="0.0003759257" table:display="true" table:show-details="true"/>
                <table:data-pilot-member table:name="0.000386569" table:display="true" table:show-details="true"/>
                <table:data-pilot-member table:name="0.0003905943" table:display="true" table:show-details="true"/>
                <table:data-pilot-member table:name="0.0003912245" table:display="true" table:show-details="true"/>
                <table:data-pilot-member table:name="0.0003916391" table:display="true" table:show-details="true"/>
                <table:data-pilot-member table:name="0.0004023167" table:display="true" table:show-details="true"/>
                <table:data-pilot-member table:name="0.0004063038" table:display="true" table:show-details="true"/>
                <table:data-pilot-member table:name="0.0004068759" table:display="true" table:show-details="true"/>
                <table:data-pilot-member table:name="0.0004131681" table:display="true" table:show-details="true"/>
                <table:data-pilot-member table:name="0.0004163668" table:display="true" table:show-details="true"/>
                <table:data-pilot-member table:name="0.0004281045" table:display="true" table:show-details="true"/>
                <table:data-pilot-member table:name="0.0004296785" table:display="true" table:show-details="true"/>
                <table:data-pilot-member table:name="0.0004297367" table:display="true" table:show-details="true"/>
                <table:data-pilot-member table:name="0.0004384987" table:display="true" table:show-details="true"/>
                <table:data-pilot-member table:name="0.0004404138" table:display="true" table:show-details="true"/>
                <table:data-pilot-member table:name="0.0004465964" table:display="true" table:show-details="true"/>
                <table:data-pilot-member table:name="0.0004481303" table:display="true" table:show-details="true"/>
                <table:data-pilot-member table:name="0.0004504926" table:display="true" table:show-details="true"/>
                <table:data-pilot-member table:name="0.0004536798" table:display="true" table:show-details="true"/>
                <table:data-pilot-member table:name="0.0004589845" table:display="true" table:show-details="true"/>
                <table:data-pilot-member table:name="0.000466033" table:display="true" table:show-details="true"/>
                <table:data-pilot-member table:name="0.0004682437" table:display="true" table:show-details="true"/>
                <table:data-pilot-member table:name="0.0004742237" table:display="true" table:show-details="true"/>
                <table:data-pilot-member table:name="0.0004882366" table:display="true" table:show-details="true"/>
                <table:data-pilot-member table:name="0.0004971437" table:display="true" table:show-details="true"/>
                <table:data-pilot-member table:name="0.0004974754" table:display="true" table:show-details="true"/>
                <table:data-pilot-member table:name="0.0005040134" table:display="true" table:show-details="true"/>
                <table:data-pilot-member table:name="0.000518286" table:display="true" table:show-details="true"/>
                <table:data-pilot-member table:name="0.0005288005" table:display="true" table:show-details="true"/>
                <table:data-pilot-member table:name="0.0005383082" table:display="true" table:show-details="true"/>
                <table:data-pilot-member table:name="0.000541965" table:display="true" table:show-details="true"/>
                <table:data-pilot-member table:name="0.0005553814" table:display="true" table:show-details="true"/>
                <table:data-pilot-member table:name="0.0005630797" table:display="true" table:show-details="true"/>
                <table:data-pilot-member table:name="0.0005693373" table:display="true" table:show-details="true"/>
                <table:data-pilot-member table:name="0.0005731996" table:display="true" table:show-details="true"/>
                <table:data-pilot-member table:name="0.000582876" table:display="true" table:show-details="true"/>
                <table:data-pilot-member table:name="0.0006006052" table:display="true" table:show-details="true"/>
                <table:data-pilot-member table:name="0.0006278758" table:display="true" table:show-details="true"/>
                <table:data-pilot-member table:name="0.0006518358" table:display="true" table:show-details="true"/>
                <table:data-pilot-member table:name="0.0006603781" table:display="true" table:show-details="true"/>
                <table:data-pilot-member table:name="0.0006931674" table:display="true" table:show-details="true"/>
                <table:data-pilot-member table:name="0.0006945318" table:display="true" table:show-details="true"/>
                <table:data-pilot-member table:name="0.000703151" table:display="true" table:show-details="true"/>
                <table:data-pilot-member table:name="0.000766315" table:display="true" table:show-details="true"/>
                <table:data-pilot-member table:name="0.0007990143" table:display="true" table:show-details="true"/>
                <table:data-pilot-member table:name="0.0008336063" table:display="true" table:show-details="true"/>
                <table:data-pilot-member table:name="0.0008392578" table:display="true" table:show-details="true"/>
                <table:data-pilot-member table:name="0.0008616959" table:display="true" table:show-details="true"/>
                <table:data-pilot-member table:name="0.0008780565" table:display="true" table:show-details="true"/>
                <table:data-pilot-member table:name="0.0009364559" table:display="true" table:show-details="true"/>
                <table:data-pilot-member table:name="0.0011470655" table:display="true" table:show-details="true"/>
                <table:data-pilot-member table:name="0.0011884781" table:display="true" table:show-details="true"/>
                <table:data-pilot-member table:name="0.0013351366" table:display="true" table:show-details="true"/>
                <table:data-pilot-member table:name="0.0014100209" table:display="true" table:show-details="true"/>
                <table:data-pilot-member table:name="0.001627952" table:display="true" table:show-details="true"/>
                <table:data-pilot-member table:name="0.0016691374" table:display="true" table:show-details="true"/>
                <table:data-pilot-member table:name="0.0017614113" table:display="true" table:show-details="true"/>
                <table:data-pilot-member table:name="0.00176404" table:display="true" table:show-details="true"/>
                <table:data-pilot-member table:name="0.0017737765" table:display="true" table:show-details="true"/>
                <table:data-pilot-member table:name="0.00205986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3T19:19:14.569083241</dc:date>
    <meta:editing-duration>PT15M47S</meta:editing-duration>
    <meta:editing-cycles>1</meta:editing-cycles>
    <meta:document-statistic meta:table-count="2" meta:cell-count="2956" meta:object-count="0"/>
    <meta:generator>LibreOffice/25.2.6.2$Linux_X86_64 LibreOffice_project/520$Build-2</meta:generator>
  </office:meta>
</office:document-meta>
</file>